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Lucida Console" svg:font-family="Lucida Console" style:font-family-generic="modern" style:font-pitch="fixed" svg:panose-1="2 11 6 9 4 5 4 2 2 4"/>
    <style:font-face style:name="Segoe UI Emoji" svg:font-family="Segoe UI Emoji" style:font-family-generic="swiss" style:font-pitch="variable" svg:panose-1="2 11 5 2 4 2 4 2 2 3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 fo:text-indent="0in"/>
      <style:text-properties fo:language="en" fo:country="US"/>
    </style:style>
    <style:style style:name="P2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6600" style:letter-kerning="false" fo:font-size="10pt" style:font-size-asian="10pt" style:font-size-complex="10pt" fo:language="en" fo:country="US" style:language-asian="de" style:country-asian="DE"/>
    </style:style>
    <style:style style:name="P3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P4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P5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P6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P7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P8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P9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P10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P11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P12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P13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P14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P15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P16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P17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P18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P19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P20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P21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P22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P23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P24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P25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P26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P27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P28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P29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P30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P31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P32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P33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P34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P35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P36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P37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P38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P39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P40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P41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P42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P43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P44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P45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P46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P47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P48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</style:style>
    <style:style style:name="T49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P50" style:parent-style-name="Normal" style:family="paragraph">
      <style:paragraph-properties fo:text-indent="0in"/>
      <style:text-properties fo:language="en" fo:country="US"/>
    </style:style>
    <style:style style:name="P51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52" style:parent-style-name="gntyacmbf4b" style:family="text">
      <style:text-properties style:font-name="Lucida Console" fo:color="#FF6600" fo:language="en" fo:country="US"/>
    </style:style>
    <style:style style:name="T53" style:parent-style-name="gntyacmbe3b" style:family="text">
      <style:text-properties style:font-name="Lucida Console" fo:color="#FF6600" fo:language="en" fo:country="US"/>
    </style:style>
    <style:style style:name="P5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55" style:parent-style-name="gntyacmbo3b" style:family="text">
      <style:text-properties style:font-name="Lucida Console" fo:color="#FFFFFF" fo:language="en" fo:country="US"/>
    </style:style>
    <style:style style:name="P5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57" style:parent-style-name="gntyacmbo3b" style:family="text">
      <style:text-properties style:font-name="Lucida Console" fo:color="#FFFFFF" fo:language="en" fo:country="US"/>
    </style:style>
    <style:style style:name="P58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59" style:parent-style-name="gntyacmbo3b" style:family="text">
      <style:text-properties style:font-name="Lucida Console" fo:color="#FFFFFF" fo:language="en" fo:country="US"/>
    </style:style>
    <style:style style:name="P6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61" style:parent-style-name="gntyacmbo3b" style:family="text">
      <style:text-properties style:font-name="Lucida Console" fo:color="#FFFFFF" fo:language="en" fo:country="US"/>
    </style:style>
    <style:style style:name="P6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63" style:parent-style-name="gntyacmbo3b" style:family="text">
      <style:text-properties style:font-name="Lucida Console" fo:color="#FFFFFF" fo:language="en" fo:country="US"/>
    </style:style>
    <style:style style:name="P6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65" style:parent-style-name="gntyacmbo3b" style:family="text">
      <style:text-properties style:font-name="Lucida Console" fo:color="#FFFFFF" fo:language="en" fo:country="US"/>
    </style:style>
    <style:style style:name="P6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67" style:parent-style-name="gntyacmbo3b" style:family="text">
      <style:text-properties style:font-name="Lucida Console" fo:color="#FFFFFF" fo:language="en" fo:country="US"/>
    </style:style>
    <style:style style:name="P68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6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70" style:parent-style-name="gntyacmbo3b" style:family="text">
      <style:text-properties style:font-name="Lucida Console" fo:color="#FFFFFF" fo:language="en" fo:country="US"/>
    </style:style>
    <style:style style:name="P71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72" style:parent-style-name="gntyacmbo3b" style:family="text">
      <style:text-properties style:font-name="Lucida Console" fo:color="#FFFFFF" fo:language="en" fo:country="US"/>
    </style:style>
    <style:style style:name="P7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74" style:parent-style-name="gntyacmbo3b" style:family="text">
      <style:text-properties style:font-name="Lucida Console" fo:color="#FFFFFF" fo:language="en" fo:country="US"/>
    </style:style>
    <style:style style:name="P7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76" style:parent-style-name="gntyacmbo3b" style:family="text">
      <style:text-properties style:font-name="Lucida Console" fo:color="#FFFFFF" fo:language="en" fo:country="US"/>
    </style:style>
    <style:style style:name="P77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78" style:parent-style-name="gntyacmbo3b" style:family="text">
      <style:text-properties style:font-name="Lucida Console" fo:color="#FFFFFF" fo:language="en" fo:country="US"/>
    </style:style>
    <style:style style:name="P7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80" style:parent-style-name="gntyacmbo3b" style:family="text">
      <style:text-properties style:font-name="Lucida Console" fo:color="#FFFFFF" fo:language="en" fo:country="US"/>
    </style:style>
    <style:style style:name="P81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82" style:parent-style-name="gntyacmbo3b" style:family="text">
      <style:text-properties style:font-name="Lucida Console" fo:color="#FFFFFF" fo:language="en" fo:country="US"/>
    </style:style>
    <style:style style:name="P8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8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85" style:parent-style-name="gntyacmbo3b" style:family="text">
      <style:text-properties style:font-name="Lucida Console" fo:color="#FFFFFF" fo:language="en" fo:country="US"/>
    </style:style>
    <style:style style:name="P8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87" style:parent-style-name="gntyacmbo3b" style:family="text">
      <style:text-properties style:font-name="Lucida Console" fo:color="#FFFFFF" fo:language="en" fo:country="US"/>
    </style:style>
    <style:style style:name="P88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89" style:parent-style-name="gntyacmbo3b" style:family="text">
      <style:text-properties style:font-name="Lucida Console" fo:color="#FFFFFF" fo:language="en" fo:country="US"/>
    </style:style>
    <style:style style:name="P9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91" style:parent-style-name="gntyacmbo3b" style:family="text">
      <style:text-properties style:font-name="Lucida Console" fo:color="#FFFFFF" fo:language="en" fo:country="US"/>
    </style:style>
    <style:style style:name="P9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93" style:parent-style-name="gntyacmbo3b" style:family="text">
      <style:text-properties style:font-name="Lucida Console" fo:color="#FFFFFF" fo:language="en" fo:country="US"/>
    </style:style>
    <style:style style:name="P9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95" style:parent-style-name="gntyacmbo3b" style:family="text">
      <style:text-properties style:font-name="Lucida Console" fo:color="#FFFFFF" fo:language="en" fo:country="US"/>
    </style:style>
    <style:style style:name="P9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97" style:parent-style-name="gntyacmbo3b" style:family="text">
      <style:text-properties style:font-name="Lucida Console" fo:color="#FFFFFF" fo:language="en" fo:country="US"/>
    </style:style>
    <style:style style:name="P98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9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00" style:parent-style-name="gntyacmbo3b" style:family="text">
      <style:text-properties style:font-name="Lucida Console" fo:color="#FFFFFF" fo:language="en" fo:country="US"/>
    </style:style>
    <style:style style:name="P101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02" style:parent-style-name="gntyacmbo3b" style:family="text">
      <style:text-properties style:font-name="Lucida Console" fo:color="#FFFFFF" fo:language="en" fo:country="US"/>
    </style:style>
    <style:style style:name="P10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04" style:parent-style-name="gntyacmbo3b" style:family="text">
      <style:text-properties style:font-name="Lucida Console" fo:color="#FFFFFF" fo:language="en" fo:country="US"/>
    </style:style>
    <style:style style:name="P10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06" style:parent-style-name="gntyacmbo3b" style:family="text">
      <style:text-properties style:font-name="Lucida Console" fo:color="#FFFFFF" fo:language="en" fo:country="US"/>
    </style:style>
    <style:style style:name="P107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08" style:parent-style-name="gntyacmbo3b" style:family="text">
      <style:text-properties style:font-name="Lucida Console" fo:color="#FFFFFF" fo:language="en" fo:country="US"/>
    </style:style>
    <style:style style:name="P10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10" style:parent-style-name="gntyacmbo3b" style:family="text">
      <style:text-properties style:font-name="Lucida Console" fo:color="#FFFFFF" fo:language="en" fo:country="US"/>
    </style:style>
    <style:style style:name="P111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12" style:parent-style-name="gntyacmbo3b" style:family="text">
      <style:text-properties style:font-name="Lucida Console" fo:color="#FFFFFF" fo:language="en" fo:country="US"/>
    </style:style>
    <style:style style:name="P11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11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15" style:parent-style-name="gntyacmbo3b" style:family="text">
      <style:text-properties style:font-name="Lucida Console" fo:color="#FFFFFF" fo:language="en" fo:country="US"/>
    </style:style>
    <style:style style:name="P11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17" style:parent-style-name="gntyacmbo3b" style:family="text">
      <style:text-properties style:font-name="Lucida Console" fo:color="#FFFFFF" fo:language="en" fo:country="US"/>
    </style:style>
    <style:style style:name="P118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19" style:parent-style-name="gntyacmbo3b" style:family="text">
      <style:text-properties style:font-name="Lucida Console" fo:color="#FFFFFF" fo:language="en" fo:country="US"/>
    </style:style>
    <style:style style:name="P12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21" style:parent-style-name="gntyacmbo3b" style:family="text">
      <style:text-properties style:font-name="Lucida Console" fo:color="#FFFFFF" fo:language="en" fo:country="US"/>
    </style:style>
    <style:style style:name="P12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23" style:parent-style-name="gntyacmbo3b" style:family="text">
      <style:text-properties style:font-name="Lucida Console" fo:color="#FFFFFF" fo:language="en" fo:country="US"/>
    </style:style>
    <style:style style:name="P12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25" style:parent-style-name="gntyacmbo3b" style:family="text">
      <style:text-properties style:font-name="Lucida Console" fo:color="#FFFFFF" fo:language="en" fo:country="US"/>
    </style:style>
    <style:style style:name="P12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27" style:parent-style-name="gntyacmbo3b" style:family="text">
      <style:text-properties style:font-name="Lucida Console" fo:color="#FFFFFF" fo:language="en" fo:country="US"/>
    </style:style>
    <style:style style:name="P128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12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30" style:parent-style-name="gntyacmbo3b" style:family="text">
      <style:text-properties style:font-name="Lucida Console" fo:color="#FFFFFF" fo:language="en" fo:country="US"/>
    </style:style>
    <style:style style:name="P131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32" style:parent-style-name="gntyacmbo3b" style:family="text">
      <style:text-properties style:font-name="Lucida Console" fo:color="#FFFFFF" fo:language="en" fo:country="US"/>
    </style:style>
    <style:style style:name="P13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34" style:parent-style-name="gntyacmbo3b" style:family="text">
      <style:text-properties style:font-name="Lucida Console" fo:color="#FFFFFF" fo:language="en" fo:country="US"/>
    </style:style>
    <style:style style:name="P13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36" style:parent-style-name="gntyacmbo3b" style:family="text">
      <style:text-properties style:font-name="Lucida Console" fo:color="#FFFFFF" fo:language="en" fo:country="US"/>
    </style:style>
    <style:style style:name="P137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38" style:parent-style-name="gntyacmbo3b" style:family="text">
      <style:text-properties style:font-name="Lucida Console" fo:color="#FFFFFF" fo:language="en" fo:country="US"/>
    </style:style>
    <style:style style:name="T139" style:parent-style-name="gntyacmbo3b" style:family="text">
      <style:text-properties style:font-name="Lucida Console" fo:color="#FFFFFF" fo:language="en" fo:country="US"/>
    </style:style>
    <style:style style:name="P14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41" style:parent-style-name="gntyacmbo3b" style:family="text">
      <style:text-properties style:font-name="Lucida Console" fo:color="#FFFFFF" fo:language="en" fo:country="US"/>
    </style:style>
    <style:style style:name="P14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43" style:parent-style-name="gntyacmbo3b" style:family="text">
      <style:text-properties style:font-name="Lucida Console" fo:color="#FFFFFF" fo:language="en" fo:country="US"/>
    </style:style>
    <style:style style:name="P144" style:parent-style-name="Normal" style:family="paragraph">
      <style:paragraph-properties fo:text-indent="0in"/>
      <style:text-properties fo:language="en" fo:country="US"/>
    </style:style>
    <style:style style:name="P14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46" style:parent-style-name="gntyacmbe3b" style:family="text">
      <style:text-properties style:font-name="Lucida Console" fo:color="#FF6600" fo:language="en" fo:country="US"/>
    </style:style>
    <style:style style:name="P147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48" style:parent-style-name="gntyacmbo3b" style:family="text">
      <style:text-properties style:font-name="Lucida Console" fo:color="#FFFFFF" fo:language="en" fo:country="US"/>
    </style:style>
    <style:style style:name="P14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50" style:parent-style-name="gntyacmbo3b" style:family="text">
      <style:text-properties style:font-name="Lucida Console" fo:color="#FFFFFF" fo:language="en" fo:country="US"/>
    </style:style>
    <style:style style:name="P151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52" style:parent-style-name="gntyacmbo3b" style:family="text">
      <style:text-properties style:font-name="Lucida Console" fo:color="#FFFFFF" fo:language="en" fo:country="US"/>
    </style:style>
    <style:style style:name="P15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54" style:parent-style-name="gntyacmbo3b" style:family="text">
      <style:text-properties style:font-name="Lucida Console" fo:color="#FFFFFF" fo:language="en" fo:country="US"/>
    </style:style>
    <style:style style:name="P15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56" style:parent-style-name="gntyacmbo3b" style:family="text">
      <style:text-properties style:font-name="Lucida Console" fo:color="#FFFFFF" fo:language="en" fo:country="US"/>
    </style:style>
    <style:style style:name="P157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158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59" style:parent-style-name="gntyacmbo3b" style:family="text">
      <style:text-properties style:font-name="Lucida Console" fo:color="#FFFFFF" fo:language="en" fo:country="US"/>
    </style:style>
    <style:style style:name="P16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61" style:parent-style-name="gntyacmbo3b" style:family="text">
      <style:text-properties style:font-name="Lucida Console" fo:color="#FFFFFF" fo:language="en" fo:country="US"/>
    </style:style>
    <style:style style:name="P16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16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16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65" style:parent-style-name="gntyacmbo3b" style:family="text">
      <style:text-properties style:font-name="Lucida Console" fo:color="#FFFFFF" fo:language="en" fo:country="US"/>
    </style:style>
    <style:style style:name="P16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67" style:parent-style-name="gntyacmbo3b" style:family="text">
      <style:text-properties style:font-name="Lucida Console" fo:color="#FFFFFF" fo:language="en" fo:country="US"/>
    </style:style>
    <style:style style:name="P168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69" style:parent-style-name="gntyacmbo3b" style:family="text">
      <style:text-properties style:font-name="Lucida Console" fo:color="#FFFFFF" fo:language="en" fo:country="US"/>
    </style:style>
    <style:style style:name="P17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71" style:parent-style-name="gntyacmbo3b" style:family="text">
      <style:text-properties style:font-name="Lucida Console" fo:color="#FFFFFF" fo:language="en" fo:country="US"/>
    </style:style>
    <style:style style:name="P17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17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74" style:parent-style-name="gntyacmbo3b" style:family="text">
      <style:text-properties style:font-name="Lucida Console" fo:color="#FFFFFF" fo:language="en" fo:country="US"/>
    </style:style>
    <style:style style:name="P17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76" style:parent-style-name="gntyacmbo3b" style:family="text">
      <style:text-properties style:font-name="Lucida Console" fo:color="#FFFFFF" fo:language="en" fo:country="US"/>
    </style:style>
    <style:style style:name="P177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178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17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18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81" style:parent-style-name="gntyacmbo3b" style:family="text">
      <style:text-properties style:font-name="Lucida Console" fo:color="#FFFFFF" fo:language="en" fo:country="US"/>
    </style:style>
    <style:style style:name="P18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83" style:parent-style-name="gntyacmbo3b" style:family="text">
      <style:text-properties style:font-name="Lucida Console" fo:color="#FFFFFF" fo:language="en" fo:country="US"/>
    </style:style>
    <style:style style:name="P18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85" style:parent-style-name="gntyacmbo3b" style:family="text">
      <style:text-properties style:font-name="Lucida Console" fo:color="#FFFFFF" fo:language="en" fo:country="US"/>
    </style:style>
    <style:style style:name="P18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87" style:parent-style-name="gntyacmbo3b" style:family="text">
      <style:text-properties style:font-name="Lucida Console" fo:color="#FFFFFF" fo:language="en" fo:country="US"/>
    </style:style>
    <style:style style:name="P188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89" style:parent-style-name="gntyacmbo3b" style:family="text">
      <style:text-properties style:font-name="Lucida Console" fo:color="#FFFFFF" fo:language="en" fo:country="US"/>
    </style:style>
    <style:style style:name="P19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191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92" style:parent-style-name="gntyacmbo3b" style:family="text">
      <style:text-properties style:font-name="Lucida Console" fo:color="#FFFFFF" fo:language="en" fo:country="US"/>
    </style:style>
    <style:style style:name="P19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94" style:parent-style-name="gntyacmbo3b" style:family="text">
      <style:text-properties style:font-name="Lucida Console" fo:color="#FFFFFF" fo:language="en" fo:country="US"/>
    </style:style>
    <style:style style:name="P19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19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197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98" style:parent-style-name="gntyacmbo3b" style:family="text">
      <style:text-properties style:font-name="Lucida Console" fo:color="#FFFFFF" fo:language="en" fo:country="US"/>
    </style:style>
    <style:style style:name="P19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00" style:parent-style-name="gntyacmbo3b" style:family="text">
      <style:text-properties style:font-name="Lucida Console" fo:color="#FFFFFF" fo:language="en" fo:country="US"/>
    </style:style>
    <style:style style:name="P201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02" style:parent-style-name="gntyacmbo3b" style:family="text">
      <style:text-properties style:font-name="Lucida Console" fo:color="#FFFFFF" fo:language="en" fo:country="US"/>
    </style:style>
    <style:style style:name="P20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04" style:parent-style-name="gntyacmbo3b" style:family="text">
      <style:text-properties style:font-name="Lucida Console" fo:color="#FFFFFF" fo:language="en" fo:country="US"/>
    </style:style>
    <style:style style:name="P20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20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07" style:parent-style-name="gntyacmbo3b" style:family="text">
      <style:text-properties style:font-name="Lucida Console" fo:color="#FFFFFF" fo:language="en" fo:country="US"/>
    </style:style>
    <style:style style:name="P208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09" style:parent-style-name="gntyacmbo3b" style:family="text">
      <style:text-properties style:font-name="Lucida Console" fo:color="#FFFFFF" fo:language="en" fo:country="US"/>
    </style:style>
    <style:style style:name="P21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211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21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21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14" style:parent-style-name="gntyacmbo3b" style:family="text">
      <style:text-properties style:font-name="Lucida Console" fo:color="#FFFFFF" fo:language="en" fo:country="US"/>
    </style:style>
    <style:style style:name="P21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16" style:parent-style-name="gntyacmbo3b" style:family="text">
      <style:text-properties style:font-name="Lucida Console" fo:color="#FFFFFF" fo:language="en" fo:country="US"/>
    </style:style>
    <style:style style:name="P217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18" style:parent-style-name="gntyacmbo3b" style:family="text">
      <style:text-properties style:font-name="Lucida Console" fo:color="#FFFFFF" fo:language="en" fo:country="US"/>
    </style:style>
    <style:style style:name="P21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20" style:parent-style-name="gntyacmbo3b" style:family="text">
      <style:text-properties style:font-name="Lucida Console" fo:color="#FFFFFF" fo:language="en" fo:country="US"/>
    </style:style>
    <style:style style:name="P221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22" style:parent-style-name="gntyacmbo3b" style:family="text">
      <style:text-properties style:font-name="Lucida Console" fo:color="#FFFFFF" fo:language="en" fo:country="US"/>
    </style:style>
    <style:style style:name="P22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22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25" style:parent-style-name="gntyacmbo3b" style:family="text">
      <style:text-properties style:font-name="Lucida Console" fo:color="#FFFFFF" fo:language="en" fo:country="US"/>
    </style:style>
    <style:style style:name="P22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27" style:parent-style-name="gntyacmbo3b" style:family="text">
      <style:text-properties style:font-name="Lucida Console" fo:color="#FFFFFF" fo:language="en" fo:country="US"/>
    </style:style>
    <style:style style:name="P228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22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23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31" style:parent-style-name="gntyacmbo3b" style:family="text">
      <style:text-properties style:font-name="Lucida Console" fo:color="#FFFFFF" fo:language="en" fo:country="US"/>
    </style:style>
    <style:style style:name="P23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33" style:parent-style-name="gntyacmbo3b" style:family="text">
      <style:text-properties style:font-name="Lucida Console" fo:color="#FFFFFF" fo:language="en" fo:country="US"/>
    </style:style>
    <style:style style:name="P23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35" style:parent-style-name="gntyacmbo3b" style:family="text">
      <style:text-properties style:font-name="Lucida Console" fo:color="#FFFFFF" fo:language="en" fo:country="US"/>
    </style:style>
    <style:style style:name="P23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37" style:parent-style-name="gntyacmbo3b" style:family="text">
      <style:text-properties style:font-name="Lucida Console" fo:color="#FFFFFF" fo:language="en" fo:country="US"/>
    </style:style>
    <style:style style:name="P238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23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40" style:parent-style-name="gntyacmbo3b" style:family="text">
      <style:text-properties style:font-name="Lucida Console" fo:color="#FFFFFF" fo:language="en" fo:country="US"/>
    </style:style>
    <style:style style:name="P241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42" style:parent-style-name="gntyacmbo3b" style:family="text">
      <style:text-properties style:font-name="Lucida Console" fo:color="#FFFFFF" fo:language="en" fo:country="US"/>
    </style:style>
    <style:style style:name="P24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24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24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24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47" style:parent-style-name="gntyacmbo3b" style:family="text">
      <style:text-properties style:font-name="Lucida Console" fo:color="#FFFFFF" fo:language="en" fo:country="US"/>
    </style:style>
    <style:style style:name="P248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49" style:parent-style-name="gntyacmbo3b" style:family="text">
      <style:text-properties style:font-name="Lucida Console" fo:color="#FFFFFF" fo:language="en" fo:country="US"/>
    </style:style>
    <style:style style:name="P25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51" style:parent-style-name="gntyacmbo3b" style:family="text">
      <style:text-properties style:font-name="Lucida Console" fo:color="#FFFFFF" fo:language="en" fo:country="US"/>
    </style:style>
    <style:style style:name="P25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53" style:parent-style-name="gntyacmbo3b" style:family="text">
      <style:text-properties style:font-name="Lucida Console" fo:color="#FFFFFF" fo:language="en" fo:country="US"/>
    </style:style>
    <style:style style:name="P25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55" style:parent-style-name="gntyacmbo3b" style:family="text">
      <style:text-properties style:font-name="Lucida Console" fo:color="#FFFFFF" fo:language="en" fo:country="US"/>
    </style:style>
    <style:style style:name="P25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257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58" style:parent-style-name="gntyacmbo3b" style:family="text">
      <style:text-properties style:font-name="Lucida Console" fo:color="#FFFFFF" fo:language="en" fo:country="US"/>
    </style:style>
    <style:style style:name="P25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60" style:parent-style-name="gntyacmbo3b" style:family="text">
      <style:text-properties style:font-name="Lucida Console" fo:color="#FFFFFF" fo:language="en" fo:country="US"/>
    </style:style>
    <style:style style:name="P261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26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26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64" style:parent-style-name="gntyacmbo3b" style:family="text">
      <style:text-properties style:font-name="Lucida Console" fo:color="#FFFFFF" fo:language="en" fo:country="US"/>
    </style:style>
    <style:style style:name="P26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66" style:parent-style-name="gntyacmbo3b" style:family="text">
      <style:text-properties style:font-name="Lucida Console" fo:color="#FFFFFF" fo:language="en" fo:country="US"/>
    </style:style>
    <style:style style:name="P267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68" style:parent-style-name="gntyacmbo3b" style:family="text">
      <style:text-properties style:font-name="Lucida Console" fo:color="#FFFFFF" fo:language="en" fo:country="US"/>
    </style:style>
    <style:style style:name="P26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70" style:parent-style-name="gntyacmbo3b" style:family="text">
      <style:text-properties style:font-name="Lucida Console" fo:color="#FFFFFF" fo:language="en" fo:country="US"/>
    </style:style>
    <style:style style:name="P271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27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73" style:parent-style-name="gntyacmbo3b" style:family="text">
      <style:text-properties style:font-name="Lucida Console" fo:color="#FFFFFF" fo:language="en" fo:country="US"/>
    </style:style>
    <style:style style:name="P27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75" style:parent-style-name="gntyacmbo3b" style:family="text">
      <style:text-properties style:font-name="Lucida Console" fo:color="#FFFFFF" fo:language="en" fo:country="US"/>
    </style:style>
    <style:style style:name="P27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277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278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27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80" style:parent-style-name="gntyacmbo3b" style:family="text">
      <style:text-properties style:font-name="Lucida Console" fo:color="#FFFFFF" fo:language="en" fo:country="US"/>
    </style:style>
    <style:style style:name="P281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82" style:parent-style-name="gntyacmbo3b" style:family="text">
      <style:text-properties style:font-name="Lucida Console" fo:color="#FFFFFF" fo:language="en" fo:country="US"/>
    </style:style>
    <style:style style:name="P28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84" style:parent-style-name="gntyacmbo3b" style:family="text">
      <style:text-properties style:font-name="Lucida Console" fo:color="#FFFFFF" fo:language="en" fo:country="US"/>
    </style:style>
    <style:style style:name="P28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86" style:parent-style-name="gntyacmbo3b" style:family="text">
      <style:text-properties style:font-name="Lucida Console" fo:color="#FFFFFF" fo:language="en" fo:country="US"/>
    </style:style>
    <style:style style:name="P287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88" style:parent-style-name="gntyacmbo3b" style:family="text">
      <style:text-properties style:font-name="Lucida Console" fo:color="#FFFFFF" fo:language="en" fo:country="US"/>
    </style:style>
    <style:style style:name="P28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29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91" style:parent-style-name="gntyacmbo3b" style:family="text">
      <style:text-properties style:font-name="Lucida Console" fo:color="#FFFFFF" fo:language="en" fo:country="US"/>
    </style:style>
    <style:style style:name="P29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93" style:parent-style-name="gntyacmbo3b" style:family="text">
      <style:text-properties style:font-name="Lucida Console" fo:color="#FFFFFF" fo:language="en" fo:country="US"/>
    </style:style>
    <style:style style:name="P29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29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29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97" style:parent-style-name="gntyacmbo3b" style:family="text">
      <style:text-properties style:font-name="Lucida Console" fo:color="#FFFFFF" fo:language="en" fo:country="US"/>
    </style:style>
    <style:style style:name="P298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99" style:parent-style-name="gntyacmbo3b" style:family="text">
      <style:text-properties style:font-name="Lucida Console" fo:color="#FFFFFF" fo:language="en" fo:country="US"/>
    </style:style>
    <style:style style:name="P30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01" style:parent-style-name="gntyacmbo3b" style:family="text">
      <style:text-properties style:font-name="Lucida Console" fo:color="#FFFFFF" fo:language="en" fo:country="US"/>
    </style:style>
    <style:style style:name="P30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03" style:parent-style-name="gntyacmbo3b" style:family="text">
      <style:text-properties style:font-name="Lucida Console" fo:color="#FFFFFF" fo:language="en" fo:country="US"/>
    </style:style>
    <style:style style:name="P30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30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06" style:parent-style-name="gntyacmbo3b" style:family="text">
      <style:text-properties style:font-name="Lucida Console" fo:color="#FFFFFF" fo:language="en" fo:country="US"/>
    </style:style>
    <style:style style:name="P307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08" style:parent-style-name="gntyacmbo3b" style:family="text">
      <style:text-properties style:font-name="Lucida Console" fo:color="#FFFFFF" fo:language="en" fo:country="US"/>
    </style:style>
    <style:style style:name="P30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31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311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31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13" style:parent-style-name="gntyacmbo3b" style:family="text">
      <style:text-properties style:font-name="Lucida Console" fo:color="#FFFFFF" fo:language="en" fo:country="US"/>
    </style:style>
    <style:style style:name="P31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15" style:parent-style-name="gntyacmbo3b" style:family="text">
      <style:text-properties style:font-name="Lucida Console" fo:color="#FFFFFF" fo:language="en" fo:country="US"/>
    </style:style>
    <style:style style:name="P31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17" style:parent-style-name="gntyacmbo3b" style:family="text">
      <style:text-properties style:font-name="Lucida Console" fo:color="#FFFFFF" fo:language="en" fo:country="US"/>
    </style:style>
    <style:style style:name="P318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19" style:parent-style-name="gntyacmbo3b" style:family="text">
      <style:text-properties style:font-name="Lucida Console" fo:color="#FFFFFF" fo:language="en" fo:country="US"/>
    </style:style>
    <style:style style:name="P32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21" style:parent-style-name="gntyacmbo3b" style:family="text">
      <style:text-properties style:font-name="Lucida Console" fo:color="#FFFFFF" fo:language="en" fo:country="US"/>
    </style:style>
    <style:style style:name="P32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32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24" style:parent-style-name="gntyacmbo3b" style:family="text">
      <style:text-properties style:font-name="Lucida Console" fo:color="#FFFFFF" fo:language="en" fo:country="US"/>
    </style:style>
    <style:style style:name="P32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26" style:parent-style-name="gntyacmbo3b" style:family="text">
      <style:text-properties style:font-name="Lucida Console" fo:color="#FFFFFF" fo:language="en" fo:country="US"/>
    </style:style>
    <style:style style:name="P327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328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32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30" style:parent-style-name="gntyacmbo3b" style:family="text">
      <style:text-properties style:font-name="Lucida Console" fo:color="#FFFFFF" fo:language="en" fo:country="US"/>
    </style:style>
    <style:style style:name="P331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32" style:parent-style-name="gntyacmbo3b" style:family="text">
      <style:text-properties style:font-name="Lucida Console" fo:color="#FFFFFF" fo:language="en" fo:country="US"/>
    </style:style>
    <style:style style:name="P33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34" style:parent-style-name="gntyacmbo3b" style:family="text">
      <style:text-properties style:font-name="Lucida Console" fo:color="#FFFFFF" fo:language="en" fo:country="US"/>
    </style:style>
    <style:style style:name="P33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36" style:parent-style-name="gntyacmbo3b" style:family="text">
      <style:text-properties style:font-name="Lucida Console" fo:color="#FFFFFF" fo:language="en" fo:country="US"/>
    </style:style>
    <style:style style:name="P337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338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39" style:parent-style-name="gntyacmbo3b" style:family="text">
      <style:text-properties style:font-name="Lucida Console" fo:color="#FFFFFF" fo:language="en" fo:country="US"/>
    </style:style>
    <style:style style:name="P34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41" style:parent-style-name="gntyacmbo3b" style:family="text">
      <style:text-properties style:font-name="Lucida Console" fo:color="#FFFFFF" fo:language="en" fo:country="US"/>
    </style:style>
    <style:style style:name="P342" style:parent-style-name="Normal" style:family="paragraph">
      <style:paragraph-properties fo:text-indent="0in"/>
      <style:text-properties fo:language="en" fo:country="US"/>
    </style:style>
    <style:style style:name="P343" style:parent-style-name="Normal" style:family="paragraph">
      <style:paragraph-properties fo:text-indent="0in"/>
      <style:text-properties fo:language="da" fo:country="DK"/>
    </style:style>
    <style:style style:name="P344" style:parent-style-name="Normal" style:family="paragraph">
      <style:paragraph-properties fo:text-indent="0in"/>
      <style:text-properties fo:language="da" fo:country="DK"/>
    </style:style>
    <style:style style:name="P34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46" style:parent-style-name="gntyacmbf4b" style:family="text">
      <style:text-properties style:font-name="Lucida Console" fo:color="#FF6600" fo:language="da" fo:country="DK"/>
    </style:style>
    <style:style style:name="T347" style:parent-style-name="gntyacmbe3b" style:family="text">
      <style:text-properties style:font-name="Lucida Console" fo:color="#FF6600" fo:language="da" fo:country="DK"/>
    </style:style>
    <style:style style:name="P348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49" style:parent-style-name="gntyacmbf4b" style:family="text">
      <style:text-properties style:font-name="Lucida Console" fo:color="#FF6600" fo:language="da" fo:country="DK"/>
    </style:style>
    <style:style style:name="T350" style:parent-style-name="gntyacmbe3b" style:family="text">
      <style:text-properties style:font-name="Lucida Console" fo:color="#FF6600" fo:language="da" fo:country="DK"/>
    </style:style>
    <style:style style:name="P351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52" style:parent-style-name="gntyacmbo3b" style:family="text">
      <style:text-properties style:font-name="Lucida Console" fo:color="#FFFFFF" fo:language="en" fo:country="US"/>
    </style:style>
    <style:style style:name="P35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35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55" style:parent-style-name="gntyacmbo3b" style:family="text">
      <style:text-properties style:font-name="Lucida Console" fo:color="#FFFFFF" fo:language="en" fo:country="US"/>
    </style:style>
    <style:style style:name="P35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357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58" style:parent-style-name="gntyacmbo3b" style:family="text">
      <style:text-properties style:font-name="Lucida Console" fo:color="#FFFFFF" fo:language="en" fo:country="US"/>
    </style:style>
    <style:style style:name="P35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60" style:parent-style-name="gntyacmbo3b" style:family="text">
      <style:text-properties style:font-name="Lucida Console" fo:color="#FFFFFF" fo:language="en" fo:country="US"/>
    </style:style>
    <style:style style:name="P361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36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36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64" style:parent-style-name="gntyacmbo3b" style:family="text">
      <style:text-properties style:font-name="Lucida Console" fo:color="#FFFFFF" fo:language="en" fo:country="US"/>
    </style:style>
    <style:style style:name="P36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36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67" style:parent-style-name="gntyacmbo3b" style:family="text">
      <style:text-properties style:font-name="Lucida Console" fo:color="#FFFFFF" fo:language="en" fo:country="US"/>
    </style:style>
    <style:style style:name="P368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36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70" style:parent-style-name="gntyacmbo3b" style:family="text">
      <style:text-properties style:font-name="Lucida Console" fo:color="#FFFFFF" fo:language="en" fo:country="US"/>
    </style:style>
    <style:style style:name="P371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72" style:parent-style-name="gntyacmbo3b" style:family="text">
      <style:text-properties style:font-name="Lucida Console" fo:color="#FFFFFF" fo:language="en" fo:country="US"/>
    </style:style>
    <style:style style:name="P37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37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37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76" style:parent-style-name="gntyacmbo3b" style:family="text">
      <style:text-properties style:font-name="Lucida Console" fo:color="#FFFFFF" fo:language="en" fo:country="US"/>
    </style:style>
    <style:style style:name="P377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378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79" style:parent-style-name="gntyacmbo3b" style:family="text">
      <style:text-properties style:font-name="Lucida Console" fo:color="#FFFFFF" fo:language="en" fo:country="US"/>
    </style:style>
    <style:style style:name="P38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381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82" style:parent-style-name="gntyacmbo3b" style:family="text">
      <style:text-properties style:font-name="Lucida Console" fo:color="#FFFFFF" fo:language="en" fo:country="US"/>
    </style:style>
    <style:style style:name="P38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84" style:parent-style-name="gntyacmbo3b" style:family="text">
      <style:text-properties style:font-name="Lucida Console" fo:color="#FFFFFF" fo:language="en" fo:country="US"/>
    </style:style>
    <style:style style:name="P38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38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387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88" style:parent-style-name="gntyacmbo3b" style:family="text">
      <style:text-properties style:font-name="Lucida Console" fo:color="#FFFFFF" fo:language="en" fo:country="US"/>
    </style:style>
    <style:style style:name="P38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39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91" style:parent-style-name="gntyacmbo3b" style:family="text">
      <style:text-properties style:font-name="Lucida Console" fo:color="#FFFFFF" fo:language="en" fo:country="US"/>
    </style:style>
    <style:style style:name="P39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39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94" style:parent-style-name="gntyacmbo3b" style:family="text">
      <style:text-properties style:font-name="Lucida Console" fo:color="#FFFFFF" fo:language="en" fo:country="US"/>
    </style:style>
    <style:style style:name="P39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96" style:parent-style-name="gntyacmbo3b" style:family="text">
      <style:text-properties style:font-name="Lucida Console" fo:color="#FFFFFF" fo:language="en" fo:country="US"/>
    </style:style>
    <style:style style:name="P397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398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39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400" style:parent-style-name="gntyacmbo3b" style:family="text">
      <style:text-properties style:font-name="Lucida Console" fo:color="#FFFFFF" fo:language="en" fo:country="US"/>
    </style:style>
    <style:style style:name="P401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40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403" style:parent-style-name="gntyacmbo3b" style:family="text">
      <style:text-properties style:font-name="Lucida Console" fo:color="#FFFFFF" fo:language="en" fo:country="US"/>
    </style:style>
    <style:style style:name="P40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40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406" style:parent-style-name="gntyacmbo3b" style:family="text">
      <style:text-properties style:font-name="Lucida Console" fo:color="#FFFFFF" fo:language="en" fo:country="US"/>
    </style:style>
    <style:style style:name="P407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408" style:parent-style-name="gntyacmbo3b" style:family="text">
      <style:text-properties style:font-name="Lucida Console" fo:color="#FFFFFF" fo:language="en" fo:country="US"/>
    </style:style>
    <style:style style:name="P40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41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411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412" style:parent-style-name="gntyacmbo3b" style:family="text">
      <style:text-properties style:font-name="Lucida Console" fo:color="#FFFFFF" fo:language="en" fo:country="US"/>
    </style:style>
    <style:style style:name="P41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41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415" style:parent-style-name="gntyacmbo3b" style:family="text">
      <style:text-properties style:font-name="Lucida Console" fo:color="#FFFFFF" fo:language="en" fo:country="US"/>
    </style:style>
    <style:style style:name="P41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417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418" style:parent-style-name="gntyacmbo3b" style:family="text">
      <style:text-properties style:font-name="Lucida Console" fo:color="#FFFFFF" fo:language="en" fo:country="US"/>
    </style:style>
    <style:style style:name="P41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420" style:parent-style-name="gntyacmbo3b" style:family="text">
      <style:text-properties style:font-name="Lucida Console" fo:color="#FFFFFF" fo:language="en" fo:country="US"/>
    </style:style>
    <style:style style:name="P421" style:parent-style-name="Normal" style:family="paragraph">
      <style:paragraph-properties fo:text-indent="0in"/>
      <style:text-properties fo:language="en" fo:country="US"/>
    </style:style>
    <style:style style:name="P42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423" style:parent-style-name="gntyacmbf4b" style:family="text">
      <style:text-properties style:font-name="Lucida Console" fo:color="#FF6600" fo:language="en" fo:country="US"/>
    </style:style>
    <style:style style:name="T424" style:parent-style-name="gntyacmbe3b" style:family="text">
      <style:text-properties style:font-name="Lucida Console" fo:color="#FF6600" fo:language="en" fo:country="US"/>
    </style:style>
    <style:style style:name="P42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426" style:parent-style-name="gntyacmbo3b" style:family="text">
      <style:text-properties style:font-name="Lucida Console" fo:color="#FFFFFF" fo:language="en" fo:country="US"/>
    </style:style>
    <style:style style:name="P427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428" style:parent-style-name="gntyacmbo3b" style:family="text">
      <style:text-properties style:font-name="Lucida Console" fo:color="#FFFFFF" fo:language="en" fo:country="US"/>
    </style:style>
    <style:style style:name="P42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43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431" style:parent-style-name="gntyacmbo3b" style:family="text">
      <style:text-properties style:font-name="Lucida Console" fo:color="#FFFFFF" fo:language="en" fo:country="US"/>
    </style:style>
    <style:style style:name="P43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433" style:parent-style-name="gntyacmbo3b" style:family="text">
      <style:text-properties style:font-name="Lucida Console" fo:color="#FFFFFF" fo:language="en" fo:country="US"/>
    </style:style>
    <style:style style:name="P43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43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436" style:parent-style-name="gntyacmbo3b" style:family="text">
      <style:text-properties style:font-name="Lucida Console" fo:color="#FFFFFF" fo:language="en" fo:country="US"/>
    </style:style>
    <style:style style:name="P437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438" style:parent-style-name="gntyacmbo3b" style:family="text">
      <style:text-properties style:font-name="Lucida Console" fo:color="#FFFFFF" fo:language="en" fo:country="US"/>
    </style:style>
    <style:style style:name="P43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44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441" style:parent-style-name="gntyacmbo3b" style:family="text">
      <style:text-properties style:font-name="Lucida Console" fo:color="#FFFFFF" fo:language="en" fo:country="US"/>
    </style:style>
    <style:style style:name="P44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443" style:parent-style-name="gntyacmbo3b" style:family="text">
      <style:text-properties style:font-name="Lucida Console" fo:color="#FFFFFF" fo:language="en" fo:country="US"/>
    </style:style>
    <style:style style:name="P44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44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446" style:parent-style-name="gntyacmbo3b" style:family="text">
      <style:text-properties style:font-name="Lucida Console" fo:color="#FFFFFF" fo:language="en" fo:country="US"/>
    </style:style>
    <style:style style:name="P447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448" style:parent-style-name="gntyacmbo3b" style:family="text">
      <style:text-properties style:font-name="Lucida Console" fo:color="#FFFFFF" fo:language="en" fo:country="US"/>
    </style:style>
    <style:style style:name="P44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45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451" style:parent-style-name="gntyacmbo3b" style:family="text">
      <style:text-properties style:font-name="Lucida Console" fo:color="#FFFFFF" fo:language="en" fo:country="US"/>
    </style:style>
    <style:style style:name="P45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453" style:parent-style-name="gntyacmbo3b" style:family="text">
      <style:text-properties style:font-name="Lucida Console" fo:color="#FFFFFF" fo:language="en" fo:country="US"/>
    </style:style>
    <style:style style:name="P454" style:parent-style-name="Normal" style:family="paragraph">
      <style:paragraph-properties fo:text-indent="0in"/>
      <style:text-properties fo:language="en" fo:country="US"/>
    </style:style>
    <style:style style:name="P45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456" style:parent-style-name="gntyacmbf4b" style:family="text">
      <style:text-properties style:font-name="Lucida Console" fo:color="#FF6600" fo:language="en" fo:country="US"/>
    </style:style>
    <style:style style:name="T457" style:parent-style-name="gntyacmbe3b" style:family="text">
      <style:text-properties style:font-name="Lucida Console" fo:color="#FF6600" fo:language="en" fo:country="US"/>
    </style:style>
    <style:style style:name="P458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459" style:parent-style-name="gntyacmbf4b" style:family="text">
      <style:text-properties style:font-name="Lucida Console" fo:color="#FF6600" fo:language="en" fo:country="US"/>
    </style:style>
    <style:style style:name="T460" style:parent-style-name="gntyacmbe3b" style:family="text">
      <style:text-properties style:font-name="Lucida Console" fo:color="#FF6600" fo:language="en" fo:country="US"/>
    </style:style>
    <style:style style:name="P461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462" style:parent-style-name="gntyacmbo3b" style:family="text">
      <style:text-properties style:font-name="Lucida Console" fo:color="#FFFFFF" fo:language="en" fo:country="US"/>
    </style:style>
    <style:style style:name="P46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46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465" style:parent-style-name="gntyacmbo3b" style:family="text">
      <style:text-properties style:font-name="Lucida Console" fo:color="#FFFFFF" fo:language="en" fo:country="US"/>
    </style:style>
    <style:style style:name="P46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467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468" style:parent-style-name="gntyacmbo3b" style:family="text">
      <style:text-properties style:font-name="Lucida Console" fo:color="#FFFFFF" fo:language="en" fo:country="US"/>
    </style:style>
    <style:style style:name="P46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470" style:parent-style-name="gntyacmbo3b" style:family="text">
      <style:text-properties style:font-name="Lucida Console" fo:color="#FFFFFF" fo:language="en" fo:country="US"/>
    </style:style>
    <style:style style:name="P471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47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47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474" style:parent-style-name="gntyacmbo3b" style:family="text">
      <style:text-properties style:font-name="Lucida Console" fo:color="#FFFFFF" fo:language="en" fo:country="US"/>
    </style:style>
    <style:style style:name="P47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47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477" style:parent-style-name="gntyacmbo3b" style:family="text">
      <style:text-properties style:font-name="Lucida Console" fo:color="#FFFFFF" fo:language="en" fo:country="US"/>
    </style:style>
    <style:style style:name="P478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47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480" style:parent-style-name="gntyacmbo3b" style:family="text">
      <style:text-properties style:font-name="Lucida Console" fo:color="#FFFFFF" fo:language="en" fo:country="US"/>
    </style:style>
    <style:style style:name="P481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482" style:parent-style-name="gntyacmbo3b" style:family="text">
      <style:text-properties style:font-name="Lucida Console" fo:color="#FFFFFF" fo:language="en" fo:country="US"/>
    </style:style>
    <style:style style:name="P48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48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48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486" style:parent-style-name="gntyacmbo3b" style:family="text">
      <style:text-properties style:font-name="Lucida Console" fo:color="#FFFFFF" fo:language="en" fo:country="US"/>
    </style:style>
    <style:style style:name="P487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488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489" style:parent-style-name="gntyacmbo3b" style:family="text">
      <style:text-properties style:font-name="Lucida Console" fo:color="#FFFFFF" fo:language="en" fo:country="US"/>
    </style:style>
    <style:style style:name="P49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491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492" style:parent-style-name="gntyacmbo3b" style:family="text">
      <style:text-properties style:font-name="Lucida Console" fo:color="#FFFFFF" fo:language="en" fo:country="US"/>
    </style:style>
    <style:style style:name="P49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494" style:parent-style-name="gntyacmbo3b" style:family="text">
      <style:text-properties style:font-name="Lucida Console" fo:color="#FFFFFF" fo:language="en" fo:country="US"/>
    </style:style>
    <style:style style:name="P49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49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497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498" style:parent-style-name="gntyacmbo3b" style:family="text">
      <style:text-properties style:font-name="Lucida Console" fo:color="#FFFFFF" fo:language="en" fo:country="US"/>
    </style:style>
    <style:style style:name="P49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50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501" style:parent-style-name="gntyacmbo3b" style:family="text">
      <style:text-properties style:font-name="Lucida Console" fo:color="#FFFFFF" fo:language="en" fo:country="US"/>
    </style:style>
    <style:style style:name="P50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50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504" style:parent-style-name="gntyacmbo3b" style:family="text">
      <style:text-properties style:font-name="Lucida Console" fo:color="#FFFFFF" fo:language="en" fo:country="US"/>
    </style:style>
    <style:style style:name="P50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506" style:parent-style-name="gntyacmbo3b" style:family="text">
      <style:text-properties style:font-name="Lucida Console" fo:color="#FFFFFF" fo:language="en" fo:country="US"/>
    </style:style>
    <style:style style:name="P507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508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50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510" style:parent-style-name="gntyacmbo3b" style:family="text">
      <style:text-properties style:font-name="Lucida Console" fo:color="#FFFFFF" fo:language="en" fo:country="US"/>
    </style:style>
    <style:style style:name="P511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51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513" style:parent-style-name="gntyacmbo3b" style:family="text">
      <style:text-properties style:font-name="Lucida Console" fo:color="#FFFFFF" fo:language="en" fo:country="US"/>
    </style:style>
    <style:style style:name="P51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51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516" style:parent-style-name="gntyacmbo3b" style:family="text">
      <style:text-properties style:font-name="Lucida Console" fo:color="#FFFFFF" fo:language="en" fo:country="US"/>
    </style:style>
    <style:style style:name="P517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518" style:parent-style-name="gntyacmbo3b" style:family="text">
      <style:text-properties style:font-name="Lucida Console" fo:color="#FFFFFF" fo:language="en" fo:country="US"/>
    </style:style>
    <style:style style:name="P51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52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521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522" style:parent-style-name="gntyacmbo3b" style:family="text">
      <style:text-properties style:font-name="Lucida Console" fo:color="#FFFFFF" fo:language="en" fo:country="US"/>
    </style:style>
    <style:style style:name="P52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52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525" style:parent-style-name="gntyacmbo3b" style:family="text">
      <style:text-properties style:font-name="Lucida Console" fo:color="#FFFFFF" fo:language="en" fo:country="US"/>
    </style:style>
    <style:style style:name="P52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527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528" style:parent-style-name="gntyacmbo3b" style:family="text">
      <style:text-properties style:font-name="Lucida Console" fo:color="#FFFFFF" fo:language="en" fo:country="US"/>
    </style:style>
    <style:style style:name="P52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530" style:parent-style-name="gntyacmbo3b" style:family="text">
      <style:text-properties style:font-name="Lucida Console" fo:color="#FFFFFF" fo:language="en" fo:country="US"/>
    </style:style>
    <style:style style:name="P531" style:parent-style-name="Normal" style:family="paragraph">
      <style:paragraph-properties fo:text-indent="0in"/>
      <style:text-properties fo:language="en" fo:country="US"/>
    </style:style>
    <style:style style:name="P53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533" style:parent-style-name="gntyacmbf4b" style:family="text">
      <style:text-properties style:font-name="Lucida Console" fo:color="#FF6600" fo:language="en" fo:country="US"/>
    </style:style>
    <style:style style:name="T534" style:parent-style-name="gntyacmbe3b" style:family="text">
      <style:text-properties style:font-name="Lucida Console" fo:color="#FF6600" fo:language="en" fo:country="US"/>
    </style:style>
    <style:style style:name="P53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536" style:parent-style-name="gntyacmbo3b" style:family="text">
      <style:text-properties style:font-name="Lucida Console" fo:color="#FFFFFF" fo:language="en" fo:country="US"/>
    </style:style>
    <style:style style:name="P537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538" style:parent-style-name="gntyacmbo3b" style:family="text">
      <style:text-properties style:font-name="Lucida Console" fo:color="#FFFFFF" fo:language="en" fo:country="US"/>
    </style:style>
    <style:style style:name="P53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54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541" style:parent-style-name="gntyacmbo3b" style:family="text">
      <style:text-properties style:font-name="Lucida Console" fo:color="#FFFFFF" fo:language="en" fo:country="US"/>
    </style:style>
    <style:style style:name="P54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543" style:parent-style-name="gntyacmbo3b" style:family="text">
      <style:text-properties style:font-name="Lucida Console" fo:color="#FFFFFF" fo:language="en" fo:country="US"/>
    </style:style>
    <style:style style:name="P54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54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546" style:parent-style-name="gntyacmbo3b" style:family="text">
      <style:text-properties style:font-name="Lucida Console" fo:color="#FFFFFF" fo:language="en" fo:country="US"/>
    </style:style>
    <style:style style:name="P547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548" style:parent-style-name="gntyacmbo3b" style:family="text">
      <style:text-properties style:font-name="Lucida Console" fo:color="#FFFFFF" fo:language="en" fo:country="US"/>
    </style:style>
    <style:style style:name="P54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55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551" style:parent-style-name="gntyacmbo3b" style:family="text">
      <style:text-properties style:font-name="Lucida Console" fo:color="#FFFFFF" fo:language="en" fo:country="US"/>
    </style:style>
    <style:style style:name="P55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553" style:parent-style-name="gntyacmbo3b" style:family="text">
      <style:text-properties style:font-name="Lucida Console" fo:color="#FFFFFF" fo:language="en" fo:country="US"/>
    </style:style>
    <style:style style:name="P55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55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556" style:parent-style-name="gntyacmbo3b" style:family="text">
      <style:text-properties style:font-name="Lucida Console" fo:color="#FFFFFF" fo:language="en" fo:country="US"/>
    </style:style>
    <style:style style:name="P557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558" style:parent-style-name="gntyacmbo3b" style:family="text">
      <style:text-properties style:font-name="Lucida Console" fo:color="#FFFFFF" fo:language="en" fo:country="US"/>
    </style:style>
    <style:style style:name="P55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56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561" style:parent-style-name="gntyacmbo3b" style:family="text">
      <style:text-properties style:font-name="Lucida Console" fo:color="#FFFFFF" fo:language="en" fo:country="US"/>
    </style:style>
    <style:style style:name="P56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563" style:parent-style-name="gntyacmbo3b" style:family="text">
      <style:text-properties style:font-name="Lucida Console" fo:color="#FFFFFF" fo:language="en" fo:country="US"/>
    </style:style>
    <style:style style:name="P564" style:parent-style-name="Normal" style:family="paragraph">
      <style:paragraph-properties fo:text-indent="0in"/>
      <style:text-properties fo:language="en" fo:country="US"/>
    </style:style>
    <style:style style:name="P56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566" style:parent-style-name="gntyacmbf4b" style:family="text">
      <style:text-properties style:font-name="Lucida Console" fo:color="#FF6600" fo:language="en" fo:country="US"/>
    </style:style>
    <style:style style:name="T567" style:parent-style-name="gntyacmbe3b" style:family="text">
      <style:text-properties style:font-name="Lucida Console" fo:color="#FF6600" fo:language="en" fo:country="US"/>
    </style:style>
    <style:style style:name="P568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569" style:parent-style-name="gntyacmbo3b" style:family="text">
      <style:text-properties style:font-name="Lucida Console" fo:color="#FFFFFF" fo:language="en" fo:country="US"/>
    </style:style>
    <style:style style:name="P57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571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572" style:parent-style-name="gntyacmbo3b" style:family="text">
      <style:text-properties style:font-name="Lucida Console" fo:color="#FFFFFF" fo:language="en" fo:country="US"/>
    </style:style>
    <style:style style:name="P57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57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575" style:parent-style-name="gntyacmbo3b" style:family="text">
      <style:text-properties style:font-name="Lucida Console" fo:color="#FFFFFF" fo:language="en" fo:country="US"/>
    </style:style>
    <style:style style:name="P57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577" style:parent-style-name="gntyacmbo3b" style:family="text">
      <style:text-properties style:font-name="Lucida Console" fo:color="#FFFFFF" fo:language="en" fo:country="US"/>
    </style:style>
    <style:style style:name="P578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57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58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581" style:parent-style-name="gntyacmbo3b" style:family="text">
      <style:text-properties style:font-name="Lucida Console" fo:color="#FFFFFF" fo:language="en" fo:country="US"/>
    </style:style>
    <style:style style:name="P58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58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584" style:parent-style-name="gntyacmbo3b" style:family="text">
      <style:text-properties style:font-name="Lucida Console" fo:color="#FFFFFF" fo:language="en" fo:country="US"/>
    </style:style>
    <style:style style:name="P58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58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587" style:parent-style-name="gntyacmbo3b" style:family="text">
      <style:text-properties style:font-name="Lucida Console" fo:color="#FFFFFF" fo:language="en" fo:country="US"/>
    </style:style>
    <style:style style:name="P588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589" style:parent-style-name="gntyacmbo3b" style:family="text">
      <style:text-properties style:font-name="Lucida Console" fo:color="#FFFFFF" fo:language="en" fo:country="US"/>
    </style:style>
    <style:style style:name="P59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591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59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593" style:parent-style-name="gntyacmbo3b" style:family="text">
      <style:text-properties style:font-name="Lucida Console" fo:color="#FFFFFF" fo:language="en" fo:country="US"/>
    </style:style>
    <style:style style:name="P59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59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596" style:parent-style-name="gntyacmbo3b" style:family="text">
      <style:text-properties style:font-name="Lucida Console" fo:color="#FFFFFF" fo:language="en" fo:country="US"/>
    </style:style>
    <style:style style:name="P597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598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599" style:parent-style-name="gntyacmbo3b" style:family="text">
      <style:text-properties style:font-name="Lucida Console" fo:color="#FFFFFF" fo:language="en" fo:country="US"/>
    </style:style>
    <style:style style:name="P60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601" style:parent-style-name="gntyacmbo3b" style:family="text">
      <style:text-properties style:font-name="Lucida Console" fo:color="#FFFFFF" fo:language="en" fo:country="US"/>
    </style:style>
    <style:style style:name="P60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60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60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605" style:parent-style-name="gntyacmbo3b" style:family="text">
      <style:text-properties style:font-name="Lucida Console" fo:color="#FFFFFF" fo:language="en" fo:country="US"/>
    </style:style>
    <style:style style:name="P60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607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608" style:parent-style-name="gntyacmbo3b" style:family="text">
      <style:text-properties style:font-name="Lucida Console" fo:color="#FFFFFF" fo:language="en" fo:country="US"/>
    </style:style>
    <style:style style:name="P60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61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611" style:parent-style-name="gntyacmbo3b" style:family="text">
      <style:text-properties style:font-name="Lucida Console" fo:color="#FFFFFF" fo:language="en" fo:country="US"/>
    </style:style>
    <style:style style:name="P61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613" style:parent-style-name="gntyacmbo3b" style:family="text">
      <style:text-properties style:font-name="Lucida Console" fo:color="#FFFFFF" fo:language="en" fo:country="US"/>
    </style:style>
    <style:style style:name="P61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61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61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617" style:parent-style-name="gntyacmbo3b" style:family="text">
      <style:text-properties style:font-name="Lucida Console" fo:color="#FFFFFF" fo:language="en" fo:country="US"/>
    </style:style>
    <style:style style:name="P618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61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620" style:parent-style-name="gntyacmbo3b" style:family="text">
      <style:text-properties style:font-name="Lucida Console" fo:color="#FFFFFF" fo:language="en" fo:country="US"/>
    </style:style>
    <style:style style:name="P621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62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623" style:parent-style-name="gntyacmbo3b" style:family="text">
      <style:text-properties style:font-name="Lucida Console" fo:color="#FFFFFF" fo:language="en" fo:country="US"/>
    </style:style>
    <style:style style:name="P62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625" style:parent-style-name="gntyacmbo3b" style:family="text">
      <style:text-properties style:font-name="Lucida Console" fo:color="#FFFFFF" fo:language="en" fo:country="US"/>
    </style:style>
    <style:style style:name="P62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627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628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629" style:parent-style-name="gntyacmbo3b" style:family="text">
      <style:text-properties style:font-name="Lucida Console" fo:color="#FFFFFF" fo:language="en" fo:country="US"/>
    </style:style>
    <style:style style:name="P63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631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632" style:parent-style-name="gntyacmbo3b" style:family="text">
      <style:text-properties style:font-name="Lucida Console" fo:color="#FFFFFF" fo:language="en" fo:country="US"/>
    </style:style>
    <style:style style:name="P63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63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635" style:parent-style-name="gntyacmbo3b" style:family="text">
      <style:text-properties style:font-name="Lucida Console" fo:color="#FFFFFF" fo:language="en" fo:country="US"/>
    </style:style>
    <style:style style:name="P63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637" style:parent-style-name="gntyacmbo3b" style:family="text">
      <style:text-properties style:font-name="Lucida Console" fo:color="#FFFFFF" fo:language="en" fo:country="US"/>
    </style:style>
    <style:style style:name="P638" style:parent-style-name="Normal" style:family="paragraph">
      <style:paragraph-properties fo:text-indent="0in"/>
      <style:text-properties fo:language="en" fo:country="US"/>
    </style:style>
    <style:style style:name="P63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640" style:parent-style-name="gntyacmbf4b" style:family="text">
      <style:text-properties style:font-name="Lucida Console" fo:color="#FF6600" fo:language="en" fo:country="US"/>
    </style:style>
    <style:style style:name="T641" style:parent-style-name="gntyacmbe3b" style:family="text">
      <style:text-properties style:font-name="Lucida Console" fo:color="#FF6600" fo:language="en" fo:country="US"/>
    </style:style>
    <style:style style:name="P64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643" style:parent-style-name="gntyacmbo3b" style:family="text">
      <style:text-properties style:font-name="Lucida Console" fo:color="#FFFFFF" fo:language="en" fo:country="US"/>
    </style:style>
    <style:style style:name="P64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645" style:parent-style-name="gntyacmbo3b" style:family="text">
      <style:text-properties style:font-name="Lucida Console" fo:color="#FFFFFF" fo:language="en" fo:country="US"/>
    </style:style>
    <style:style style:name="P64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647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648" style:parent-style-name="gntyacmbo3b" style:family="text">
      <style:text-properties style:font-name="Lucida Console" fo:color="#FFFFFF" fo:language="en" fo:country="US"/>
    </style:style>
    <style:style style:name="P64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650" style:parent-style-name="gntyacmbo3b" style:family="text">
      <style:text-properties style:font-name="Lucida Console" fo:color="#FFFFFF" fo:language="en" fo:country="US"/>
    </style:style>
    <style:style style:name="P651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65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653" style:parent-style-name="gntyacmbo3b" style:family="text">
      <style:text-properties style:font-name="Lucida Console" fo:color="#FFFFFF" fo:language="en" fo:country="US"/>
    </style:style>
    <style:style style:name="P65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655" style:parent-style-name="gntyacmbo3b" style:family="text">
      <style:text-properties style:font-name="Lucida Console" fo:color="#FFFFFF" fo:language="en" fo:country="US"/>
    </style:style>
    <style:style style:name="P65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657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658" style:parent-style-name="gntyacmbo3b" style:family="text">
      <style:text-properties style:font-name="Lucida Console" fo:color="#FFFFFF" fo:language="en" fo:country="US"/>
    </style:style>
    <style:style style:name="P65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660" style:parent-style-name="gntyacmbo3b" style:family="text">
      <style:text-properties style:font-name="Lucida Console" fo:color="#FFFFFF" fo:language="en" fo:country="US"/>
    </style:style>
    <style:style style:name="P661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66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663" style:parent-style-name="gntyacmbo3b" style:family="text">
      <style:text-properties style:font-name="Lucida Console" fo:color="#FFFFFF" fo:language="en" fo:country="US"/>
    </style:style>
    <style:style style:name="P66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665" style:parent-style-name="gntyacmbo3b" style:family="text">
      <style:text-properties style:font-name="Lucida Console" fo:color="#FFFFFF" fo:language="en" fo:country="US"/>
    </style:style>
    <style:style style:name="P66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667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668" style:parent-style-name="gntyacmbo3b" style:family="text">
      <style:text-properties style:font-name="Lucida Console" fo:color="#FFFFFF" fo:language="en" fo:country="US"/>
    </style:style>
    <style:style style:name="P66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670" style:parent-style-name="gntyacmbo3b" style:family="text">
      <style:text-properties style:font-name="Lucida Console" fo:color="#FFFFFF" fo:language="en" fo:country="US"/>
    </style:style>
    <style:style style:name="P671" style:parent-style-name="Normal" style:family="paragraph">
      <style:paragraph-properties fo:text-indent="0in"/>
      <style:text-properties fo:language="en" fo:country="US"/>
    </style:style>
    <style:style style:name="P67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673" style:parent-style-name="gntyacmbe3b" style:family="text">
      <style:text-properties style:font-name="Lucida Console" fo:color="#FF6600" fo:language="en" fo:country="US"/>
    </style:style>
    <style:style style:name="P67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675" style:parent-style-name="gntyacmbf4b" style:family="text">
      <style:text-properties style:font-name="Lucida Console" fo:color="#FF6600" fo:language="en" fo:country="US"/>
    </style:style>
    <style:style style:name="T676" style:parent-style-name="gntyacmbe3b" style:family="text">
      <style:text-properties style:font-name="Lucida Console" fo:color="#FF6600" fo:language="en" fo:country="US"/>
    </style:style>
    <style:style style:name="P677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678" style:parent-style-name="gntyacmbo3b" style:family="text">
      <style:text-properties style:font-name="Lucida Console" fo:color="#FFFFFF" fo:language="en" fo:country="US"/>
    </style:style>
    <style:style style:name="P67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680" style:parent-style-name="gntyacmbi3b" style:family="text">
      <style:text-properties style:font-name="Lucida Console" fo:color="#339999" fo:language="en" fo:country="US"/>
    </style:style>
    <style:style style:name="P681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682" style:parent-style-name="gntyacmbi3b" style:family="text">
      <style:text-properties style:font-name="Lucida Console" fo:color="#339999" fo:language="en" fo:country="US"/>
    </style:style>
    <style:style style:name="P68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68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685" style:parent-style-name="gntyacmbo3b" style:family="text">
      <style:text-properties style:font-name="Lucida Console" fo:color="#FFFFFF" fo:language="en" fo:country="US"/>
    </style:style>
    <style:style style:name="P68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687" style:parent-style-name="gntyacmbo3b" style:family="text">
      <style:text-properties style:font-name="Lucida Console" fo:color="#FFFFFF"/>
    </style:style>
    <style:style style:name="P688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689" style:parent-style-name="gntyacmbo3b" style:family="text">
      <style:text-properties style:font-name="Lucida Console" fo:color="#FFFFFF"/>
    </style:style>
    <style:style style:name="P69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691" style:parent-style-name="gntyacmbo3b" style:family="text">
      <style:text-properties style:font-name="Lucida Console" fo:color="#FFFFFF"/>
    </style:style>
    <style:style style:name="P69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693" style:parent-style-name="gntyacmbo3b" style:family="text">
      <style:text-properties style:font-name="Lucida Console" fo:color="#FFFFFF"/>
    </style:style>
    <style:style style:name="P69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695" style:parent-style-name="gntyacmbo3b" style:family="text">
      <style:text-properties style:font-name="Lucida Console" fo:color="#FFFFFF"/>
    </style:style>
    <style:style style:name="P69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697" style:parent-style-name="gntyacmbo3b" style:family="text">
      <style:text-properties style:font-name="Lucida Console" fo:color="#FFFFFF" fo:language="en" fo:country="US"/>
    </style:style>
    <style:style style:name="P698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69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700" style:parent-style-name="gntyacmbo3b" style:family="text">
      <style:text-properties style:font-name="Lucida Console" fo:color="#FFFFFF" fo:language="en" fo:country="US"/>
    </style:style>
    <style:style style:name="P701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702" style:parent-style-name="gntyacmbi3b" style:family="text">
      <style:text-properties style:font-name="Lucida Console" fo:color="#339999" fo:language="en" fo:country="US"/>
    </style:style>
    <style:style style:name="P70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704" style:parent-style-name="gntyacmbi3b" style:family="text">
      <style:text-properties style:font-name="Lucida Console" fo:color="#339999" fo:language="en" fo:country="US"/>
    </style:style>
    <style:style style:name="P70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70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707" style:parent-style-name="gntyacmbo3b" style:family="text">
      <style:text-properties style:font-name="Lucida Console" fo:color="#FFFFFF" fo:language="en" fo:country="US"/>
    </style:style>
    <style:style style:name="P708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709" style:parent-style-name="gntyacmbo3b" style:family="text">
      <style:text-properties style:font-name="Lucida Console" fo:color="#FFFFFF"/>
    </style:style>
    <style:style style:name="P71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711" style:parent-style-name="gntyacmbo3b" style:family="text">
      <style:text-properties style:font-name="Lucida Console" fo:color="#FFFFFF"/>
    </style:style>
    <style:style style:name="P71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713" style:parent-style-name="gntyacmbo3b" style:family="text">
      <style:text-properties style:font-name="Lucida Console" fo:color="#FFFFFF"/>
    </style:style>
    <style:style style:name="P71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715" style:parent-style-name="gntyacmbo3b" style:family="text">
      <style:text-properties style:font-name="Lucida Console" fo:color="#FFFFFF"/>
    </style:style>
    <style:style style:name="P71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717" style:parent-style-name="gntyacmbo3b" style:family="text">
      <style:text-properties style:font-name="Lucida Console" fo:color="#FFFFFF"/>
    </style:style>
    <style:style style:name="P718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719" style:parent-style-name="gntyacmbo3b" style:family="text">
      <style:text-properties style:font-name="Lucida Console" fo:color="#FFFFFF"/>
    </style:style>
    <style:style style:name="P72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P721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722" style:parent-style-name="gntyacmbo3b" style:family="text">
      <style:text-properties style:font-name="Lucida Console" fo:color="#FFFFFF"/>
    </style:style>
    <style:style style:name="P72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724" style:parent-style-name="gntyacmbi3b" style:family="text">
      <style:text-properties style:font-name="Lucida Console" fo:color="#339999" fo:language="en" fo:country="US"/>
    </style:style>
    <style:style style:name="P72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726" style:parent-style-name="gntyacmbi3b" style:family="text">
      <style:text-properties style:font-name="Lucida Console" fo:color="#339999" fo:language="en" fo:country="US"/>
    </style:style>
    <style:style style:name="P727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728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729" style:parent-style-name="gntyacmbo3b" style:family="text">
      <style:text-properties style:font-name="Lucida Console" fo:color="#FFFFFF" fo:language="en" fo:country="US"/>
    </style:style>
    <style:style style:name="P73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731" style:parent-style-name="gntyacmbo3b" style:family="text">
      <style:text-properties style:font-name="Lucida Console" fo:color="#FFFFFF"/>
    </style:style>
    <style:style style:name="P73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733" style:parent-style-name="gntyacmbo3b" style:family="text">
      <style:text-properties style:font-name="Lucida Console" fo:color="#FFFFFF"/>
    </style:style>
    <style:style style:name="P73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735" style:parent-style-name="gntyacmbo3b" style:family="text">
      <style:text-properties style:font-name="Lucida Console" fo:color="#FFFFFF"/>
    </style:style>
    <style:style style:name="P73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737" style:parent-style-name="gntyacmbo3b" style:family="text">
      <style:text-properties style:font-name="Lucida Console" fo:color="#FFFFFF"/>
    </style:style>
    <style:style style:name="P738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739" style:parent-style-name="gntyacmbo3b" style:family="text">
      <style:text-properties style:font-name="Lucida Console" fo:color="#FFFFFF"/>
    </style:style>
    <style:style style:name="P74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741" style:parent-style-name="gntyacmbo3b" style:family="text">
      <style:text-properties style:font-name="Lucida Console" fo:color="#FFFFFF"/>
    </style:style>
    <style:style style:name="P74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P74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744" style:parent-style-name="gntyacmbo3b" style:family="text">
      <style:text-properties style:font-name="Lucida Console" fo:color="#FFFFFF"/>
    </style:style>
    <style:style style:name="P74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746" style:parent-style-name="gntyacmbi3b" style:family="text">
      <style:text-properties style:font-name="Lucida Console" fo:color="#339999" fo:language="en" fo:country="US"/>
    </style:style>
    <style:style style:name="P747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748" style:parent-style-name="gntyacmbi3b" style:family="text">
      <style:text-properties style:font-name="Lucida Console" fo:color="#339999" fo:language="en" fo:country="US"/>
    </style:style>
    <style:style style:name="P74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75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751" style:parent-style-name="gntyacmbo3b" style:family="text">
      <style:text-properties style:font-name="Lucida Console" fo:color="#FFFFFF" fo:language="en" fo:country="US"/>
    </style:style>
    <style:style style:name="P75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753" style:parent-style-name="gntyacmbo3b" style:family="text">
      <style:text-properties style:font-name="Lucida Console" fo:color="#FFFFFF"/>
    </style:style>
    <style:style style:name="P75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755" style:parent-style-name="gntyacmbo3b" style:family="text">
      <style:text-properties style:font-name="Lucida Console" fo:color="#FFFFFF"/>
    </style:style>
    <style:style style:name="P75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757" style:parent-style-name="gntyacmbo3b" style:family="text">
      <style:text-properties style:font-name="Lucida Console" fo:color="#FFFFFF"/>
    </style:style>
    <style:style style:name="P758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759" style:parent-style-name="gntyacmbo3b" style:family="text">
      <style:text-properties style:font-name="Lucida Console" fo:color="#FFFFFF"/>
    </style:style>
    <style:style style:name="P76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761" style:parent-style-name="gntyacmbo3b" style:family="text">
      <style:text-properties style:font-name="Lucida Console" fo:color="#FFFFFF"/>
    </style:style>
    <style:style style:name="P76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763" style:parent-style-name="gntyacmbo3b" style:family="text">
      <style:text-properties style:font-name="Lucida Console" fo:color="#FFFFFF" fo:language="en" fo:country="US"/>
    </style:style>
    <style:style style:name="P76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76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766" style:parent-style-name="gntyacmbo3b" style:family="text">
      <style:text-properties style:font-name="Lucida Console" fo:color="#FFFFFF" fo:language="en" fo:country="US"/>
    </style:style>
    <style:style style:name="P767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768" style:parent-style-name="gntyacmbi3b" style:family="text">
      <style:text-properties style:font-name="Lucida Console" fo:color="#339999" fo:language="en" fo:country="US"/>
    </style:style>
    <style:style style:name="P76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770" style:parent-style-name="gntyacmbi3b" style:family="text">
      <style:text-properties style:font-name="Lucida Console" fo:color="#339999" fo:language="en" fo:country="US"/>
    </style:style>
    <style:style style:name="P771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77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773" style:parent-style-name="gntyacmbo3b" style:family="text">
      <style:text-properties style:font-name="Lucida Console" fo:color="#FFFFFF" fo:language="en" fo:country="US"/>
    </style:style>
    <style:style style:name="P77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775" style:parent-style-name="gntyacmbo3b" style:family="text">
      <style:text-properties style:font-name="Lucida Console" fo:color="#FFFFFF"/>
    </style:style>
    <style:style style:name="P77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777" style:parent-style-name="gntyacmbo3b" style:family="text">
      <style:text-properties style:font-name="Lucida Console" fo:color="#FFFFFF"/>
    </style:style>
    <style:style style:name="P778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779" style:parent-style-name="gntyacmbo3b" style:family="text">
      <style:text-properties style:font-name="Lucida Console" fo:color="#FFFFFF"/>
    </style:style>
    <style:style style:name="P78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781" style:parent-style-name="gntyacmbo3b" style:family="text">
      <style:text-properties style:font-name="Lucida Console" fo:color="#FFFFFF"/>
    </style:style>
    <style:style style:name="P78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783" style:parent-style-name="gntyacmbo3b" style:family="text">
      <style:text-properties style:font-name="Lucida Console" fo:color="#FFFFFF"/>
    </style:style>
    <style:style style:name="P78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785" style:parent-style-name="gntyacmbo3b" style:family="text">
      <style:text-properties style:font-name="Lucida Console" fo:color="#FFFFFF" fo:language="en" fo:country="US"/>
    </style:style>
    <style:style style:name="P78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787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788" style:parent-style-name="gntyacmbo3b" style:family="text">
      <style:text-properties style:font-name="Lucida Console" fo:color="#FFFFFF" fo:language="en" fo:country="US"/>
    </style:style>
    <style:style style:name="P78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790" style:parent-style-name="gntyacmbi3b" style:family="text">
      <style:text-properties style:font-name="Lucida Console" fo:color="#339999" fo:language="en" fo:country="US"/>
    </style:style>
    <style:style style:name="P791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792" style:parent-style-name="gntyacmbi3b" style:family="text">
      <style:text-properties style:font-name="Lucida Console" fo:color="#339999" fo:language="en" fo:country="US"/>
    </style:style>
    <style:style style:name="P79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79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795" style:parent-style-name="gntyacmbo3b" style:family="text">
      <style:text-properties style:font-name="Lucida Console" fo:color="#FFFFFF" fo:language="en" fo:country="US"/>
    </style:style>
    <style:style style:name="P79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797" style:parent-style-name="gntyacmbo3b" style:family="text">
      <style:text-properties style:font-name="Lucida Console" fo:color="#FFFFFF" fo:language="en" fo:country="US"/>
    </style:style>
    <style:style style:name="P798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799" style:parent-style-name="gntyacmbo3b" style:family="text">
      <style:text-properties style:font-name="Lucida Console" fo:color="#FFFFFF" fo:language="en" fo:country="US"/>
    </style:style>
    <style:style style:name="P80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801" style:parent-style-name="gntyacmbo3b" style:family="text">
      <style:text-properties style:font-name="Lucida Console" fo:color="#FFFFFF" fo:language="en" fo:country="US"/>
    </style:style>
    <style:style style:name="P80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803" style:parent-style-name="gntyacmbo3b" style:family="text">
      <style:text-properties style:font-name="Lucida Console" fo:color="#FFFFFF" fo:language="en" fo:country="US"/>
    </style:style>
    <style:style style:name="P80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805" style:parent-style-name="gntyacmbo3b" style:family="text">
      <style:text-properties style:font-name="Lucida Console" fo:color="#FFFFFF" fo:language="en" fo:country="US"/>
    </style:style>
    <style:style style:name="P80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807" style:parent-style-name="gntyacmbo3b" style:family="text">
      <style:text-properties style:font-name="Lucida Console" fo:color="#FFFFFF" fo:language="en" fo:country="US"/>
    </style:style>
    <style:style style:name="P808" style:parent-style-name="Normal" style:family="paragraph">
      <style:paragraph-properties fo:text-indent="0in"/>
      <style:text-properties fo:language="en" fo:country="US"/>
    </style:style>
    <style:style style:name="P80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810" style:parent-style-name="gntyacmbe3b" style:family="text">
      <style:text-properties style:font-name="Lucida Console" fo:color="#FF6600" fo:language="en" fo:country="US"/>
    </style:style>
    <style:style style:name="P811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812" style:parent-style-name="gntyacmbo3b" style:family="text">
      <style:text-properties style:font-name="Lucida Console" fo:color="#FFFFFF" fo:language="en" fo:country="US"/>
    </style:style>
    <style:style style:name="P81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814" style:parent-style-name="gntyacmbi3b" style:family="text">
      <style:text-properties style:font-name="Lucida Console" fo:color="#339999" fo:language="en" fo:country="US"/>
    </style:style>
    <style:style style:name="P81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816" style:parent-style-name="gntyacmbi3b" style:family="text">
      <style:text-properties style:font-name="Lucida Console" fo:color="#339999" fo:language="en" fo:country="US"/>
    </style:style>
    <style:style style:name="P817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818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819" style:parent-style-name="gntyacmbo3b" style:family="text">
      <style:text-properties style:font-name="Lucida Console" fo:color="#FFFFFF" fo:language="en" fo:country="US"/>
    </style:style>
    <style:style style:name="P82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821" style:parent-style-name="gntyacmbo3b" style:family="text">
      <style:text-properties style:font-name="Lucida Console" fo:color="#FFFFFF"/>
    </style:style>
    <style:style style:name="P82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823" style:parent-style-name="gntyacmbo3b" style:family="text">
      <style:text-properties style:font-name="Lucida Console" fo:color="#FFFFFF"/>
    </style:style>
    <style:style style:name="P82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825" style:parent-style-name="gntyacmbo3b" style:family="text">
      <style:text-properties style:font-name="Lucida Console" fo:color="#FFFFFF"/>
    </style:style>
    <style:style style:name="P82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827" style:parent-style-name="gntyacmbo3b" style:family="text">
      <style:text-properties style:font-name="Lucida Console" fo:color="#FFFFFF"/>
    </style:style>
    <style:style style:name="P828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829" style:parent-style-name="gntyacmbo3b" style:family="text">
      <style:text-properties style:font-name="Lucida Console" fo:color="#FFFFFF"/>
    </style:style>
    <style:style style:name="P83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831" style:parent-style-name="gntyacmbo3b" style:family="text">
      <style:text-properties style:font-name="Lucida Console" fo:color="#FFFFFF" fo:language="en" fo:country="US"/>
    </style:style>
    <style:style style:name="P83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83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834" style:parent-style-name="gntyacmbo3b" style:family="text">
      <style:text-properties style:font-name="Lucida Console" fo:color="#FFFFFF" fo:language="en" fo:country="US"/>
    </style:style>
    <style:style style:name="P83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836" style:parent-style-name="gntyacmbi3b" style:family="text">
      <style:text-properties style:font-name="Lucida Console" fo:color="#339999" fo:language="en" fo:country="US"/>
    </style:style>
    <style:style style:name="P837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838" style:parent-style-name="gntyacmbi3b" style:family="text">
      <style:text-properties style:font-name="Lucida Console" fo:color="#339999" fo:language="en" fo:country="US"/>
    </style:style>
    <style:style style:name="P83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84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841" style:parent-style-name="gntyacmbo3b" style:family="text">
      <style:text-properties style:font-name="Lucida Console" fo:color="#FFFFFF" fo:language="en" fo:country="US"/>
    </style:style>
    <style:style style:name="P84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843" style:parent-style-name="gntyacmbo3b" style:family="text">
      <style:text-properties style:font-name="Lucida Console" fo:color="#FFFFFF" fo:language="en" fo:country="US"/>
    </style:style>
    <style:style style:name="P84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845" style:parent-style-name="gntyacmbo3b" style:family="text">
      <style:text-properties style:font-name="Lucida Console" fo:color="#FFFFFF" fo:language="en" fo:country="US"/>
    </style:style>
    <style:style style:name="P84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847" style:parent-style-name="gntyacmbo3b" style:family="text">
      <style:text-properties style:font-name="Lucida Console" fo:color="#FFFFFF" fo:language="en" fo:country="US"/>
    </style:style>
    <style:style style:name="P848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849" style:parent-style-name="gntyacmbo3b" style:family="text">
      <style:text-properties style:font-name="Lucida Console" fo:color="#FFFFFF" fo:language="en" fo:country="US"/>
    </style:style>
    <style:style style:name="P85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851" style:parent-style-name="gntyacmbo3b" style:family="text">
      <style:text-properties style:font-name="Lucida Console" fo:color="#FFFFFF" fo:language="en" fo:country="US"/>
    </style:style>
    <style:style style:name="P85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853" style:parent-style-name="gntyacmbo3b" style:family="text">
      <style:text-properties style:font-name="Lucida Console" fo:color="#FFFFFF" fo:language="en" fo:country="US"/>
    </style:style>
    <style:style style:name="P85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85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856" style:parent-style-name="gntyacmbo3b" style:family="text">
      <style:text-properties style:font-name="Lucida Console" fo:color="#FFFFFF" fo:language="en" fo:country="US"/>
    </style:style>
    <style:style style:name="P857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858" style:parent-style-name="gntyacmbi3b" style:family="text">
      <style:text-properties style:font-name="Lucida Console" fo:color="#339999" fo:language="en" fo:country="US"/>
    </style:style>
    <style:style style:name="P85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860" style:parent-style-name="gntyacmbi3b" style:family="text">
      <style:text-properties style:font-name="Lucida Console" fo:color="#339999" fo:language="en" fo:country="US"/>
    </style:style>
    <style:style style:name="P861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86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863" style:parent-style-name="gntyacmbo3b" style:family="text">
      <style:text-properties style:font-name="Lucida Console" fo:color="#FFFFFF" fo:language="en" fo:country="US"/>
    </style:style>
    <style:style style:name="P86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865" style:parent-style-name="gntyacmbo3b" style:family="text">
      <style:text-properties style:font-name="Lucida Console" fo:color="#FFFFFF" fo:language="en" fo:country="US"/>
    </style:style>
    <style:style style:name="P86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867" style:parent-style-name="gntyacmbo3b" style:family="text">
      <style:text-properties style:font-name="Lucida Console" fo:color="#FFFFFF" fo:language="en" fo:country="US"/>
    </style:style>
    <style:style style:name="P868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869" style:parent-style-name="gntyacmbo3b" style:family="text">
      <style:text-properties style:font-name="Lucida Console" fo:color="#FFFFFF" fo:language="en" fo:country="US"/>
    </style:style>
    <style:style style:name="P87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871" style:parent-style-name="gntyacmbo3b" style:family="text">
      <style:text-properties style:font-name="Lucida Console" fo:color="#FFFFFF" fo:language="en" fo:country="US"/>
    </style:style>
    <style:style style:name="P87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873" style:parent-style-name="gntyacmbo3b" style:family="text">
      <style:text-properties style:font-name="Lucida Console" fo:color="#FFFFFF" fo:language="en" fo:country="US"/>
    </style:style>
    <style:style style:name="P87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875" style:parent-style-name="gntyacmbo3b" style:family="text">
      <style:text-properties style:font-name="Lucida Console" fo:color="#FFFFFF" fo:language="en" fo:country="US"/>
    </style:style>
    <style:style style:name="P87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877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878" style:parent-style-name="gntyacmbo3b" style:family="text">
      <style:text-properties style:font-name="Lucida Console" fo:color="#FFFFFF" fo:language="en" fo:country="US"/>
    </style:style>
    <style:style style:name="P87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880" style:parent-style-name="gntyacmbi3b" style:family="text">
      <style:text-properties style:font-name="Lucida Console" fo:color="#339999" fo:language="en" fo:country="US"/>
    </style:style>
    <style:style style:name="P881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882" style:parent-style-name="gntyacmbi3b" style:family="text">
      <style:text-properties style:font-name="Lucida Console" fo:color="#339999" fo:language="en" fo:country="US"/>
    </style:style>
    <style:style style:name="P88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88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885" style:parent-style-name="gntyacmbo3b" style:family="text">
      <style:text-properties style:font-name="Lucida Console" fo:color="#FFFFFF" fo:language="en" fo:country="US"/>
    </style:style>
    <style:style style:name="P88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887" style:parent-style-name="gntyacmbo3b" style:family="text">
      <style:text-properties style:font-name="Lucida Console" fo:color="#FFFFFF"/>
    </style:style>
    <style:style style:name="P888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889" style:parent-style-name="gntyacmbo3b" style:family="text">
      <style:text-properties style:font-name="Lucida Console" fo:color="#FFFFFF"/>
    </style:style>
    <style:style style:name="P89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891" style:parent-style-name="gntyacmbo3b" style:family="text">
      <style:text-properties style:font-name="Lucida Console" fo:color="#FFFFFF"/>
    </style:style>
    <style:style style:name="P89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893" style:parent-style-name="gntyacmbo3b" style:family="text">
      <style:text-properties style:font-name="Lucida Console" fo:color="#FFFFFF"/>
    </style:style>
    <style:style style:name="P89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895" style:parent-style-name="gntyacmbo3b" style:family="text">
      <style:text-properties style:font-name="Lucida Console" fo:color="#FFFFFF"/>
    </style:style>
    <style:style style:name="P89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897" style:parent-style-name="gntyacmbo3b" style:family="text">
      <style:text-properties style:font-name="Lucida Console" fo:color="#FFFFFF"/>
    </style:style>
    <style:style style:name="P898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P89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900" style:parent-style-name="gntyacmbo3b" style:family="text">
      <style:text-properties style:font-name="Lucida Console" fo:color="#FFFFFF"/>
    </style:style>
    <style:style style:name="P901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902" style:parent-style-name="gntyacmbi3b" style:family="text">
      <style:text-properties style:font-name="Lucida Console" fo:color="#339999" fo:language="en" fo:country="US"/>
    </style:style>
    <style:style style:name="P90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904" style:parent-style-name="gntyacmbi3b" style:family="text">
      <style:text-properties style:font-name="Lucida Console" fo:color="#339999" fo:language="en" fo:country="US"/>
    </style:style>
    <style:style style:name="P90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90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907" style:parent-style-name="gntyacmbo3b" style:family="text">
      <style:text-properties style:font-name="Lucida Console" fo:color="#FFFFFF" fo:language="en" fo:country="US"/>
    </style:style>
    <style:style style:name="P908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909" style:parent-style-name="gntyacmbo3b" style:family="text">
      <style:text-properties style:font-name="Lucida Console" fo:color="#FFFFFF" fo:language="en" fo:country="US"/>
    </style:style>
    <style:style style:name="P91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911" style:parent-style-name="gntyacmbo3b" style:family="text">
      <style:text-properties style:font-name="Lucida Console" fo:color="#FFFFFF" fo:language="en" fo:country="US"/>
    </style:style>
    <style:style style:name="P91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913" style:parent-style-name="gntyacmbo3b" style:family="text">
      <style:text-properties style:font-name="Lucida Console" fo:color="#FFFFFF" fo:language="en" fo:country="US"/>
    </style:style>
    <style:style style:name="P91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915" style:parent-style-name="gntyacmbo3b" style:family="text">
      <style:text-properties style:font-name="Lucida Console" fo:color="#FFFFFF" fo:language="en" fo:country="US"/>
    </style:style>
    <style:style style:name="P91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917" style:parent-style-name="gntyacmbo3b" style:family="text">
      <style:text-properties style:font-name="Lucida Console" fo:color="#FFFFFF" fo:language="en" fo:country="US"/>
    </style:style>
    <style:style style:name="P918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919" style:parent-style-name="gntyacmbo3b" style:family="text">
      <style:text-properties style:font-name="Lucida Console" fo:color="#FFFFFF" fo:language="en" fo:country="US"/>
    </style:style>
    <style:style style:name="P920" style:parent-style-name="Normal" style:family="paragraph">
      <style:paragraph-properties fo:text-indent="0in"/>
      <style:text-properties fo:language="en" fo:country="US"/>
    </style:style>
    <style:style style:name="P921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922" style:parent-style-name="gntyacmbe3b" style:family="text">
      <style:text-properties style:font-name="Lucida Console" fo:color="#FF6600" fo:language="en" fo:country="US"/>
    </style:style>
    <style:style style:name="P92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924" style:parent-style-name="gntyacmbo3b" style:family="text">
      <style:text-properties style:font-name="Lucida Console" fo:color="#FFFFFF" fo:language="en" fo:country="US"/>
    </style:style>
    <style:style style:name="P92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926" style:parent-style-name="gntyacmbi3b" style:family="text">
      <style:text-properties style:font-name="Lucida Console" fo:color="#339999" fo:language="en" fo:country="US"/>
    </style:style>
    <style:style style:name="P927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928" style:parent-style-name="gntyacmbi3b" style:family="text">
      <style:text-properties style:font-name="Lucida Console" fo:color="#339999" fo:language="en" fo:country="US"/>
    </style:style>
    <style:style style:name="P92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93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931" style:parent-style-name="gntyacmbo3b" style:family="text">
      <style:text-properties style:font-name="Lucida Console" fo:color="#FFFFFF" fo:language="en" fo:country="US"/>
    </style:style>
    <style:style style:name="P93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933" style:parent-style-name="gntyacmbo3b" style:family="text">
      <style:text-properties style:font-name="Lucida Console" fo:color="#FFFFFF" fo:language="en" fo:country="US"/>
    </style:style>
    <style:style style:name="P93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935" style:parent-style-name="gntyacmbo3b" style:family="text">
      <style:text-properties style:font-name="Lucida Console" fo:color="#FFFFFF" fo:language="en" fo:country="US"/>
    </style:style>
    <style:style style:name="P93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937" style:parent-style-name="gntyacmbo3b" style:family="text">
      <style:text-properties style:font-name="Lucida Console" fo:color="#FFFFFF" fo:language="en" fo:country="US"/>
    </style:style>
    <style:style style:name="P938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939" style:parent-style-name="gntyacmbo3b" style:family="text">
      <style:text-properties style:font-name="Lucida Console" fo:color="#FFFFFF" fo:language="en" fo:country="US"/>
    </style:style>
    <style:style style:name="P94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941" style:parent-style-name="gntyacmbo3b" style:family="text">
      <style:text-properties style:font-name="Lucida Console" fo:color="#FFFFFF" fo:language="en" fo:country="US"/>
    </style:style>
    <style:style style:name="P94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943" style:parent-style-name="gntyacmbo3b" style:family="text">
      <style:text-properties style:font-name="Lucida Console" fo:color="#FFFFFF" fo:language="en" fo:country="US"/>
    </style:style>
    <style:style style:name="P94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94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946" style:parent-style-name="gntyacmbo3b" style:family="text">
      <style:text-properties style:font-name="Lucida Console" fo:color="#FFFFFF" fo:language="en" fo:country="US"/>
    </style:style>
    <style:style style:name="P947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948" style:parent-style-name="gntyacmbi3b" style:family="text">
      <style:text-properties style:font-name="Lucida Console" fo:color="#339999" fo:language="en" fo:country="US"/>
    </style:style>
    <style:style style:name="P94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950" style:parent-style-name="gntyacmbi3b" style:family="text">
      <style:text-properties style:font-name="Lucida Console" fo:color="#339999" fo:language="en" fo:country="US"/>
    </style:style>
    <style:style style:name="P951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95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953" style:parent-style-name="gntyacmbo3b" style:family="text">
      <style:text-properties style:font-name="Lucida Console" fo:color="#FFFFFF" fo:language="en" fo:country="US"/>
    </style:style>
    <style:style style:name="P95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955" style:parent-style-name="gntyacmbo3b" style:family="text">
      <style:text-properties style:font-name="Lucida Console" fo:color="#FFFFFF" fo:language="en" fo:country="US"/>
    </style:style>
    <style:style style:name="P95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957" style:parent-style-name="gntyacmbo3b" style:family="text">
      <style:text-properties style:font-name="Lucida Console" fo:color="#FFFFFF" fo:language="en" fo:country="US"/>
    </style:style>
    <style:style style:name="P958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959" style:parent-style-name="gntyacmbo3b" style:family="text">
      <style:text-properties style:font-name="Lucida Console" fo:color="#FFFFFF" fo:language="en" fo:country="US"/>
    </style:style>
    <style:style style:name="P96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961" style:parent-style-name="gntyacmbo3b" style:family="text">
      <style:text-properties style:font-name="Lucida Console" fo:color="#FFFFFF" fo:language="en" fo:country="US"/>
    </style:style>
    <style:style style:name="P96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963" style:parent-style-name="gntyacmbo3b" style:family="text">
      <style:text-properties style:font-name="Lucida Console" fo:color="#FFFFFF" fo:language="en" fo:country="US"/>
    </style:style>
    <style:style style:name="P96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965" style:parent-style-name="gntyacmbo3b" style:family="text">
      <style:text-properties style:font-name="Lucida Console" fo:color="#FFFFFF" fo:language="en" fo:country="US"/>
    </style:style>
    <style:style style:name="P96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967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968" style:parent-style-name="gntyacmbo3b" style:family="text">
      <style:text-properties style:font-name="Lucida Console" fo:color="#FFFFFF" fo:language="en" fo:country="US"/>
    </style:style>
    <style:style style:name="P96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970" style:parent-style-name="gntyacmbi3b" style:family="text">
      <style:text-properties style:font-name="Lucida Console" fo:color="#339999" fo:language="en" fo:country="US"/>
    </style:style>
    <style:style style:name="P971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972" style:parent-style-name="gntyacmbi3b" style:family="text">
      <style:text-properties style:font-name="Lucida Console" fo:color="#339999" fo:language="en" fo:country="US"/>
    </style:style>
    <style:style style:name="P97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97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975" style:parent-style-name="gntyacmbo3b" style:family="text">
      <style:text-properties style:font-name="Lucida Console" fo:color="#FFFFFF" fo:language="en" fo:country="US"/>
    </style:style>
    <style:style style:name="P97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977" style:parent-style-name="gntyacmbo3b" style:family="text">
      <style:text-properties style:font-name="Lucida Console" fo:color="#FFFFFF" fo:language="en" fo:country="US"/>
    </style:style>
    <style:style style:name="P978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979" style:parent-style-name="gntyacmbo3b" style:family="text">
      <style:text-properties style:font-name="Lucida Console" fo:color="#FFFFFF" fo:language="en" fo:country="US"/>
    </style:style>
    <style:style style:name="P98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981" style:parent-style-name="gntyacmbo3b" style:family="text">
      <style:text-properties style:font-name="Lucida Console" fo:color="#FFFFFF" fo:language="en" fo:country="US"/>
    </style:style>
    <style:style style:name="P98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983" style:parent-style-name="gntyacmbo3b" style:family="text">
      <style:text-properties style:font-name="Lucida Console" fo:color="#FFFFFF" fo:language="en" fo:country="US"/>
    </style:style>
    <style:style style:name="P98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985" style:parent-style-name="gntyacmbo3b" style:family="text">
      <style:text-properties style:font-name="Lucida Console" fo:color="#FFFFFF" fo:language="en" fo:country="US"/>
    </style:style>
    <style:style style:name="P98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987" style:parent-style-name="gntyacmbo3b" style:family="text">
      <style:text-properties style:font-name="Lucida Console" fo:color="#FFFFFF" fo:language="en" fo:country="US"/>
    </style:style>
    <style:style style:name="P988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98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990" style:parent-style-name="gntyacmbo3b" style:family="text">
      <style:text-properties style:font-name="Lucida Console" fo:color="#FFFFFF" fo:language="en" fo:country="US"/>
    </style:style>
    <style:style style:name="P991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992" style:parent-style-name="gntyacmbi3b" style:family="text">
      <style:text-properties style:font-name="Lucida Console" fo:color="#339999" fo:language="en" fo:country="US"/>
    </style:style>
    <style:style style:name="P99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994" style:parent-style-name="gntyacmbi3b" style:family="text">
      <style:text-properties style:font-name="Lucida Console" fo:color="#339999" fo:language="en" fo:country="US"/>
    </style:style>
    <style:style style:name="P99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  <style:text-properties fo:language="en" fo:country="US"/>
    </style:style>
    <style:style style:name="P99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997" style:parent-style-name="gntyacmbo3b" style:family="text">
      <style:text-properties style:font-name="Lucida Console" fo:color="#FFFFFF" fo:language="en" fo:country="US"/>
    </style:style>
    <style:style style:name="P998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999" style:parent-style-name="gntyacmbo3b" style:family="text">
      <style:text-properties style:font-name="Lucida Console" fo:color="#FFFFFF"/>
    </style:style>
    <style:style style:name="P100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001" style:parent-style-name="gntyacmbo3b" style:family="text">
      <style:text-properties style:font-name="Lucida Console" fo:color="#FFFFFF"/>
    </style:style>
    <style:style style:name="P100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003" style:parent-style-name="gntyacmbo3b" style:family="text">
      <style:text-properties style:font-name="Lucida Console" fo:color="#FFFFFF"/>
    </style:style>
    <style:style style:name="P100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005" style:parent-style-name="gntyacmbo3b" style:family="text">
      <style:text-properties style:font-name="Lucida Console" fo:color="#FFFFFF"/>
    </style:style>
    <style:style style:name="P100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007" style:parent-style-name="gntyacmbo3b" style:family="text">
      <style:text-properties style:font-name="Lucida Console" fo:color="#FFFFFF"/>
    </style:style>
    <style:style style:name="P1008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009" style:parent-style-name="gntyacmbo3b" style:family="text">
      <style:text-properties style:font-name="Lucida Console" fo:color="#FFFFFF"/>
    </style:style>
    <style:style style:name="P1010" style:parent-style-name="Normal" style:family="paragraph">
      <style:paragraph-properties fo:text-indent="0in"/>
      <style:text-properties fo:language="en" fo:country="US"/>
    </style:style>
    <style:style style:name="TableColumn1012" style:family="table-column">
      <style:table-column-properties style:column-width="10.8972in"/>
    </style:style>
    <style:style style:name="Table1011" style:family="table">
      <style:table-properties style:width="10.8972in" fo:margin-left="-0.984in" table:align="left"/>
    </style:style>
    <style:style style:name="TableRow1013" style:family="table-row">
      <style:table-row-properties/>
    </style:style>
    <style:style style:name="TableCell1014" style:family="table-cell">
      <style:table-cell-properties fo:border="none" fo:background-color="#0F0F0F" style:writing-mode="lr-tb" fo:padding-top="0in" fo:padding-left="0.0625in" fo:padding-bottom="0.0833in" fo:padding-right="0in">
        <style:background-fill draw:fill="solid" draw:fill-color="#0F0F0F"/>
      </style:table-cell-properties>
    </style:style>
    <style:style style:name="P1015" style:parent-style-name="Normal" style:family="paragraph">
      <style:paragraph-properties style:line-break="normal" fo:text-align="start" fo:line-height="100%" fo:text-indent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Lucida Console" style:font-name-asian="Times New Roman" style:font-name-complex="Courier New" fo:color="#FF6600" style:letter-kerning="false" fo:font-size="10pt" style:font-size-asian="10pt" style:font-size-complex="10pt" fo:language="en" fo:country="US" style:language-asian="de" style:country-asian="DE" fo:hyphenate="true"/>
    </style:style>
    <style:style style:name="P1016" style:parent-style-name="Normal" style:family="paragraph">
      <style:paragraph-properties style:line-break="normal" fo:text-align="start" fo:line-height="100%" fo:text-indent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017" style:parent-style-name="Normal" style:family="paragraph">
      <style:paragraph-properties style:line-break="normal" fo:text-align="start" fo:line-height="100%" fo:text-indent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018" style:parent-style-name="Normal" style:family="paragraph">
      <style:paragraph-properties style:line-break="normal" fo:text-align="start" fo:line-height="100%" fo:text-indent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019" style:parent-style-name="Normal" style:family="paragraph">
      <style:paragraph-properties style:line-break="normal" fo:text-align="start" fo:line-height="100%" fo:text-indent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020" style:parent-style-name="Normal" style:family="paragraph">
      <style:paragraph-properties style:line-break="normal" fo:text-align="start" fo:line-height="100%" fo:text-indent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021" style:parent-style-name="Normal" style:family="paragraph">
      <style:paragraph-properties style:line-break="normal" fo:text-align="start" fo:line-height="100%" fo:text-indent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022" style:parent-style-name="Normal" style:family="paragraph">
      <style:paragraph-properties style:line-break="normal" fo:text-align="start" fo:line-height="100%" fo:text-indent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Lucida Console" style:font-name-asian="Times New Roman" style:font-name-complex="Courier New" fo:color="#FF6600" style:letter-kerning="false" fo:font-size="10pt" style:font-size-asian="10pt" style:font-size-complex="10pt" fo:language="en" fo:country="US" style:language-asian="de" style:country-asian="DE" fo:hyphenate="true"/>
    </style:style>
    <style:style style:name="P1023" style:parent-style-name="Normal" style:family="paragraph">
      <style:paragraph-properties style:line-break="normal" fo:text-align="start" fo:line-height="100%" fo:text-indent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024" style:parent-style-name="Normal" style:family="paragraph">
      <style:paragraph-properties style:line-break="normal" fo:text-align="start" fo:line-height="100%" fo:text-indent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025" style:parent-style-name="Normal" style:family="paragraph">
      <style:paragraph-properties style:line-break="normal" fo:text-align="start" fo:line-height="100%" fo:text-indent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026" style:parent-style-name="Normal" style:family="paragraph">
      <style:paragraph-properties style:line-break="normal" fo:text-align="start" fo:line-height="100%" fo:text-indent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027" style:parent-style-name="Normal" style:family="paragraph">
      <style:paragraph-properties style:line-break="normal" fo:text-align="start" fo:line-height="100%" fo:text-indent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028" style:parent-style-name="Normal" style:family="paragraph">
      <style:paragraph-properties style:line-break="normal" fo:text-align="start" fo:line-height="100%" fo:text-indent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029" style:parent-style-name="Normal" style:family="paragraph">
      <style:paragraph-properties style:line-break="normal" fo:text-align="start" fo:line-height="100%" fo:text-indent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Lucida Console" style:font-name-asian="Times New Roman" style:font-name-complex="Courier New" fo:color="#FF6600" style:letter-kerning="false" fo:font-size="10pt" style:font-size-asian="10pt" style:font-size-complex="10pt" fo:language="en" fo:country="US" style:language-asian="de" style:country-asian="DE" fo:hyphenate="true"/>
    </style:style>
    <style:style style:name="P1030" style:parent-style-name="Normal" style:family="paragraph">
      <style:paragraph-properties style:line-break="normal" fo:text-align="start" fo:line-height="100%" fo:text-indent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031" style:parent-style-name="Normal" style:family="paragraph">
      <style:paragraph-properties style:line-break="normal" fo:text-align="start" fo:line-height="100%" fo:text-indent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032" style:parent-style-name="Normal" style:family="paragraph">
      <style:paragraph-properties style:line-break="normal" fo:text-align="start" fo:line-height="100%" fo:text-indent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033" style:parent-style-name="Normal" style:family="paragraph">
      <style:paragraph-properties style:line-break="normal" fo:text-align="start" fo:line-height="100%" fo:text-indent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034" style:parent-style-name="Normal" style:family="paragraph">
      <style:paragraph-properties style:line-break="normal" fo:text-align="start" fo:line-height="100%" fo:text-indent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035" style:parent-style-name="Normal" style:family="paragraph">
      <style:paragraph-properties style:line-break="normal" fo:text-align="start" fo:line-height="100%" fo:text-indent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036" style:parent-style-name="Normal" style:family="paragraph">
      <style:paragraph-properties style:line-break="normal" fo:text-align="start" fo:line-height="100%" fo:text-indent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Lucida Console" style:font-name-asian="Times New Roman" style:font-name-complex="Courier New" fo:color="#FF6600" style:letter-kerning="false" fo:font-size="10pt" style:font-size-asian="10pt" style:font-size-complex="10pt" fo:language="en" fo:country="US" style:language-asian="de" style:country-asian="DE" fo:hyphenate="true"/>
    </style:style>
    <style:style style:name="P1037" style:parent-style-name="Normal" style:family="paragraph">
      <style:paragraph-properties style:line-break="normal" fo:text-align="start" fo:line-height="100%" fo:text-indent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038" style:parent-style-name="Normal" style:family="paragraph">
      <style:paragraph-properties style:line-break="normal" fo:text-align="start" fo:line-height="100%" fo:text-indent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039" style:parent-style-name="Normal" style:family="paragraph">
      <style:paragraph-properties style:line-break="normal" fo:text-align="start" fo:line-height="100%" fo:text-indent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040" style:parent-style-name="Normal" style:family="paragraph">
      <style:paragraph-properties style:line-break="normal" fo:text-align="start" fo:line-height="100%" fo:text-indent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041" style:parent-style-name="Normal" style:family="paragraph">
      <style:paragraph-properties style:line-break="normal" fo:text-align="start" fo:line-height="100%" fo:text-indent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Lucida Console" style:font-name-asian="Times New Roman" style:font-name-complex="Courier New" fo:color="#FF6600" style:letter-kerning="false" fo:font-size="10pt" style:font-size-asian="10pt" style:font-size-complex="10pt" fo:language="en" fo:country="US" style:language-asian="de" style:country-asian="DE" fo:hyphenate="true"/>
    </style:style>
    <style:style style:name="P1042" style:parent-style-name="Normal" style:family="paragraph">
      <style:paragraph-properties style:line-break="normal" fo:text-align="start" fo:line-height="100%" fo:text-indent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043" style:parent-style-name="Normal" style:family="paragraph">
      <style:paragraph-properties style:line-break="normal" fo:text-align="start" fo:line-height="100%" fo:text-indent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044" style:parent-style-name="Normal" style:family="paragraph">
      <style:paragraph-properties style:line-break="normal" fo:text-align="start" fo:line-height="100%" fo:text-indent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045" style:parent-style-name="Normal" style:family="paragraph">
      <style:paragraph-properties style:line-break="normal" fo:text-align="start" fo:line-height="100%" fo:text-indent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046" style:parent-style-name="Normal" style:family="paragraph">
      <style:paragraph-properties style:line-break="normal" fo:text-align="start" fo:line-height="100%" fo:text-indent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Lucida Console" style:font-name-asian="Times New Roman" style:font-name-complex="Courier New" fo:color="#FF6600" style:letter-kerning="false" fo:font-size="10pt" style:font-size-asian="10pt" style:font-size-complex="10pt" fo:language="en" fo:country="US" style:language-asian="de" style:country-asian="DE" fo:hyphenate="true"/>
    </style:style>
    <style:style style:name="P1047" style:parent-style-name="Normal" style:family="paragraph">
      <style:paragraph-properties style:line-break="normal" fo:text-align="start" fo:line-height="100%" fo:text-indent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048" style:parent-style-name="Normal" style:family="paragraph">
      <style:paragraph-properties style:line-break="normal" fo:text-align="start" fo:line-height="100%" fo:text-indent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049" style:parent-style-name="Normal" style:family="paragraph">
      <style:paragraph-properties style:line-break="normal" fo:text-align="start" fo:line-height="100%" fo:text-indent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050" style:parent-style-name="Normal" style:family="paragraph">
      <style:paragraph-properties style:line-break="normal" fo:text-align="start" fo:line-height="100%" fo:text-indent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051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T1052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P1053" style:parent-style-name="Normal" style:family="paragraph">
      <style:paragraph-properties fo:text-align="start" fo:line-height="100%" fo:text-indent="0in"/>
      <style:text-properties style:font-name="Times New Roman" style:font-name-asian="Times New Roman" style:letter-kerning="false" fo:font-size="12pt" style:font-size-asian="12pt" style:font-size-complex="12pt" style:language-asian="de" style:country-asian="DE" fo:hyphenate="true"/>
    </style:style>
    <style:style style:name="TableRow1054" style:family="table-row">
      <style:table-row-properties/>
    </style:style>
    <style:style style:name="TableCell1055" style:family="table-cell">
      <style:table-cell-properties fo:border="none" fo:background-color="#0F0F0F" style:writing-mode="lr-tb" fo:padding-top="0in" fo:padding-left="0.0625in" fo:padding-bottom="0.0833in" fo:padding-right="0in">
        <style:background-fill draw:fill="solid" draw:fill-color="#0F0F0F"/>
      </style:table-cell-properties>
    </style:style>
    <style:style style:name="P1056" style:parent-style-name="Normal" style:family="paragraph">
      <style:paragraph-properties fo:text-align="start" fo:line-height="100%" fo:text-indent="0in"/>
      <style:text-properties style:font-name="Times New Roman" style:font-name-asian="Times New Roman" style:letter-kerning="false" fo:font-size="10pt" style:font-size-asian="10pt" style:font-size-complex="10pt" style:language-asian="de" style:country-asian="DE" fo:hyphenate="true"/>
    </style:style>
    <style:style style:name="TableRow1057" style:family="table-row">
      <style:table-row-properties/>
    </style:style>
    <style:style style:name="TableCell1058" style:family="table-cell">
      <style:table-cell-properties fo:border="none" fo:background-color="#0F0F0F" style:writing-mode="lr-tb" fo:padding-top="0in" fo:padding-left="0.0625in" fo:padding-bottom="0.0833in" fo:padding-right="0in">
        <style:background-fill draw:fill="solid" draw:fill-color="#0F0F0F"/>
      </style:table-cell-properties>
    </style:style>
    <style:style style:name="TableColumn1060" style:family="table-column">
      <style:table-column-properties style:column-width="10.8347in"/>
    </style:style>
    <style:style style:name="Table1059" style:family="table">
      <style:table-properties style:width="10.8347in" fo:margin-left="0in" table:align="left"/>
    </style:style>
    <style:style style:name="TableRow1061" style:family="table-row">
      <style:table-row-properties/>
    </style:style>
    <style:style style:name="TableCell1062" style:family="table-cell">
      <style:table-cell-properties fo:border="none" style:writing-mode="lr-tb" fo:padding-top="0in" fo:padding-left="0in" fo:padding-bottom="0in" fo:padding-right="0in"/>
    </style:style>
    <style:style style:name="P1063" style:parent-style-name="Normal" style:family="paragraph">
      <style:paragraph-properties fo:text-align="start" fo:line-height="100%" fo:text-indent="0in"/>
      <style:text-properties style:font-name="Lucida Console" style:font-name-asian="Times New Roman" fo:color="#FF6600" style:letter-kerning="false" fo:font-size="10pt" style:font-size-asian="10pt" style:font-size-complex="10pt" style:language-asian="de" style:country-asian="DE" fo:hyphenate="true"/>
    </style:style>
    <style:style style:name="P1064" style:parent-style-name="Normal" style:family="paragraph">
      <style:paragraph-properties fo:text-align="start" fo:line-height="100%" fo:text-indent="0in"/>
      <style:text-properties style:font-name="Lucida Console" style:font-name-asian="Times New Roman" fo:color="#FFFFFF" style:letter-kerning="false" fo:font-size="10pt" style:font-size-asian="10pt" style:font-size-complex="10pt" style:language-asian="de" style:country-asian="DE" fo:hyphenate="true"/>
    </style:style>
    <style:style style:name="P1065" style:parent-style-name="Normal" style:family="paragraph">
      <style:paragraph-properties fo:text-indent="0in"/>
      <style:text-properties fo:language="en" fo:country="US"/>
    </style:style>
    <style:style style:name="P1066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6600" style:letter-kerning="false" fo:font-size="10pt" style:font-size-asian="10pt" style:font-size-complex="10pt" fo:language="en" fo:country="US" style:language-asian="de" style:country-asian="DE" fo:hyphenate="true"/>
    </style:style>
    <style:style style:name="P1067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6600" style:letter-kerning="false" fo:font-size="10pt" style:font-size-asian="10pt" style:font-size-complex="10pt" fo:language="en" fo:country="US" style:language-asian="de" style:country-asian="DE" fo:hyphenate="true"/>
    </style:style>
    <style:style style:name="P1068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069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070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071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072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073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074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6600" style:letter-kerning="false" fo:font-size="10pt" style:font-size-asian="10pt" style:font-size-complex="10pt" fo:language="en" fo:country="US" style:language-asian="de" style:country-asian="DE" fo:hyphenate="true"/>
    </style:style>
    <style:style style:name="P1075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076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077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078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079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080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081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6600" style:letter-kerning="false" fo:font-size="10pt" style:font-size-asian="10pt" style:font-size-complex="10pt" fo:language="en" fo:country="US" style:language-asian="de" style:country-asian="DE" fo:hyphenate="true"/>
    </style:style>
    <style:style style:name="P1082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083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084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085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086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087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088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6600" style:letter-kerning="false" fo:font-size="10pt" style:font-size-asian="10pt" style:font-size-complex="10pt" fo:language="en" fo:country="US" style:language-asian="de" style:country-asian="DE" fo:hyphenate="true"/>
    </style:style>
    <style:style style:name="P1089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090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091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092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093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6600" style:letter-kerning="false" fo:font-size="10pt" style:font-size-asian="10pt" style:font-size-complex="10pt" fo:language="en" fo:country="US" style:language-asian="de" style:country-asian="DE" fo:hyphenate="true"/>
    </style:style>
    <style:style style:name="P1094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095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096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097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098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6600" style:letter-kerning="false" fo:font-size="10pt" style:font-size-asian="10pt" style:font-size-complex="10pt" fo:language="en" fo:country="US" style:language-asian="de" style:country-asian="DE" fo:hyphenate="true"/>
    </style:style>
    <style:style style:name="P1099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100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101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102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1103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T1104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P1105" style:parent-style-name="Normal" style:family="paragraph">
      <style:paragraph-properties fo:text-indent="0in"/>
      <style:text-properties fo:language="en" fo:country="US"/>
    </style:style>
    <style:style style:name="P1106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107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1108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T1109" style:parent-style-name="DefaultParagraphFont" style:family="text">
      <style:text-properties style:font-name="Segoe UI Emoji" style:font-name-asian="Times New Roman" style:font-name-complex="Segoe UI Emoji" fo:color="#FFFFFF" style:letter-kerning="false" fo:font-size="10pt" style:font-size-asian="10pt" style:font-size-complex="10pt" fo:language="en" fo:country="US" style:language-asian="de" style:country-asian="DE"/>
    </style:style>
    <style:style style:name="T1110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T1111" style:parent-style-name="DefaultParagraphFont" style:family="text">
      <style:text-properties style:font-name="Segoe UI Emoji" style:font-name-asian="Times New Roman" style:font-name-complex="Segoe UI Emoji" fo:color="#FFFFFF" style:letter-kerning="false" fo:font-size="10pt" style:font-size-asian="10pt" style:font-size-complex="10pt" fo:language="en" fo:country="US" style:language-asian="de" style:country-asian="DE"/>
    </style:style>
    <style:style style:name="T1112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T1113" style:parent-style-name="DefaultParagraphFont" style:family="text">
      <style:text-properties style:font-name="Segoe UI Emoji" style:font-name-asian="Times New Roman" style:font-name-complex="Segoe UI Emoji" fo:color="#FFFFFF" style:letter-kerning="false" fo:font-size="10pt" style:font-size-asian="10pt" style:font-size-complex="10pt" fo:language="en" fo:country="US" style:language-asian="de" style:country-asian="DE"/>
    </style:style>
    <style:style style:name="T1114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T1115" style:parent-style-name="DefaultParagraphFont" style:family="text">
      <style:text-properties style:font-name="Segoe UI Emoji" style:font-name-asian="Times New Roman" style:font-name-complex="Segoe UI Emoji" fo:color="#FFFFFF" style:letter-kerning="false" fo:font-size="10pt" style:font-size-asian="10pt" style:font-size-complex="10pt" fo:language="en" fo:country="US" style:language-asian="de" style:country-asian="DE"/>
    </style:style>
    <style:style style:name="T1116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T1117" style:parent-style-name="DefaultParagraphFont" style:family="text">
      <style:text-properties style:font-name="Segoe UI Emoji" style:font-name-asian="Times New Roman" style:font-name-complex="Segoe UI Emoji" fo:color="#FFFFFF" style:letter-kerning="false" fo:font-size="10pt" style:font-size-asian="10pt" style:font-size-complex="10pt" fo:language="en" fo:country="US" style:language-asian="de" style:country-asian="DE"/>
    </style:style>
    <style:style style:name="T1118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T1119" style:parent-style-name="DefaultParagraphFont" style:family="text">
      <style:text-properties style:font-name="Segoe UI Emoji" style:font-name-asian="Times New Roman" style:font-name-complex="Segoe UI Emoji" fo:color="#FFFFFF" style:letter-kerning="false" fo:font-size="10pt" style:font-size-asian="10pt" style:font-size-complex="10pt" fo:language="en" fo:country="US" style:language-asian="de" style:country-asian="DE"/>
    </style:style>
    <style:style style:name="P1120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1121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T1122" style:parent-style-name="DefaultParagraphFont" style:family="text">
      <style:text-properties style:font-name="Segoe UI Emoji" style:font-name-asian="Times New Roman" style:font-name-complex="Segoe UI Emoji" fo:color="#FFFFFF" style:letter-kerning="false" fo:font-size="10pt" style:font-size-asian="10pt" style:font-size-complex="10pt" fo:language="en" fo:country="US" style:language-asian="de" style:country-asian="DE"/>
    </style:style>
    <style:style style:name="T1123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T1124" style:parent-style-name="DefaultParagraphFont" style:family="text">
      <style:text-properties style:font-name="Segoe UI Emoji" style:font-name-asian="Times New Roman" style:font-name-complex="Segoe UI Emoji" fo:color="#FFFFFF" style:letter-kerning="false" fo:font-size="10pt" style:font-size-asian="10pt" style:font-size-complex="10pt" fo:language="en" fo:country="US" style:language-asian="de" style:country-asian="DE"/>
    </style:style>
    <style:style style:name="T1125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T1126" style:parent-style-name="DefaultParagraphFont" style:family="text">
      <style:text-properties style:font-name="Segoe UI Emoji" style:font-name-asian="Times New Roman" style:font-name-complex="Segoe UI Emoji" fo:color="#FFFFFF" style:letter-kerning="false" fo:font-size="10pt" style:font-size-asian="10pt" style:font-size-complex="10pt" fo:language="en" fo:country="US" style:language-asian="de" style:country-asian="DE"/>
    </style:style>
    <style:style style:name="T1127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T1128" style:parent-style-name="DefaultParagraphFont" style:family="text">
      <style:text-properties style:font-name="Segoe UI Emoji" style:font-name-asian="Times New Roman" style:font-name-complex="Segoe UI Emoji" fo:color="#FFFFFF" style:letter-kerning="false" fo:font-size="10pt" style:font-size-asian="10pt" style:font-size-complex="10pt" fo:language="en" fo:country="US" style:language-asian="de" style:country-asian="DE"/>
    </style:style>
    <style:style style:name="T1129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T1130" style:parent-style-name="DefaultParagraphFont" style:family="text">
      <style:text-properties style:font-name="Segoe UI Emoji" style:font-name-asian="Times New Roman" style:font-name-complex="Segoe UI Emoji" fo:color="#FFFFFF" style:letter-kerning="false" fo:font-size="10pt" style:font-size-asian="10pt" style:font-size-complex="10pt" fo:language="en" fo:country="US" style:language-asian="de" style:country-asian="DE"/>
    </style:style>
    <style:style style:name="T1131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T1132" style:parent-style-name="DefaultParagraphFont" style:family="text">
      <style:text-properties style:font-name="Segoe UI Emoji" style:font-name-asian="Times New Roman" style:font-name-complex="Segoe UI Emoji" fo:color="#FFFFFF" style:letter-kerning="false" fo:font-size="10pt" style:font-size-asian="10pt" style:font-size-complex="10pt" fo:language="en" fo:country="US" style:language-asian="de" style:country-asian="DE"/>
    </style:style>
    <style:style style:name="P1133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1134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T1135" style:parent-style-name="DefaultParagraphFont" style:family="text">
      <style:text-properties style:font-name="Segoe UI Emoji" style:font-name-asian="Times New Roman" style:font-name-complex="Segoe UI Emoji" fo:color="#FFFFFF" style:letter-kerning="false" fo:font-size="10pt" style:font-size-asian="10pt" style:font-size-complex="10pt" fo:language="en" fo:country="US" style:language-asian="de" style:country-asian="DE"/>
    </style:style>
    <style:style style:name="T1136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T1137" style:parent-style-name="DefaultParagraphFont" style:family="text">
      <style:text-properties style:font-name="Segoe UI Emoji" style:font-name-asian="Times New Roman" style:font-name-complex="Segoe UI Emoji" fo:color="#FFFFFF" style:letter-kerning="false" fo:font-size="10pt" style:font-size-asian="10pt" style:font-size-complex="10pt" fo:language="en" fo:country="US" style:language-asian="de" style:country-asian="DE"/>
    </style:style>
    <style:style style:name="T1138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T1139" style:parent-style-name="DefaultParagraphFont" style:family="text">
      <style:text-properties style:font-name="Segoe UI Emoji" style:font-name-asian="Times New Roman" style:font-name-complex="Segoe UI Emoji" fo:color="#FFFFFF" style:letter-kerning="false" fo:font-size="10pt" style:font-size-asian="10pt" style:font-size-complex="10pt" fo:language="en" fo:country="US" style:language-asian="de" style:country-asian="DE"/>
    </style:style>
    <style:style style:name="T1140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T1141" style:parent-style-name="DefaultParagraphFont" style:family="text">
      <style:text-properties style:font-name="Segoe UI Emoji" style:font-name-asian="Times New Roman" style:font-name-complex="Segoe UI Emoji" fo:color="#FFFFFF" style:letter-kerning="false" fo:font-size="10pt" style:font-size-asian="10pt" style:font-size-complex="10pt" fo:language="en" fo:country="US" style:language-asian="de" style:country-asian="DE"/>
    </style:style>
    <style:style style:name="T1142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T1143" style:parent-style-name="DefaultParagraphFont" style:family="text">
      <style:text-properties style:font-name="Segoe UI Emoji" style:font-name-asian="Times New Roman" style:font-name-complex="Segoe UI Emoji" fo:color="#FFFFFF" style:letter-kerning="false" fo:font-size="10pt" style:font-size-asian="10pt" style:font-size-complex="10pt" fo:language="en" fo:country="US" style:language-asian="de" style:country-asian="DE"/>
    </style:style>
    <style:style style:name="T1144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T1145" style:parent-style-name="DefaultParagraphFont" style:family="text">
      <style:text-properties style:font-name="Segoe UI Emoji" style:font-name-asian="Times New Roman" style:font-name-complex="Segoe UI Emoji" fo:color="#FFFFFF" style:letter-kerning="false" fo:font-size="10pt" style:font-size-asian="10pt" style:font-size-complex="10pt" fo:language="en" fo:country="US" style:language-asian="de" style:country-asian="DE"/>
    </style:style>
    <style:style style:name="P1146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1147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T1148" style:parent-style-name="DefaultParagraphFont" style:family="text">
      <style:text-properties style:font-name="Segoe UI Emoji" style:font-name-asian="Times New Roman" style:font-name-complex="Segoe UI Emoji" fo:color="#FFFFFF" style:letter-kerning="false" fo:font-size="10pt" style:font-size-asian="10pt" style:font-size-complex="10pt" fo:language="en" fo:country="US" style:language-asian="de" style:country-asian="DE"/>
    </style:style>
    <style:style style:name="T1149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T1150" style:parent-style-name="DefaultParagraphFont" style:family="text">
      <style:text-properties style:font-name="Segoe UI Emoji" style:font-name-asian="Times New Roman" style:font-name-complex="Segoe UI Emoji" fo:color="#FFFFFF" style:letter-kerning="false" fo:font-size="10pt" style:font-size-asian="10pt" style:font-size-complex="10pt" fo:language="en" fo:country="US" style:language-asian="de" style:country-asian="DE"/>
    </style:style>
    <style:style style:name="T1151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T1152" style:parent-style-name="DefaultParagraphFont" style:family="text">
      <style:text-properties style:font-name="Segoe UI Emoji" style:font-name-asian="Times New Roman" style:font-name-complex="Segoe UI Emoji" fo:color="#FFFFFF" style:letter-kerning="false" fo:font-size="10pt" style:font-size-asian="10pt" style:font-size-complex="10pt" fo:language="en" fo:country="US" style:language-asian="de" style:country-asian="DE"/>
    </style:style>
    <style:style style:name="T1153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T1154" style:parent-style-name="DefaultParagraphFont" style:family="text">
      <style:text-properties style:font-name="Segoe UI Emoji" style:font-name-asian="Times New Roman" style:font-name-complex="Segoe UI Emoji" fo:color="#FFFFFF" style:letter-kerning="false" fo:font-size="10pt" style:font-size-asian="10pt" style:font-size-complex="10pt" fo:language="en" fo:country="US" style:language-asian="de" style:country-asian="DE"/>
    </style:style>
    <style:style style:name="T1155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T1156" style:parent-style-name="DefaultParagraphFont" style:family="text">
      <style:text-properties style:font-name="Segoe UI Emoji" style:font-name-asian="Times New Roman" style:font-name-complex="Segoe UI Emoji" fo:color="#FFFFFF" style:letter-kerning="false" fo:font-size="10pt" style:font-size-asian="10pt" style:font-size-complex="10pt" fo:language="en" fo:country="US" style:language-asian="de" style:country-asian="DE"/>
    </style:style>
    <style:style style:name="T1157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T1158" style:parent-style-name="DefaultParagraphFont" style:family="text">
      <style:text-properties style:font-name="Segoe UI Emoji" style:font-name-asian="Times New Roman" style:font-name-complex="Segoe UI Emoji" fo:color="#FFFFFF" style:letter-kerning="false" fo:font-size="10pt" style:font-size-asian="10pt" style:font-size-complex="10pt" fo:language="en" fo:country="US" style:language-asian="de" style:country-asian="DE"/>
    </style:style>
    <style:style style:name="P1159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6600" style:letter-kerning="false" fo:font-size="10pt" style:font-size-asian="10pt" style:font-size-complex="10pt" fo:language="en" fo:country="US" style:language-asian="de" style:country-asian="DE" fo:hyphenate="true"/>
    </style:style>
    <style:style style:name="P1160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6600" style:letter-kerning="false" fo:font-size="10pt" style:font-size-asian="10pt" style:font-size-complex="10pt" fo:language="en" fo:country="US" style:language-asian="de" style:country-asian="DE" fo:hyphenate="true"/>
    </style:style>
    <style:style style:name="P1161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6600" style:letter-kerning="false" fo:font-size="10pt" style:font-size-asian="10pt" style:font-size-complex="10pt" fo:language="en" fo:country="US" style:language-asian="de" style:country-asian="DE" fo:hyphenate="true"/>
    </style:style>
    <style:style style:name="P1162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6600" style:letter-kerning="false" fo:font-size="10pt" style:font-size-asian="10pt" style:font-size-complex="10pt" fo:language="en" fo:country="US" style:language-asian="de" style:country-asian="DE" fo:hyphenate="true"/>
    </style:style>
    <style:style style:name="P1163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6600" style:letter-kerning="false" fo:font-size="10pt" style:font-size-asian="10pt" style:font-size-complex="10pt" fo:language="en" fo:country="US" style:language-asian="de" style:country-asian="DE" fo:hyphenate="true"/>
    </style:style>
    <style:style style:name="P1164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6600" style:letter-kerning="false" fo:font-size="10pt" style:font-size-asian="10pt" style:font-size-complex="10pt" fo:language="en" fo:country="US" style:language-asian="de" style:country-asian="DE" fo:hyphenate="true"/>
    </style:style>
    <style:style style:name="P1165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6600" style:letter-kerning="false" fo:font-size="10pt" style:font-size-asian="10pt" style:font-size-complex="10pt" fo:language="en" fo:country="US" style:language-asian="de" style:country-asian="DE" fo:hyphenate="true"/>
    </style:style>
    <style:style style:name="P1166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6600" style:letter-kerning="false" fo:font-size="10pt" style:font-size-asian="10pt" style:font-size-complex="10pt" fo:language="en" fo:country="US" style:language-asian="de" style:country-asian="DE" fo:hyphenate="true"/>
    </style:style>
    <style:style style:name="P1167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6600" style:letter-kerning="false" fo:font-size="10pt" style:font-size-asian="10pt" style:font-size-complex="10pt" fo:language="en" fo:country="US" style:language-asian="de" style:country-asian="DE" fo:hyphenate="true"/>
    </style:style>
    <style:style style:name="P1168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6600" style:letter-kerning="false" fo:font-size="10pt" style:font-size-asian="10pt" style:font-size-complex="10pt" fo:language="en" fo:country="US" style:language-asian="de" style:country-asian="DE" fo:hyphenate="true"/>
    </style:style>
    <style:style style:name="P1169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6600" style:letter-kerning="false" fo:font-size="10pt" style:font-size-asian="10pt" style:font-size-complex="10pt" fo:language="en" fo:country="US" style:language-asian="de" style:country-asian="DE" fo:hyphenate="true"/>
    </style:style>
    <style:style style:name="P1170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6600" style:letter-kerning="false" fo:font-size="10pt" style:font-size-asian="10pt" style:font-size-complex="10pt" fo:language="en" fo:country="US" style:language-asian="de" style:country-asian="DE" fo:hyphenate="true"/>
    </style:style>
    <style:style style:name="P1171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6600" style:letter-kerning="false" fo:font-size="10pt" style:font-size-asian="10pt" style:font-size-complex="10pt" fo:language="en" fo:country="US" style:language-asian="de" style:country-asian="DE" fo:hyphenate="true"/>
    </style:style>
    <style:style style:name="P1172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6600" style:letter-kerning="false" fo:font-size="10pt" style:font-size-asian="10pt" style:font-size-complex="10pt" fo:language="en" fo:country="US" style:language-asian="de" style:country-asian="DE" fo:hyphenate="true"/>
    </style:style>
    <style:style style:name="P1173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6600" style:letter-kerning="false" fo:font-size="10pt" style:font-size-asian="10pt" style:font-size-complex="10pt" fo:language="en" fo:country="US" style:language-asian="de" style:country-asian="DE" fo:hyphenate="true"/>
    </style:style>
    <style:style style:name="P1174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6600" style:letter-kerning="false" fo:font-size="10pt" style:font-size-asian="10pt" style:font-size-complex="10pt" fo:language="en" fo:country="US" style:language-asian="de" style:country-asian="DE" fo:hyphenate="true"/>
    </style:style>
    <style:style style:name="P1175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6600" style:letter-kerning="false" fo:font-size="10pt" style:font-size-asian="10pt" style:font-size-complex="10pt" fo:language="en" fo:country="US" style:language-asian="de" style:country-asian="DE" fo:hyphenate="true"/>
    </style:style>
    <style:style style:name="P1176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6600" style:letter-kerning="false" fo:font-size="10pt" style:font-size-asian="10pt" style:font-size-complex="10pt" fo:language="en" fo:country="US" style:language-asian="de" style:country-asian="DE" fo:hyphenate="true"/>
    </style:style>
    <style:style style:name="P1177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6600" style:letter-kerning="false" fo:font-size="10pt" style:font-size-asian="10pt" style:font-size-complex="10pt" fo:language="en" fo:country="US" style:language-asian="de" style:country-asian="DE" fo:hyphenate="true"/>
    </style:style>
    <style:style style:name="P1178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6600" style:letter-kerning="false" fo:font-size="10pt" style:font-size-asian="10pt" style:font-size-complex="10pt" fo:language="en" fo:country="US" style:language-asian="de" style:country-asian="DE" fo:hyphenate="true"/>
    </style:style>
    <style:style style:name="P1179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180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181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182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183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184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6600" style:letter-kerning="false" fo:font-size="10pt" style:font-size-asian="10pt" style:font-size-complex="10pt" fo:language="en" fo:country="US" style:language-asian="de" style:country-asian="DE" fo:hyphenate="true"/>
    </style:style>
    <style:style style:name="P1185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6600" style:letter-kerning="false" fo:font-size="10pt" style:font-size-asian="10pt" style:font-size-complex="10pt" style:language-asian="de" style:country-asian="DE" fo:hyphenate="true"/>
    </style:style>
    <style:style style:name="P1186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6600" style:letter-kerning="false" fo:font-size="10pt" style:font-size-asian="10pt" style:font-size-complex="10pt" style:language-asian="de" style:country-asian="DE" fo:hyphenate="true"/>
    </style:style>
    <style:style style:name="P1187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1188" style:parent-style-name="DefaultParagraphFont" style:family="text">
      <style:text-properties style:font-name="Lucida Console" style:font-name-asian="Times New Roman" style:font-name-complex="Courier New" fo:color="#FF6600" style:letter-kerning="false" fo:font-size="10pt" style:font-size-asian="10pt" style:font-size-complex="10pt" style:language-asian="de" style:country-asian="DE"/>
    </style:style>
    <style:style style:name="P1189" style:parent-style-name="Normal" style:family="paragraph">
      <style:paragraph-properties fo:text-indent="0in"/>
      <style:text-properties fo:language="en" fo:country="US"/>
    </style:style>
    <style:style style:name="P1190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191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192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193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194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195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196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197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198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199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200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201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202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203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204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205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206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207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208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209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210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211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212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213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214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215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216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217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218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219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220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221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222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6600" style:letter-kerning="false" fo:font-size="10pt" style:font-size-asian="10pt" style:font-size-complex="10pt" fo:language="en" fo:country="US" style:language-asian="de" style:country-asian="DE" fo:hyphenate="true"/>
    </style:style>
    <style:style style:name="P1223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224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225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226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227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228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229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230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231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232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233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234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235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236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237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238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239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240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241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242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243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244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245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1246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T1247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P1248" style:parent-style-name="Normal" style:family="paragraph">
      <style:paragraph-properties fo:text-indent="0in"/>
      <style:text-properties fo:language="en" fo:country="US"/>
    </style:style>
    <style:style style:name="P1249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6600" style:letter-kerning="false" fo:font-size="10pt" style:font-size-asian="10pt" style:font-size-complex="10pt" fo:language="en" fo:country="US" style:language-asian="de" style:country-asian="DE" fo:hyphenate="true"/>
    </style:style>
    <style:style style:name="P1250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251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252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253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254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255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256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257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258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259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260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261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262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263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264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265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266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267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268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269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270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271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272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273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274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275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276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277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278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279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280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281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282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283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284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285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286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287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288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289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290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291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292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293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294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295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296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297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298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299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300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301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302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303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304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305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306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307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308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309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310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311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312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313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314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315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316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317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318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319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320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321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322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323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324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325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326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327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328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329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330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6600" style:letter-kerning="false" fo:font-size="10pt" style:font-size-asian="10pt" style:font-size-complex="10pt" fo:language="en" fo:country="US" style:language-asian="de" style:country-asian="DE" fo:hyphenate="true"/>
    </style:style>
    <style:style style:name="P1331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332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333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334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335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336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337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338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339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340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341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342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343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344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345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346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347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348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349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350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351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352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 fo:hyphenate="true"/>
    </style:style>
    <style:style style:name="P1353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fo:hyphenate="true"/>
    </style:style>
    <style:style style:name="T1354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T1355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P1356" style:parent-style-name="Normal" style:family="paragraph">
      <style:paragraph-properties fo:text-indent="0in"/>
      <style:text-properties fo:language="en" fo:country="US"/>
    </style:style>
  </office:automatic-styles>
  <office:body>
    <office:text text:use-soft-page-breaks="true">
      <text:p text:style-name="P1">Normality results – 2 cluster</text:p>
      <text:p text:style-name="P2">&gt; normality_results</text:p>
      <text:p text:style-name="P3">$pvt_reaction_time</text:p>
      <text:p text:style-name="P4"/>
      <text:p text:style-name="P5"><text:tab/>Shapiro-Wilk normality test</text:p>
      <text:p text:style-name="P6"/>
      <text:p text:style-name="P7">data: <text:s/>residuals(lm(clean_data[[variable]] ~ as.factor(cluster), data = clean_data))</text:p>
      <text:p text:style-name="P8">W = 0.82109, p-value = 9.095e-08</text:p>
      <text:p text:style-name="P9"/>
      <text:p text:style-name="P10"/>
      <text:p text:style-name="P11">$nback_miss_1</text:p>
      <text:p text:style-name="P12"/>
      <text:p text:style-name="P13"><text:tab/>Shapiro-Wilk normality test</text:p>
      <text:p text:style-name="P14"/>
      <text:p text:style-name="P15">data: <text:s/>residuals(lm(clean_data[[variable]] ~ as.factor(cluster), data = clean_data))</text:p>
      <text:p text:style-name="P16">W = 0.95694, p-value = 0.01702</text:p>
      <text:p text:style-name="P17"/>
      <text:p text:style-name="P18"/>
      <text:p text:style-name="P19">$nback_miss_2</text:p>
      <text:p text:style-name="P20"/>
      <text:p text:style-name="P21"><text:tab/>Shapiro-Wilk normality test</text:p>
      <text:p text:style-name="P22"/>
      <text:p text:style-name="P23">data: <text:s/>residuals(lm(clean_data[[variable]] ~ as.factor(cluster), data = clean_data))</text:p>
      <text:p text:style-name="P24">W = 0.97487, p-value = 0.1715</text:p>
      <text:p text:style-name="P25"/>
      <text:p text:style-name="P26"/>
      <text:p text:style-name="P27">$tmt_a_time</text:p>
      <text:p text:style-name="P28"/>
      <text:p text:style-name="P29"><text:tab/>Shapiro-Wilk normality test</text:p>
      <text:p text:style-name="P30"/>
      <text:p text:style-name="P31">data: <text:s/>residuals(lm(clean_data[[variable]] ~ as.factor(cluster), data = clean_data))</text:p>
      <text:p text:style-name="P32">W = 0.96891, p-value = 0.07907</text:p>
      <text:p text:style-name="P33"/>
      <text:p text:style-name="P34"/>
      <text:p text:style-name="P35">$tmt_b_time</text:p>
      <text:p text:style-name="P36"/>
      <text:p text:style-name="P37"><text:tab/>Shapiro-Wilk normality test</text:p>
      <text:p text:style-name="P38"/>
      <text:p text:style-name="P39">data: <text:s/>residuals(lm(clean_data[[variable]] ~ as.factor(cluster), data = clean_data))</text:p>
      <text:p text:style-name="P40">W = 0.83599, p-value = 2.481e-07</text:p>
      <text:p text:style-name="P41"/>
      <text:p text:style-name="P42"/>
      <text:p text:style-name="P43">$tmt_diff</text:p>
      <text:p text:style-name="P44"/>
      <text:p text:style-name="P45"><text:tab/>Shapiro-Wilk normality test</text:p>
      <text:p text:style-name="P46"/>
      <text:p text:style-name="P47">data: <text:s/>residuals(lm(clean_data[[variable]] ~ as.factor(cluster), data = clean_data))</text:p>
      <text:p text:style-name="P48"><text:span text:style-name="T49">W = 0.8319, p-value = 1.873e-07</text:span></text:p>
      <text:p text:style-name="P50"/>
      <text:p text:style-name="P51"><text:span text:style-name="T52">&gt;<text:s/></text:span><text:span text:style-name="T53">homogeneity_results</text:span></text:p>
      <text:p text:style-name="P54"><text:span text:style-name="T55">$pvt_reaction_time</text:span></text:p>
      <text:p text:style-name="P56"><text:span text:style-name="T57">Levene's Test for Homogeneity of Variance (center = median)</text:span></text:p>
      <text:p text:style-name="P58"><text:span text:style-name="T59"><text:s text:c="6"/>Df F value <text:s text:c="2"/>Pr(&gt;F) <text:s text:c="2"/></text:span></text:p>
      <text:p text:style-name="P60"><text:span text:style-name="T61">group <text:s/>1 <text:s/>7.7683 0.006887 **</text:span></text:p>
      <text:p text:style-name="P62"><text:span text:style-name="T63"><text:s text:c="6"/>68 <text:s text:c="19"/></text:span></text:p>
      <text:p text:style-name="P64"><text:span text:style-name="T65">---</text:span></text:p>
      <text:p text:style-name="P66"><text:span text:style-name="T67">Signif. codes: <text:s/>0 ‘***’ 0.001 ‘**’ 0.01 ‘*’ 0.05 ‘.’ 0.1 ‘ ’ 1</text:span></text:p>
      <text:p text:style-name="P68"/>
      <text:p text:style-name="P69"><text:span text:style-name="T70">$nback_miss_1</text:span></text:p>
      <text:p text:style-name="P71"><text:span text:style-name="T72">Levene's Test for Homogeneity of Variance (center = median)</text:span></text:p>
      <text:p text:style-name="P73"><text:span text:style-name="T74"><text:s text:c="6"/>Df F value <text:s/>Pr(&gt;F) <text:s/></text:span></text:p>
      <text:p text:style-name="P75"><text:span text:style-name="T76">group <text:s/>1 <text:s/>3.7301 0.05761 .</text:span></text:p>
      <text:p text:style-name="P77"><text:span text:style-name="T78"><text:s text:c="6"/>68 <text:s text:c="17"/></text:span></text:p>
      <text:soft-page-break/>
      <text:p text:style-name="P79"><text:span text:style-name="T80">---</text:span></text:p>
      <text:p text:style-name="P81"><text:span text:style-name="T82">Signif. codes: <text:s/>0 ‘***’ 0.001 ‘**’ 0.01 ‘*’ 0.05 ‘.’ 0.1 ‘ ’ 1</text:span></text:p>
      <text:p text:style-name="P83"/>
      <text:p text:style-name="P84"><text:span text:style-name="T85">$nback_miss_2</text:span></text:p>
      <text:p text:style-name="P86"><text:span text:style-name="T87">Levene's Test for Homogeneity of Variance (center = median)</text:span></text:p>
      <text:p text:style-name="P88"><text:span text:style-name="T89"><text:s text:c="6"/>Df F value <text:s/>Pr(&gt;F) <text:s/></text:span></text:p>
      <text:p text:style-name="P90"><text:span text:style-name="T91">group <text:s/>1 <text:s/>3.2772 0.07467 .</text:span></text:p>
      <text:p text:style-name="P92"><text:span text:style-name="T93"><text:s text:c="6"/>68 <text:s text:c="17"/></text:span></text:p>
      <text:p text:style-name="P94"><text:span text:style-name="T95">---</text:span></text:p>
      <text:p text:style-name="P96"><text:span text:style-name="T97">Signif. codes: <text:s/>0 ‘***’ 0.001 ‘**’ 0.01 ‘*’ 0.05 ‘.’ 0.1 ‘ ’ 1</text:span></text:p>
      <text:p text:style-name="P98"/>
      <text:p text:style-name="P99"><text:span text:style-name="T100">$tmt_a_time</text:span></text:p>
      <text:p text:style-name="P101"><text:span text:style-name="T102">Levene's Test for Homogeneity of Variance (center = median)</text:span></text:p>
      <text:p text:style-name="P103"><text:span text:style-name="T104"><text:s text:c="6"/>Df F value <text:s text:c="2"/>Pr(&gt;F) <text:s text:c="2"/></text:span></text:p>
      <text:p text:style-name="P105"><text:span text:style-name="T106">group <text:s/>1 <text:s/>10.176 0.002153 **</text:span></text:p>
      <text:p text:style-name="P107"><text:span text:style-name="T108"><text:s text:c="6"/>68 <text:s text:c="19"/></text:span></text:p>
      <text:p text:style-name="P109"><text:span text:style-name="T110">---</text:span></text:p>
      <text:p text:style-name="P111"><text:span text:style-name="T112">Signif. codes: <text:s/>0 ‘***’ 0.001 ‘**’ 0.01 ‘*’ 0.05 ‘.’ 0.1 ‘ ’ 1</text:span></text:p>
      <text:p text:style-name="P113"/>
      <text:p text:style-name="P114"><text:span text:style-name="T115">$tmt_b_time</text:span></text:p>
      <text:p text:style-name="P116"><text:span text:style-name="T117">Levene's Test for Homogeneity of Variance (center = median)</text:span></text:p>
      <text:p text:style-name="P118"><text:span text:style-name="T119"><text:s text:c="6"/>Df F value <text:s/>Pr(&gt;F) <text:s/></text:span></text:p>
      <text:p text:style-name="P120"><text:span text:style-name="T121">group <text:s/>1 <text:s/>5.3301 0.02401 *</text:span></text:p>
      <text:p text:style-name="P122"><text:span text:style-name="T123"><text:s text:c="6"/>68 <text:s text:c="17"/></text:span></text:p>
      <text:p text:style-name="P124"><text:span text:style-name="T125">---</text:span></text:p>
      <text:p text:style-name="P126"><text:span text:style-name="T127">Signif. codes: <text:s/>0 ‘***’ 0.001 ‘**’ 0.01 ‘*’ 0.05 ‘.’ 0.1 ‘ ’ 1</text:span></text:p>
      <text:p text:style-name="P128"/>
      <text:p text:style-name="P129"><text:span text:style-name="T130">$tmt_diff</text:span></text:p>
      <text:p text:style-name="P131"><text:span text:style-name="T132">Levene's Test for Homogeneity of Variance (center = median)</text:span></text:p>
      <text:p text:style-name="P133"><text:span text:style-name="T134"><text:s text:c="6"/>Df F value <text:s/>Pr(&gt;F) <text:s/></text:span></text:p>
      <text:p text:style-name="P135"><text:span text:style-name="T136">group <text:s/>1 <text:s/>4.0407 0.04838 *</text:span></text:p>
      <text:p text:style-name="P137"><text:span text:style-name="T138"><text:s text:c="6"/></text:span><text:span text:style-name="T139">68 <text:s text:c="17"/></text:span></text:p>
      <text:p text:style-name="P140"><text:span text:style-name="T141">---</text:span></text:p>
      <text:p text:style-name="P142"><text:span text:style-name="T143">Signif. codes: <text:s/>0 ‘***’ 0.001 ‘**’ 0.01 ‘*’ 0.05 ‘.’ 0.1 ‘ ’ 1</text:span></text:p>
      <text:p text:style-name="P144"/>
      <text:p text:style-name="P145"><text:span text:style-name="T146">shapiro_per_cluster</text:span></text:p>
      <text:p text:style-name="P147"><text:span text:style-name="T148">$pvt_reaction_time</text:span></text:p>
      <text:p text:style-name="P149"><text:span text:style-name="T150">$pvt_reaction_time$cluster_1</text:span></text:p>
      <text:p text:style-name="P151"><text:span text:style-name="T152">$pvt_reaction_time$cluster_1$W</text:span></text:p>
      <text:p text:style-name="P153"><text:span text:style-name="T154"><text:s text:c="5"/>W<text:s/></text:span></text:p>
      <text:p text:style-name="P155"><text:span text:style-name="T156">0.8264<text:s/></text:span></text:p>
      <text:p text:style-name="P157"/>
      <text:p text:style-name="P158"><text:span text:style-name="T159">$pvt_reaction_time$cluster_1$p_value</text:span></text:p>
      <text:p text:style-name="P160"><text:span text:style-name="T161">[1] 0</text:span></text:p>
      <text:p text:style-name="P162"/>
      <text:p text:style-name="P163"/>
      <text:p text:style-name="P164"><text:span text:style-name="T165">$pvt_reaction_time$cluster_2</text:span></text:p>
      <text:p text:style-name="P166"><text:span text:style-name="T167">$pvt_reaction_time$cluster_2$W</text:span></text:p>
      <text:p text:style-name="P168"><text:span text:style-name="T169"><text:s text:c="5"/>W<text:s/></text:span></text:p>
      <text:p text:style-name="P170"><text:span text:style-name="T171">0.9222<text:s/></text:span></text:p>
      <text:p text:style-name="P172"/>
      <text:p text:style-name="P173"><text:span text:style-name="T174">$pvt_reaction_time$cluster_2$p_value</text:span></text:p>
      <text:p text:style-name="P175"><text:span text:style-name="T176">[1] 0.0347</text:span></text:p>
      <text:p text:style-name="P177"/>
      <text:p text:style-name="P178"/>
      <text:p text:style-name="P179"/>
      <text:p text:style-name="P180"><text:span text:style-name="T181">$nback_miss_1</text:span></text:p>
      <text:p text:style-name="P182"><text:span text:style-name="T183">$nback_miss_1$cluster_1</text:span></text:p>
      <text:p text:style-name="P184"><text:span text:style-name="T185">$nback_miss_1$cluster_1$W</text:span></text:p>
      <text:p text:style-name="P186"><text:span text:style-name="T187"><text:s text:c="5"/>W<text:s/></text:span></text:p>
      <text:p text:style-name="P188"><text:span text:style-name="T189">0.9412<text:s/></text:span></text:p>
      <text:p text:style-name="P190"/>
      <text:p text:style-name="P191"><text:span text:style-name="T192">$nback_miss_1$cluster_1$p_value</text:span></text:p>
      <text:p text:style-name="P193"><text:span text:style-name="T194">[1] 0.0345</text:span></text:p>
      <text:p text:style-name="P195"/>
      <text:p text:style-name="P196"/>
      <text:p text:style-name="P197"><text:span text:style-name="T198">$nback_miss_1$cluster_2</text:span></text:p>
      <text:p text:style-name="P199"><text:span text:style-name="T200">$nback_miss_1$cluster_2$W</text:span></text:p>
      <text:soft-page-break/>
      <text:p text:style-name="P201"><text:span text:style-name="T202"><text:s text:c="5"/>W<text:s/></text:span></text:p>
      <text:p text:style-name="P203"><text:span text:style-name="T204">0.9063<text:s/></text:span></text:p>
      <text:p text:style-name="P205"/>
      <text:p text:style-name="P206"><text:span text:style-name="T207">$nback_miss_1$cluster_2$p_value</text:span></text:p>
      <text:p text:style-name="P208"><text:span text:style-name="T209">[1] 0.0139</text:span></text:p>
      <text:p text:style-name="P210"/>
      <text:p text:style-name="P211"/>
      <text:p text:style-name="P212"/>
      <text:p text:style-name="P213"><text:span text:style-name="T214">$nback_miss_2</text:span></text:p>
      <text:p text:style-name="P215"><text:span text:style-name="T216">$nback_miss_2$cluster_1</text:span></text:p>
      <text:p text:style-name="P217"><text:span text:style-name="T218">$nback_miss_2$cluster_1$W</text:span></text:p>
      <text:p text:style-name="P219"><text:span text:style-name="T220"><text:s text:c="5"/>W<text:s/></text:span></text:p>
      <text:p text:style-name="P221"><text:span text:style-name="T222">0.9521<text:s/></text:span></text:p>
      <text:p text:style-name="P223"/>
      <text:p text:style-name="P224"><text:span text:style-name="T225">$nback_miss_2$cluster_1$p_value</text:span></text:p>
      <text:p text:style-name="P226"><text:span text:style-name="T227">[1] 0.0828</text:span></text:p>
      <text:p text:style-name="P228"/>
      <text:p text:style-name="P229"/>
      <text:p text:style-name="P230"><text:span text:style-name="T231">$nback_miss_2$cluster_2</text:span></text:p>
      <text:p text:style-name="P232"><text:span text:style-name="T233">$nback_miss_2$cluster_2$W</text:span></text:p>
      <text:p text:style-name="P234"><text:span text:style-name="T235"><text:s text:c="5"/>W<text:s/></text:span></text:p>
      <text:p text:style-name="P236"><text:span text:style-name="T237">0.9626<text:s/></text:span></text:p>
      <text:p text:style-name="P238"/>
      <text:p text:style-name="P239"><text:span text:style-name="T240">$nback_miss_2$cluster_2$p_value</text:span></text:p>
      <text:p text:style-name="P241"><text:span text:style-name="T242">[1] 0.3806</text:span></text:p>
      <text:p text:style-name="P243"/>
      <text:p text:style-name="P244"/>
      <text:p text:style-name="P245"/>
      <text:p text:style-name="P246"><text:span text:style-name="T247">$tmt_a_time</text:span></text:p>
      <text:p text:style-name="P248"><text:span text:style-name="T249">$tmt_a_time$cluster_1</text:span></text:p>
      <text:p text:style-name="P250"><text:span text:style-name="T251">$tmt_a_time$cluster_1$W</text:span></text:p>
      <text:p text:style-name="P252"><text:span text:style-name="T253"><text:s text:c="5"/>W<text:s/></text:span></text:p>
      <text:p text:style-name="P254"><text:span text:style-name="T255">0.9604<text:s/></text:span></text:p>
      <text:p text:style-name="P256"/>
      <text:p text:style-name="P257"><text:span text:style-name="T258">$tmt_a_time$cluster_1$p_value</text:span></text:p>
      <text:p text:style-name="P259"><text:span text:style-name="T260">[1] 0.163</text:span></text:p>
      <text:p text:style-name="P261"/>
      <text:p text:style-name="P262"/>
      <text:p text:style-name="P263"><text:span text:style-name="T264">$tmt_a_time$cluster_2</text:span></text:p>
      <text:p text:style-name="P265"><text:span text:style-name="T266">$tmt_a_time$cluster_2$W</text:span></text:p>
      <text:p text:style-name="P267"><text:span text:style-name="T268"><text:s text:c="5"/>W<text:s/></text:span></text:p>
      <text:p text:style-name="P269"><text:span text:style-name="T270">0.9697<text:s/></text:span></text:p>
      <text:p text:style-name="P271"/>
      <text:p text:style-name="P272"><text:span text:style-name="T273">$tmt_a_time$cluster_2$p_value</text:span></text:p>
      <text:p text:style-name="P274"><text:span text:style-name="T275">[1] 0.5529</text:span></text:p>
      <text:p text:style-name="P276"/>
      <text:p text:style-name="P277"/>
      <text:p text:style-name="P278"/>
      <text:p text:style-name="P279"><text:span text:style-name="T280">$tmt_b_time</text:span></text:p>
      <text:p text:style-name="P281"><text:span text:style-name="T282">$tmt_b_time$cluster_1</text:span></text:p>
      <text:p text:style-name="P283"><text:span text:style-name="T284">$tmt_b_time$cluster_1$W</text:span></text:p>
      <text:p text:style-name="P285"><text:span text:style-name="T286"><text:s text:c="5"/>W<text:s/></text:span></text:p>
      <text:p text:style-name="P287"><text:span text:style-name="T288">0.8246<text:s/></text:span></text:p>
      <text:p text:style-name="P289"/>
      <text:p text:style-name="P290"><text:span text:style-name="T291">$tmt_b_time$cluster_1$p_value</text:span></text:p>
      <text:p text:style-name="P292"><text:span text:style-name="T293">[1] 0</text:span></text:p>
      <text:p text:style-name="P294"/>
      <text:p text:style-name="P295"/>
      <text:p text:style-name="P296"><text:span text:style-name="T297">$tmt_b_time$cluster_2</text:span></text:p>
      <text:p text:style-name="P298"><text:span text:style-name="T299">$tmt_b_time$cluster_2$W</text:span></text:p>
      <text:p text:style-name="P300"><text:span text:style-name="T301"><text:s text:c="5"/>W<text:s/></text:span></text:p>
      <text:p text:style-name="P302"><text:span text:style-name="T303">0.9771<text:s/></text:span></text:p>
      <text:p text:style-name="P304"/>
      <text:p text:style-name="P305"><text:span text:style-name="T306">$tmt_b_time$cluster_2$p_value</text:span></text:p>
      <text:p text:style-name="P307"><text:span text:style-name="T308">[1] 0.7608</text:span></text:p>
      <text:p text:style-name="P309"/>
      <text:p text:style-name="P310"/>
      <text:p text:style-name="P311"/>
      <text:soft-page-break/>
      <text:p text:style-name="P312"><text:span text:style-name="T313">$tmt_diff</text:span></text:p>
      <text:p text:style-name="P314"><text:span text:style-name="T315">$tmt_diff$cluster_1</text:span></text:p>
      <text:p text:style-name="P316"><text:span text:style-name="T317">$tmt_diff$cluster_1$W</text:span></text:p>
      <text:p text:style-name="P318"><text:span text:style-name="T319"><text:s text:c="5"/>W<text:s/></text:span></text:p>
      <text:p text:style-name="P320"><text:span text:style-name="T321">0.8089<text:s/></text:span></text:p>
      <text:p text:style-name="P322"/>
      <text:p text:style-name="P323"><text:span text:style-name="T324">$tmt_diff$cluster_1$p_value</text:span></text:p>
      <text:p text:style-name="P325"><text:span text:style-name="T326">[1] 0</text:span></text:p>
      <text:p text:style-name="P327"/>
      <text:p text:style-name="P328"/>
      <text:p text:style-name="P329"><text:span text:style-name="T330">$tmt_diff$cluster_2</text:span></text:p>
      <text:p text:style-name="P331"><text:span text:style-name="T332">$tmt_diff$cluster_2$W</text:span></text:p>
      <text:p text:style-name="P333"><text:span text:style-name="T334"><text:s text:c="5"/>W<text:s/></text:span></text:p>
      <text:p text:style-name="P335"><text:span text:style-name="T336">0.9609<text:s/></text:span></text:p>
      <text:p text:style-name="P337"/>
      <text:p text:style-name="P338"><text:span text:style-name="T339">$tmt_diff$cluster_2$p_value</text:span></text:p>
      <text:p text:style-name="P340"><text:span text:style-name="T341">[1] 0.3467</text:span></text:p>
      <text:p text:style-name="P342"/>
      <text:p text:style-name="P343">4-Cluster solution</text:p>
      <text:p text:style-name="P344"/>
      <text:p text:style-name="P345"><text:span text:style-name="T346">&gt;<text:s/></text:span><text:span text:style-name="T347"># Overall Kruskal</text:span></text:p>
      <text:p text:style-name="P348"><text:span text:style-name="T349">&gt;<text:s/></text:span><text:span text:style-name="T350">kruskal_results</text:span></text:p>
      <text:p text:style-name="P351"><text:span text:style-name="T352">$pvt_reaction_time</text:span></text:p>
      <text:p text:style-name="P353"/>
      <text:p text:style-name="P354"><text:span text:style-name="T355"><text:tab/>Kruskal-Wallis rank sum test</text:span></text:p>
      <text:p text:style-name="P356"/>
      <text:p text:style-name="P357"><text:span text:style-name="T358">data: <text:s/>clean_data[[variable]] by as.factor(cluster)</text:span></text:p>
      <text:p text:style-name="P359"><text:span text:style-name="T360">Kruskal-Wallis chi-squared = 47.029, df = 3, p-value = 3.426e-10</text:span></text:p>
      <text:p text:style-name="P361"/>
      <text:p text:style-name="P362"/>
      <text:p text:style-name="P363"><text:span text:style-name="T364">$nback_miss_1</text:span></text:p>
      <text:p text:style-name="P365"/>
      <text:p text:style-name="P366"><text:span text:style-name="T367"><text:tab/>Kruskal-Wallis rank sum test</text:span></text:p>
      <text:p text:style-name="P368"/>
      <text:p text:style-name="P369"><text:span text:style-name="T370">data: <text:s/>clean_data[[variable]] by as.factor(cluster)</text:span></text:p>
      <text:p text:style-name="P371"><text:span text:style-name="T372">Kruskal-Wallis chi-squared = 22.672, df = 3, p-value = 4.726e-05</text:span></text:p>
      <text:p text:style-name="P373"/>
      <text:p text:style-name="P374"/>
      <text:p text:style-name="P375"><text:span text:style-name="T376">$nback_miss_2</text:span></text:p>
      <text:p text:style-name="P377"/>
      <text:p text:style-name="P378"><text:span text:style-name="T379"><text:tab/>Kruskal-Wallis rank sum test</text:span></text:p>
      <text:p text:style-name="P380"/>
      <text:p text:style-name="P381"><text:span text:style-name="T382">data: <text:s/>clean_data[[variable]] by as.factor(cluster)</text:span></text:p>
      <text:p text:style-name="P383"><text:span text:style-name="T384">Kruskal-Wallis chi-squared = 27.642, df = 3, p-value = 4.318e-06</text:span></text:p>
      <text:p text:style-name="P385"/>
      <text:p text:style-name="P386"/>
      <text:p text:style-name="P387"><text:span text:style-name="T388">$tmt_a_time</text:span></text:p>
      <text:p text:style-name="P389"/>
      <text:p text:style-name="P390"><text:span text:style-name="T391"><text:tab/>Kruskal-Wallis rank sum test</text:span></text:p>
      <text:p text:style-name="P392"/>
      <text:p text:style-name="P393"><text:span text:style-name="T394">data: <text:s/>clean_data[[variable]] by as.factor(cluster)</text:span></text:p>
      <text:p text:style-name="P395"><text:span text:style-name="T396">Kruskal-Wallis chi-squared = 38.848, df = 3, p-value = 1.869e-08</text:span></text:p>
      <text:p text:style-name="P397"/>
      <text:p text:style-name="P398"/>
      <text:p text:style-name="P399"><text:span text:style-name="T400">$tmt_b_time</text:span></text:p>
      <text:p text:style-name="P401"/>
      <text:p text:style-name="P402"><text:span text:style-name="T403"><text:tab/>Kruskal-Wallis rank sum test</text:span></text:p>
      <text:p text:style-name="P404"/>
      <text:p text:style-name="P405"><text:span text:style-name="T406">data: <text:s/>clean_data[[variable]] by as.factor(cluster)</text:span></text:p>
      <text:p text:style-name="P407"><text:span text:style-name="T408">Kruskal-Wallis chi-squared = 34.861, df = 3, p-value = 1.303e-07</text:span></text:p>
      <text:p text:style-name="P409"/>
      <text:p text:style-name="P410"/>
      <text:p text:style-name="P411"><text:span text:style-name="T412">$tmt_diff</text:span></text:p>
      <text:p text:style-name="P413"/>
      <text:p text:style-name="P414"><text:span text:style-name="T415"><text:tab/>Kruskal-Wallis rank sum test</text:span></text:p>
      <text:p text:style-name="P416"/>
      <text:p text:style-name="P417"><text:span text:style-name="T418">data: <text:s/>clean_data[[variable]] by as.factor(cluster)</text:span></text:p>
      <text:p text:style-name="P419"><text:span text:style-name="T420">Kruskal-Wallis chi-squared = 17.649, df = 3, p-value = 0.0005195</text:span></text:p>
      <text:p text:style-name="P421"/>
      <text:p text:style-name="P422"><text:span text:style-name="T423">&gt;<text:s/></text:span><text:span text:style-name="T424">effect_sizes</text:span></text:p>
      <text:p text:style-name="P425"><text:span text:style-name="T426">$pvt_reaction_time</text:span></text:p>
      <text:p text:style-name="P427"><text:span text:style-name="T428">[1] 15.6764</text:span></text:p>
      <text:p text:style-name="P429"/>
      <text:p text:style-name="P430"><text:span text:style-name="T431">$nback_miss_1</text:span></text:p>
      <text:p text:style-name="P432"><text:span text:style-name="T433">[1] 7.5575</text:span></text:p>
      <text:p text:style-name="P434"/>
      <text:p text:style-name="P435"><text:span text:style-name="T436">$nback_miss_2</text:span></text:p>
      <text:p text:style-name="P437"><text:span text:style-name="T438">[1] 9.214</text:span></text:p>
      <text:p text:style-name="P439"/>
      <text:p text:style-name="P440"><text:span text:style-name="T441">$tmt_a_time</text:span></text:p>
      <text:p text:style-name="P442"><text:span text:style-name="T443">[1] 12.9494</text:span></text:p>
      <text:p text:style-name="P444"/>
      <text:p text:style-name="P445"><text:span text:style-name="T446">$tmt_b_time</text:span></text:p>
      <text:p text:style-name="P447"><text:span text:style-name="T448">[1] 11.6204</text:span></text:p>
      <text:p text:style-name="P449"/>
      <text:p text:style-name="P450"><text:span text:style-name="T451">$tmt_diff</text:span></text:p>
      <text:p text:style-name="P452"><text:span text:style-name="T453">[1] 5.8831</text:span></text:p>
      <text:p text:style-name="P454"/>
      <text:p text:style-name="P455"><text:span text:style-name="T456">&gt;<text:s/></text:span><text:span text:style-name="T457"># By group</text:span></text:p>
      <text:p text:style-name="P458"><text:span text:style-name="T459">&gt;<text:s/></text:span><text:span text:style-name="T460">kruskal_results_withPCS</text:span></text:p>
      <text:p text:style-name="P461"><text:span text:style-name="T462">$pvt_reaction_time</text:span></text:p>
      <text:p text:style-name="P463"/>
      <text:p text:style-name="P464"><text:span text:style-name="T465"><text:tab/>Kruskal-Wallis rank sum test</text:span></text:p>
      <text:p text:style-name="P466"/>
      <text:p text:style-name="P467"><text:span text:style-name="T468">data: <text:s/>withPCS_data[[variable]] by as.factor(withPCS_data$cluster)</text:span></text:p>
      <text:p text:style-name="P469"><text:span text:style-name="T470">Kruskal-Wallis chi-squared = 30.167, df = 3, p-value = 1.273e-06</text:span></text:p>
      <text:p text:style-name="P471"/>
      <text:p text:style-name="P472"/>
      <text:p text:style-name="P473"><text:span text:style-name="T474">$nback_miss_1</text:span></text:p>
      <text:p text:style-name="P475"/>
      <text:p text:style-name="P476"><text:span text:style-name="T477"><text:tab/>Kruskal-Wallis rank sum test</text:span></text:p>
      <text:p text:style-name="P478"/>
      <text:p text:style-name="P479"><text:span text:style-name="T480">data: <text:s/>withPCS_data[[variable]] by as.factor(withPCS_data$cluster)</text:span></text:p>
      <text:p text:style-name="P481"><text:span text:style-name="T482">Kruskal-Wallis chi-squared = 7.044, df = 3, p-value = 0.07051</text:span></text:p>
      <text:p text:style-name="P483"/>
      <text:p text:style-name="P484"/>
      <text:p text:style-name="P485"><text:span text:style-name="T486">$nback_miss_2</text:span></text:p>
      <text:p text:style-name="P487"/>
      <text:p text:style-name="P488"><text:span text:style-name="T489"><text:tab/>Kruskal-Wallis rank sum test</text:span></text:p>
      <text:p text:style-name="P490"/>
      <text:p text:style-name="P491"><text:span text:style-name="T492">data: <text:s/>withPCS_data[[variable]] by as.factor(withPCS_data$cluster)</text:span></text:p>
      <text:p text:style-name="P493"><text:span text:style-name="T494">Kruskal-Wallis chi-squared = 15.919, df = 3, p-value = 0.001178</text:span></text:p>
      <text:p text:style-name="P495"/>
      <text:p text:style-name="P496"/>
      <text:p text:style-name="P497"><text:span text:style-name="T498">$tmt_a_time</text:span></text:p>
      <text:p text:style-name="P499"/>
      <text:p text:style-name="P500"><text:span text:style-name="T501"><text:tab/>Kruskal-Wallis rank sum test</text:span></text:p>
      <text:p text:style-name="P502"/>
      <text:p text:style-name="P503"><text:span text:style-name="T504">data: <text:s/>withPCS_data[[variable]] by as.factor(withPCS_data$cluster)</text:span></text:p>
      <text:p text:style-name="P505"><text:span text:style-name="T506">Kruskal-Wallis chi-squared = 22.547, df = 3, p-value = 5.019e-05</text:span></text:p>
      <text:p text:style-name="P507"/>
      <text:p text:style-name="P508"/>
      <text:p text:style-name="P509"><text:span text:style-name="T510">$tmt_b_time</text:span></text:p>
      <text:p text:style-name="P511"/>
      <text:p text:style-name="P512"><text:span text:style-name="T513"><text:tab/>Kruskal-Wallis rank sum test</text:span></text:p>
      <text:p text:style-name="P514"/>
      <text:p text:style-name="P515"><text:span text:style-name="T516">data: <text:s/>withPCS_data[[variable]] by as.factor(withPCS_data$cluster)</text:span></text:p>
      <text:p text:style-name="P517"><text:span text:style-name="T518">Kruskal-Wallis chi-squared = 24.533, df = 3, p-value = 1.933e-05</text:span></text:p>
      <text:p text:style-name="P519"/>
      <text:p text:style-name="P520"/>
      <text:soft-page-break/>
      <text:p text:style-name="P521"><text:span text:style-name="T522">$tmt_diff</text:span></text:p>
      <text:p text:style-name="P523"/>
      <text:p text:style-name="P524"><text:span text:style-name="T525"><text:tab/>Kruskal-Wallis rank sum test</text:span></text:p>
      <text:p text:style-name="P526"/>
      <text:p text:style-name="P527"><text:span text:style-name="T528">data: <text:s/>withPCS_data[[variable]] by as.factor(withPCS_data$cluster)</text:span></text:p>
      <text:p text:style-name="P529"><text:span text:style-name="T530">Kruskal-Wallis chi-squared = 14.291, df = 3, p-value = 0.002534</text:span></text:p>
      <text:p text:style-name="P531"/>
      <text:p text:style-name="P532"><text:span text:style-name="T533">&gt;<text:s/></text:span><text:span text:style-name="T534">effect_sizes_withPCS</text:span></text:p>
      <text:p text:style-name="P535"><text:span text:style-name="T536">$pvt_reaction_time</text:span></text:p>
      <text:p text:style-name="P537"><text:span text:style-name="T538">[1] 10.0558</text:span></text:p>
      <text:p text:style-name="P539"/>
      <text:p text:style-name="P540"><text:span text:style-name="T541">$nback_miss_1</text:span></text:p>
      <text:p text:style-name="P542"><text:span text:style-name="T543">[1] 2.348</text:span></text:p>
      <text:p text:style-name="P544"/>
      <text:p text:style-name="P545"><text:span text:style-name="T546">$nback_miss_2</text:span></text:p>
      <text:p text:style-name="P547"><text:span text:style-name="T548">[1] 5.3062</text:span></text:p>
      <text:p text:style-name="P549"/>
      <text:p text:style-name="P550"><text:span text:style-name="T551">$tmt_a_time</text:span></text:p>
      <text:p text:style-name="P552"><text:span text:style-name="T553">[1] 7.5156</text:span></text:p>
      <text:p text:style-name="P554"/>
      <text:p text:style-name="P555"><text:span text:style-name="T556">$tmt_b_time</text:span></text:p>
      <text:p text:style-name="P557"><text:span text:style-name="T558">[1] 8.1778</text:span></text:p>
      <text:p text:style-name="P559"/>
      <text:p text:style-name="P560"><text:span text:style-name="T561">$tmt_diff</text:span></text:p>
      <text:p text:style-name="P562"><text:span text:style-name="T563">[1] 4.7638</text:span></text:p>
      <text:p text:style-name="P564"/>
      <text:p text:style-name="P565"><text:span text:style-name="T566">&gt;<text:s/></text:span><text:span text:style-name="T567">kruskal_results_withoutPCS</text:span></text:p>
      <text:p text:style-name="P568"><text:span text:style-name="T569">$pvt_reaction_time</text:span></text:p>
      <text:p text:style-name="P570"/>
      <text:p text:style-name="P571"><text:span text:style-name="T572"><text:tab/>Kruskal-Wallis rank sum test</text:span></text:p>
      <text:p text:style-name="P573"/>
      <text:p text:style-name="P574"><text:span text:style-name="T575">data: <text:s/>withoutPCS_data[[variable]] by as.factor(withoutPCS_data$cluster)</text:span></text:p>
      <text:p text:style-name="P576"><text:span text:style-name="T577">Kruskal-Wallis chi-squared = 11.296, df = 3, p-value = 0.01023</text:span></text:p>
      <text:p text:style-name="P578"/>
      <text:p text:style-name="P579"/>
      <text:p text:style-name="P580"><text:span text:style-name="T581">$nback_miss_1</text:span></text:p>
      <text:p text:style-name="P582"/>
      <text:p text:style-name="P583"><text:span text:style-name="T584"><text:tab/>Kruskal-Wallis rank sum test</text:span></text:p>
      <text:p text:style-name="P585"/>
      <text:p text:style-name="P586"><text:span text:style-name="T587">data: <text:s/>withoutPCS_data[[variable]] by as.factor(withoutPCS_data$cluster)</text:span></text:p>
      <text:p text:style-name="P588"><text:span text:style-name="T589">Kruskal-Wallis chi-squared = 9.7076, df = 3, p-value = 0.02122</text:span></text:p>
      <text:p text:style-name="P590"/>
      <text:p text:style-name="P591"/>
      <text:p text:style-name="P592"><text:span text:style-name="T593">$nback_miss_2</text:span></text:p>
      <text:p text:style-name="P594"/>
      <text:p text:style-name="P595"><text:span text:style-name="T596"><text:tab/>Kruskal-Wallis rank sum test</text:span></text:p>
      <text:p text:style-name="P597"/>
      <text:p text:style-name="P598"><text:span text:style-name="T599">data: <text:s/>withoutPCS_data[[variable]] by as.factor(withoutPCS_data$cluster)</text:span></text:p>
      <text:p text:style-name="P600"><text:span text:style-name="T601">Kruskal-Wallis chi-squared = 9.9672, df = 3, p-value = 0.01885</text:span></text:p>
      <text:p text:style-name="P602"/>
      <text:p text:style-name="P603"/>
      <text:p text:style-name="P604"><text:span text:style-name="T605">$tmt_a_time</text:span></text:p>
      <text:p text:style-name="P606"/>
      <text:p text:style-name="P607"><text:span text:style-name="T608"><text:tab/>Kruskal-Wallis rank sum test</text:span></text:p>
      <text:p text:style-name="P609"/>
      <text:p text:style-name="P610"><text:span text:style-name="T611">data: <text:s/>withoutPCS_data[[variable]] by as.factor(withoutPCS_data$cluster)</text:span></text:p>
      <text:p text:style-name="P612"><text:span text:style-name="T613">Kruskal-Wallis chi-squared = 7.876, df = 3, p-value = 0.04864</text:span></text:p>
      <text:p text:style-name="P614"/>
      <text:p text:style-name="P615"/>
      <text:p text:style-name="P616"><text:span text:style-name="T617">$tmt_b_time</text:span></text:p>
      <text:p text:style-name="P618"/>
      <text:p text:style-name="P619"><text:span text:style-name="T620"><text:tab/>Kruskal-Wallis rank sum test</text:span></text:p>
      <text:p text:style-name="P621"/>
      <text:p text:style-name="P622"><text:span text:style-name="T623">data: <text:s/>withoutPCS_data[[variable]] by as.factor(withoutPCS_data$cluster)</text:span></text:p>
      <text:p text:style-name="P624"><text:span text:style-name="T625">Kruskal-Wallis chi-squared = 6.3102, df = 3, p-value = 0.09746</text:span></text:p>
      <text:p text:style-name="P626"/>
      <text:p text:style-name="P627"/>
      <text:p text:style-name="P628"><text:span text:style-name="T629">$tmt_diff</text:span></text:p>
      <text:p text:style-name="P630"/>
      <text:p text:style-name="P631"><text:span text:style-name="T632"><text:tab/>Kruskal-Wallis rank sum test</text:span></text:p>
      <text:p text:style-name="P633"/>
      <text:p text:style-name="P634"><text:span text:style-name="T635">data: <text:s/>withoutPCS_data[[variable]] by as.factor(withoutPCS_data$cluster)</text:span></text:p>
      <text:p text:style-name="P636"><text:span text:style-name="T637">Kruskal-Wallis chi-squared = 3.4946, df = 3, p-value = 0.3215</text:span></text:p>
      <text:p text:style-name="P638"/>
      <text:p text:style-name="P639"><text:span text:style-name="T640">&gt;<text:s/></text:span><text:span text:style-name="T641">effect_sizes_withoutPCS</text:span></text:p>
      <text:p text:style-name="P642"><text:span text:style-name="T643">$pvt_reaction_time</text:span></text:p>
      <text:p text:style-name="P644"><text:span text:style-name="T645">[1] 3.7653</text:span></text:p>
      <text:p text:style-name="P646"/>
      <text:p text:style-name="P647"><text:span text:style-name="T648">$nback_miss_1</text:span></text:p>
      <text:p text:style-name="P649"><text:span text:style-name="T650">[1] 3.2359</text:span></text:p>
      <text:p text:style-name="P651"/>
      <text:p text:style-name="P652"><text:span text:style-name="T653">$nback_miss_2</text:span></text:p>
      <text:p text:style-name="P654"><text:span text:style-name="T655">[1] 3.3224</text:span></text:p>
      <text:p text:style-name="P656"/>
      <text:p text:style-name="P657"><text:span text:style-name="T658">$tmt_a_time</text:span></text:p>
      <text:p text:style-name="P659"><text:span text:style-name="T660">[1] 2.6253</text:span></text:p>
      <text:p text:style-name="P661"/>
      <text:p text:style-name="P662"><text:span text:style-name="T663">$tmt_b_time</text:span></text:p>
      <text:p text:style-name="P664"><text:span text:style-name="T665">[1] 2.1034</text:span></text:p>
      <text:p text:style-name="P666"/>
      <text:p text:style-name="P667"><text:span text:style-name="T668">$tmt_diff</text:span></text:p>
      <text:p text:style-name="P669"><text:span text:style-name="T670">[1] 1.1649</text:span></text:p>
      <text:p text:style-name="P671"/>
      <text:p text:style-name="P672"><text:span text:style-name="T673"># Dunn post-hoc</text:span></text:p>
      <text:p text:style-name="P674"><text:span text:style-name="T675">&gt;<text:s/></text:span><text:span text:style-name="T676">dunn_results</text:span></text:p>
      <text:p text:style-name="P677"><text:span text:style-name="T678">$pvt_reaction_time</text:span></text:p>
      <text:p text:style-name="P679"><text:span text:style-name="T680">Dunn (1964) Kruskal-Wallis multiple comparison</text:span></text:p>
      <text:p text:style-name="P681"><text:span text:style-name="T682"><text:s text:c="2"/>p-values adjusted with the Bonferroni method.</text:span></text:p>
      <text:p text:style-name="P683"/>
      <text:p text:style-name="P684"><text:span text:style-name="T685"><text:s text:c="2"/>Comparison <text:s text:c="8"/>Z <text:s text:c="5"/>P.unadj <text:s text:c="7"/>P.adj</text:span></text:p>
      <text:p text:style-name="P686"><text:span text:style-name="T687">1 <text:s text:c="5"/>1 - 2 <text:s/>5.502634 3.741581e-08 2.244949e-07</text:span></text:p>
      <text:p text:style-name="P688"><text:span text:style-name="T689">2 <text:s text:c="5"/>1 - 3 <text:s/>3.315185 9.158248e-04 5.494949e-03</text:span></text:p>
      <text:p text:style-name="P690"><text:span text:style-name="T691">3 <text:s text:c="5"/>2 - 3 -1.689386 9.114557e-02 5.468734e-01</text:span></text:p>
      <text:p text:style-name="P692"><text:span text:style-name="T693">4 <text:s text:c="5"/>1 - 4 -1.045791 2.956577e-01 1.000000e+00</text:span></text:p>
      <text:p text:style-name="P694"><text:span text:style-name="T695">5 <text:s text:c="5"/>2 - 4 -5.331670 9.731369e-08 5.838821e-07</text:span></text:p>
      <text:p text:style-name="P696"><text:span text:style-name="T697">6 <text:s text:c="5"/>3 - 4 -3.702221 2.137205e-04 1.282323e-03</text:span></text:p>
      <text:p text:style-name="P698"/>
      <text:p text:style-name="P699"><text:span text:style-name="T700">$nback_miss_1</text:span></text:p>
      <text:p text:style-name="P701"><text:span text:style-name="T702">Dunn (1964) Kruskal-Wallis multiple comparison</text:span></text:p>
      <text:p text:style-name="P703"><text:span text:style-name="T704"><text:s text:c="2"/>p-values adjusted with the Bonferroni method.</text:span></text:p>
      <text:p text:style-name="P705"/>
      <text:p text:style-name="P706"><text:span text:style-name="T707"><text:s text:c="2"/>Comparison <text:s text:c="8"/>Z <text:s text:c="5"/>P.unadj <text:s text:c="6"/>P.adj</text:span></text:p>
      <text:p text:style-name="P708"><text:span text:style-name="T709">1 <text:s text:c="5"/>1 - 2 <text:s/>3.582942 3.397466e-04 0.002038480</text:span></text:p>
      <text:p text:style-name="P710"><text:span text:style-name="T711">2 <text:s text:c="5"/>1 - 3 <text:s/>1.019628 3.079049e-01 1.000000000</text:span></text:p>
      <text:p text:style-name="P712"><text:span text:style-name="T713">3 <text:s text:c="5"/>2 - 3 -2.373948 1.759904e-02 0.105594268</text:span></text:p>
      <text:p text:style-name="P714"><text:span text:style-name="T715">4 <text:s text:c="5"/>1 - 4 -1.147434 2.512025e-01 1.000000000</text:span></text:p>
      <text:p text:style-name="P716"><text:span text:style-name="T717">5 <text:s text:c="5"/>2 - 4 -3.972442 7.113967e-05 0.000426838</text:span></text:p>
      <text:p text:style-name="P718"><text:span text:style-name="T719">6 <text:s text:c="5"/>3 - 4 -1.956317 5.042783e-02 0.302566953</text:span></text:p>
      <text:p text:style-name="P720"/>
      <text:p text:style-name="P721"><text:span text:style-name="T722">$nback_miss_2</text:span></text:p>
      <text:p text:style-name="P723"><text:span text:style-name="T724">Dunn (1964) Kruskal-Wallis multiple comparison</text:span></text:p>
      <text:p text:style-name="P725"><text:span text:style-name="T726"><text:s text:c="2"/>p-values adjusted with the Bonferroni method.</text:span></text:p>
      <text:p text:style-name="P727"/>
      <text:p text:style-name="P728"><text:span text:style-name="T729"><text:s text:c="2"/>Comparison <text:s text:c="9"/>Z <text:s text:c="5"/>P.unadj <text:s text:c="7"/>P.adj</text:span></text:p>
      <text:p text:style-name="P730"><text:span text:style-name="T731">1 <text:s text:c="5"/>1 - 2 <text:s/>2.8226171 4.763342e-03 0.0285800516</text:span></text:p>
      <text:p text:style-name="P732"><text:span text:style-name="T733">2 <text:s text:c="5"/>1 - 3 -1.3210439 1.864867e-01 1.0000000000</text:span></text:p>
      <text:p text:style-name="P734"><text:span text:style-name="T735">3 <text:s text:c="5"/>2 - 3 -4.2461507 2.174744e-05 0.0001304846</text:span></text:p>
      <text:p text:style-name="P736"><text:span text:style-name="T737">4 <text:s text:c="5"/>1 - 4 -1.7702442 7.668647e-02 0.4601188136</text:span></text:p>
      <text:p text:style-name="P738"><text:span text:style-name="T739">5 <text:s text:c="5"/>2 - 4 -4.0595290 4.917181e-05 0.0002950308</text:span></text:p>
      <text:p text:style-name="P740"><text:span text:style-name="T741">6 <text:s text:c="5"/>3 - 4 -0.6901557 4.900963e-01 1.0000000000</text:span></text:p>
      <text:p text:style-name="P742"/>
      <text:p text:style-name="P743"><text:span text:style-name="T744">$tmt_a_time</text:span></text:p>
      <text:soft-page-break/>
      <text:p text:style-name="P745"><text:span text:style-name="T746">Dunn (1964) Kruskal-Wallis multiple comparison</text:span></text:p>
      <text:p text:style-name="P747"><text:span text:style-name="T748"><text:s text:c="2"/>p-values adjusted with the Bonferroni method.</text:span></text:p>
      <text:p text:style-name="P749"/>
      <text:p text:style-name="P750"><text:span text:style-name="T751"><text:s text:c="2"/>Comparison <text:s text:c="8"/>Z <text:s text:c="5"/>P.unadj <text:s text:c="7"/>P.adj</text:span></text:p>
      <text:p text:style-name="P752"><text:span text:style-name="T753">1 <text:s text:c="5"/>1 - 2 <text:s/>3.186161 1.441745e-03 8.650473e-03</text:span></text:p>
      <text:p text:style-name="P754"><text:span text:style-name="T755">2 <text:s text:c="5"/>1 - 3 -1.501766 1.331576e-01 7.989458e-01</text:span></text:p>
      <text:p text:style-name="P756"><text:span text:style-name="T757">3 <text:s text:c="5"/>2 - 3 -4.804869 1.548527e-06 9.291160e-06</text:span></text:p>
      <text:p text:style-name="P758"><text:span text:style-name="T759">4 <text:s text:c="5"/>1 - 4 -2.455671 1.406220e-02 8.437319e-02</text:span></text:p>
      <text:p text:style-name="P760"><text:span text:style-name="T761">5 <text:s text:c="5"/>2 - 4 -5.073475 3.906152e-07 2.343691e-06</text:span></text:p>
      <text:p text:style-name="P762"><text:span text:style-name="T763">6 <text:s text:c="5"/>3 - 4 -1.223456 2.211574e-01 1.000000e+00</text:span></text:p>
      <text:p text:style-name="P764"/>
      <text:p text:style-name="P765"><text:span text:style-name="T766">$tmt_b_time</text:span></text:p>
      <text:p text:style-name="P767"><text:span text:style-name="T768">Dunn (1964) Kruskal-Wallis multiple comparison</text:span></text:p>
      <text:p text:style-name="P769"><text:span text:style-name="T770"><text:s text:c="2"/>p-values adjusted with the Bonferroni method.</text:span></text:p>
      <text:p text:style-name="P771"/>
      <text:p text:style-name="P772"><text:span text:style-name="T773"><text:s text:c="2"/>Comparison <text:s text:c="9"/>Z <text:s text:c="5"/>P.unadj <text:s text:c="7"/>P.adj</text:span></text:p>
      <text:p text:style-name="P774"><text:span text:style-name="T775">1 <text:s text:c="5"/>1 - 2 <text:s/>0.7671256 4.430068e-01 1.000000e+00</text:span></text:p>
      <text:p text:style-name="P776"><text:span text:style-name="T777">2 <text:s text:c="5"/>1 - 3 -3.2177077 1.292194e-03 7.753165e-03</text:span></text:p>
      <text:p text:style-name="P778"><text:span text:style-name="T779">3 <text:s text:c="5"/>2 - 3 -4.3513620 1.352945e-05 8.117669e-05</text:span></text:p>
      <text:p text:style-name="P780"><text:span text:style-name="T781">4 <text:s text:c="5"/>1 - 4 -3.8317902 1.272142e-04 7.632852e-04</text:span></text:p>
      <text:p text:style-name="P782"><text:span text:style-name="T783">5 <text:s text:c="5"/>2 - 4 -4.7005873 2.594143e-06 1.556486e-05</text:span></text:p>
      <text:p text:style-name="P784"><text:span text:style-name="T785">6 <text:s text:c="5"/>3 - 4 -1.2057146 2.279275e-01 1.000000e+00</text:span></text:p>
      <text:p text:style-name="P786"/>
      <text:p text:style-name="P787"><text:span text:style-name="T788">$tmt_diff</text:span></text:p>
      <text:p text:style-name="P789"><text:span text:style-name="T790">Dunn (1964) Kruskal-Wallis multiple comparison</text:span></text:p>
      <text:p text:style-name="P791"><text:span text:style-name="T792"><text:s text:c="2"/>p-values adjusted with the Bonferroni method.</text:span></text:p>
      <text:p text:style-name="P793"/>
      <text:p text:style-name="P794"><text:span text:style-name="T795"><text:s text:c="2"/>Comparison <text:s text:c="9"/>Z <text:s text:c="5"/>P.unadj <text:s text:c="6"/>P.adj</text:span></text:p>
      <text:p text:style-name="P796"><text:span text:style-name="T797">1 <text:s text:c="5"/>1 - 2 -0.9296137 0.3525711459 1.000000000</text:span></text:p>
      <text:p text:style-name="P798"><text:span text:style-name="T799">2 <text:s text:c="5"/>1 - 3 -2.6902166 0.0071405647 0.042843388</text:span></text:p>
      <text:p text:style-name="P800"><text:span text:style-name="T801">3 <text:s text:c="5"/>2 - 3 -2.0971096 0.0359838737 0.215903242</text:span></text:p>
      <text:p text:style-name="P802"><text:span text:style-name="T803">4 <text:s text:c="5"/>1 - 4 -3.6396211 0.0002730395 0.001638237</text:span></text:p>
      <text:p text:style-name="P804"><text:span text:style-name="T805">5 <text:s text:c="5"/>2 - 4 -3.1964563 0.0013912692 0.008347615</text:span></text:p>
      <text:p text:style-name="P806"><text:span text:style-name="T807">6 <text:s text:c="5"/>3 - 4 -1.4397525 0.1499374281 0.899624568</text:span></text:p>
      <text:p text:style-name="P808"/>
      <text:p text:style-name="P809"><text:span text:style-name="T810">dunn_results_withPCS</text:span></text:p>
      <text:p text:style-name="P811"><text:span text:style-name="T812">$pvt_reaction_time</text:span></text:p>
      <text:p text:style-name="P813"><text:span text:style-name="T814">Dunn (1964) Kruskal-Wallis multiple comparison</text:span></text:p>
      <text:p text:style-name="P815"><text:span text:style-name="T816"><text:s text:c="2"/>p-values adjusted with the Bonferroni method.</text:span></text:p>
      <text:p text:style-name="P817"/>
      <text:p text:style-name="P818"><text:span text:style-name="T819"><text:s text:c="2"/>Comparison <text:s text:c="8"/>Z <text:s text:c="5"/>P.unadj <text:s text:c="7"/>P.adj</text:span></text:p>
      <text:p text:style-name="P820"><text:span text:style-name="T821">1 <text:s text:c="5"/>1 - 2 <text:s/>4.073680 4.627602e-05 2.776561e-04</text:span></text:p>
      <text:p text:style-name="P822"><text:span text:style-name="T823">2 <text:s text:c="5"/>1 - 3 <text:s/>3.108111 1.882876e-03 1.129726e-02</text:span></text:p>
      <text:p text:style-name="P824"><text:span text:style-name="T825">3 <text:s text:c="5"/>2 - 3 -1.175352 2.398539e-01 1.000000e+00</text:span></text:p>
      <text:p text:style-name="P826"><text:span text:style-name="T827">4 <text:s text:c="5"/>1 - 4 -1.060334 2.889927e-01 1.000000e+00</text:span></text:p>
      <text:p text:style-name="P828"><text:span text:style-name="T829">5 <text:s text:c="5"/>2 - 4 -4.485691 7.267792e-06 4.360675e-05</text:span></text:p>
      <text:p text:style-name="P830"><text:span text:style-name="T831">6 <text:s text:c="5"/>3 - 4 -3.660766 2.514624e-04 1.508775e-03</text:span></text:p>
      <text:p text:style-name="P832"/>
      <text:p text:style-name="P833"><text:span text:style-name="T834">$nback_miss_2</text:span></text:p>
      <text:p text:style-name="P835"><text:span text:style-name="T836">Dunn (1964) Kruskal-Wallis multiple comparison</text:span></text:p>
      <text:p text:style-name="P837"><text:span text:style-name="T838"><text:s text:c="2"/>p-values adjusted with the Bonferroni method.</text:span></text:p>
      <text:p text:style-name="P839"/>
      <text:p text:style-name="P840"><text:span text:style-name="T841"><text:s text:c="2"/>Comparison <text:s text:c="8"/>Z <text:s text:c="5"/>P.unadj <text:s text:c="5"/>P.adj</text:span></text:p>
      <text:p text:style-name="P842"><text:span text:style-name="T843">1 <text:s text:c="5"/>1 - 2 <text:s/>1.423425 0.1546129166 0.92767750</text:span></text:p>
      <text:p text:style-name="P844"><text:span text:style-name="T845">2 <text:s text:c="5"/>1 - 3 -1.484052 0.1377951157 0.82677069</text:span></text:p>
      <text:p text:style-name="P846"><text:span text:style-name="T847">3 <text:s text:c="5"/>2 - 3 -2.807311 0.0049956999 0.02997420</text:span></text:p>
      <text:p text:style-name="P848"><text:span text:style-name="T849">4 <text:s text:c="5"/>1 - 4 -2.585591 0.0097212071 0.05832724</text:span></text:p>
      <text:p text:style-name="P850"><text:span text:style-name="T851">5 <text:s text:c="5"/>2 - 4 -3.674611 0.0002382116 0.00142927</text:span></text:p>
      <text:p text:style-name="P852"><text:span text:style-name="T853">6 <text:s text:c="5"/>3 - 4 -1.343944 0.1789663454 1.00000000</text:span></text:p>
      <text:p text:style-name="P854"/>
      <text:p text:style-name="P855"><text:span text:style-name="T856">$tmt_a_time</text:span></text:p>
      <text:p text:style-name="P857"><text:span text:style-name="T858">Dunn (1964) Kruskal-Wallis multiple comparison</text:span></text:p>
      <text:p text:style-name="P859"><text:span text:style-name="T860"><text:s text:c="2"/>p-values adjusted with the Bonferroni method.</text:span></text:p>
      <text:p text:style-name="P861"/>
      <text:p text:style-name="P862"><text:span text:style-name="T863"><text:s text:c="2"/>Comparison <text:s text:c="8"/>Z <text:s text:c="5"/>P.unadj <text:s text:c="7"/>P.adj</text:span></text:p>
      <text:p text:style-name="P864"><text:span text:style-name="T865">1 <text:s text:c="5"/>1 - 2 <text:s/>2.301185 0.0213811718 0.1282870308</text:span></text:p>
      <text:p text:style-name="P866"><text:span text:style-name="T867">2 <text:s text:c="5"/>1 - 3 -1.561865 0.1183198883 0.7099193300</text:span></text:p>
      <text:p text:style-name="P868"><text:span text:style-name="T869">3 <text:s text:c="5"/>2 - 3 -3.757631 0.0001715293 0.0010291761</text:span></text:p>
      <text:p text:style-name="P870"><text:span text:style-name="T871">4 <text:s text:c="5"/>1 - 4 -2.449222 0.0143165075 0.0858990448</text:span></text:p>
      <text:soft-page-break/>
      <text:p text:style-name="P872"><text:span text:style-name="T873">5 <text:s text:c="5"/>2 - 4 -4.294074 0.0000175424 0.0001052544</text:span></text:p>
      <text:p text:style-name="P874"><text:span text:style-name="T875">6 <text:s text:c="5"/>3 - 4 -1.142473 0.2532576377 1.0000000000</text:span></text:p>
      <text:p text:style-name="P876"/>
      <text:p text:style-name="P877"><text:span text:style-name="T878">$tmt_b_time</text:span></text:p>
      <text:p text:style-name="P879"><text:span text:style-name="T880">Dunn (1964) Kruskal-Wallis multiple comparison</text:span></text:p>
      <text:p text:style-name="P881"><text:span text:style-name="T882"><text:s text:c="2"/>p-values adjusted with the Bonferroni method.</text:span></text:p>
      <text:p text:style-name="P883"/>
      <text:p text:style-name="P884"><text:span text:style-name="T885"><text:s text:c="2"/>Comparison <text:s text:c="9"/>Z <text:s text:c="5"/>P.unadj <text:s text:c="7"/>P.adj</text:span></text:p>
      <text:p text:style-name="P886"><text:span text:style-name="T887">1 <text:s text:c="5"/>1 - 2 <text:s/>0.4405916 6.595087e-01 1.0000000000</text:span></text:p>
      <text:p text:style-name="P888"><text:span text:style-name="T889">2 <text:s text:c="5"/>1 - 3 -2.8817490 3.954746e-03 0.0237284781</text:span></text:p>
      <text:p text:style-name="P890"><text:span text:style-name="T891">3 <text:s text:c="5"/>2 - 3 -3.1278364 1.760982e-03 0.0105658897</text:span></text:p>
      <text:p text:style-name="P892"><text:span text:style-name="T893">4 <text:s text:c="5"/>1 - 4 -3.8335883 1.262875e-04 0.0007577247</text:span></text:p>
      <text:p text:style-name="P894"><text:span text:style-name="T895">5 <text:s text:c="5"/>2 - 4 -4.0229604 5.747116e-05 0.0003448269</text:span></text:p>
      <text:p text:style-name="P896"><text:span text:style-name="T897">6 <text:s text:c="5"/>3 - 4 -1.4225441 1.548684e-01 0.9292101972</text:span></text:p>
      <text:p text:style-name="P898"/>
      <text:p text:style-name="P899"><text:span text:style-name="T900">$tmt_diff</text:span></text:p>
      <text:p text:style-name="P901"><text:span text:style-name="T902">Dunn (1964) Kruskal-Wallis multiple comparison</text:span></text:p>
      <text:p text:style-name="P903"><text:span text:style-name="T904"><text:s text:c="2"/>p-values adjusted with the Bonferroni method.</text:span></text:p>
      <text:p text:style-name="P905"/>
      <text:p text:style-name="P906"><text:span text:style-name="T907"><text:s text:c="2"/>Comparison <text:s text:c="9"/>Z <text:s text:c="5"/>P.unadj <text:s text:c="6"/>P.adj</text:span></text:p>
      <text:p text:style-name="P908"><text:span text:style-name="T909">1 <text:s text:c="5"/>1 - 2 -0.4398468 0.6600480919 1.000000000</text:span></text:p>
      <text:p text:style-name="P910"><text:span text:style-name="T911">2 <text:s text:c="5"/>1 - 3 -2.0460426 0.0407521764 0.244513058</text:span></text:p>
      <text:p text:style-name="P912"><text:span text:style-name="T913">3 <text:s text:c="5"/>2 - 3 -1.4680978 0.1420776526 0.852465916</text:span></text:p>
      <text:p text:style-name="P914"><text:span text:style-name="T915">4 <text:s text:c="5"/>1 - 4 -3.4815545 0.0004985123 0.002991074</text:span></text:p>
      <text:p text:style-name="P916"><text:span text:style-name="T917">5 <text:s text:c="5"/>2 - 4 -2.9365925 0.0033183982 0.019910389</text:span></text:p>
      <text:p text:style-name="P918"><text:span text:style-name="T919">6 <text:s text:c="5"/>3 - 4 -1.7697124 0.0767750588 0.460650353</text:span></text:p>
      <text:p text:style-name="P920"/>
      <text:p text:style-name="P921"><text:span text:style-name="T922">dunn_results_withoutPCS</text:span></text:p>
      <text:p text:style-name="P923"><text:span text:style-name="T924">$pvt_reaction_time</text:span></text:p>
      <text:p text:style-name="P925"><text:span text:style-name="T926">Dunn (1964) Kruskal-Wallis multiple comparison</text:span></text:p>
      <text:p text:style-name="P927"><text:span text:style-name="T928"><text:s text:c="2"/>p-values adjusted with the Bonferroni method.</text:span></text:p>
      <text:p text:style-name="P929"/>
      <text:p text:style-name="P930"><text:span text:style-name="T931"><text:s text:c="2"/>Comparison <text:s text:c="9"/>Z <text:s text:c="4"/>P.unadj <text:s text:c="5"/>P.adj</text:span></text:p>
      <text:p text:style-name="P932"><text:span text:style-name="T933">1 <text:s text:c="5"/>1 - 2 <text:s/>2.9169862 0.003534315 0.02120589</text:span></text:p>
      <text:p text:style-name="P934"><text:span text:style-name="T935">2 <text:s text:c="5"/>1 - 3 <text:s/>1.7045579 0.088276902 0.52966141</text:span></text:p>
      <text:p text:style-name="P936"><text:span text:style-name="T937">3 <text:s text:c="5"/>2 - 3 -0.4874180 0.625962171 1.00000000</text:span></text:p>
      <text:p text:style-name="P938"><text:span text:style-name="T939">4 <text:s text:c="5"/>1 - 4 -0.3380617 0.735316691 1.00000000</text:span></text:p>
      <text:p text:style-name="P940"><text:span text:style-name="T941">5 <text:s text:c="5"/>2 - 4 -1.9324538 0.053303522 0.31982113</text:span></text:p>
      <text:p text:style-name="P942"><text:span text:style-name="T943">6 <text:s text:c="5"/>3 - 4 -1.4547859 0.145728533 0.87437120</text:span></text:p>
      <text:p text:style-name="P944"/>
      <text:p text:style-name="P945"><text:span text:style-name="T946">$nback_miss_1</text:span></text:p>
      <text:p text:style-name="P947"><text:span text:style-name="T948">Dunn (1964) Kruskal-Wallis multiple comparison</text:span></text:p>
      <text:p text:style-name="P949"><text:span text:style-name="T950"><text:s text:c="2"/>p-values adjusted with the Bonferroni method.</text:span></text:p>
      <text:p text:style-name="P951"/>
      <text:p text:style-name="P952"><text:span text:style-name="T953"><text:s text:c="2"/>Comparison <text:s text:c="10"/>Z <text:s text:c="4"/>P.unadj <text:s text:c="5"/>P.adj</text:span></text:p>
      <text:p text:style-name="P954"><text:span text:style-name="T955">1 <text:s text:c="5"/>1 - 2 <text:s/>2.77915418 0.005450065 0.03270039</text:span></text:p>
      <text:p text:style-name="P956"><text:span text:style-name="T957">2 <text:s text:c="5"/>1 - 3 <text:s/>1.02229063 0.306643368 1.00000000</text:span></text:p>
      <text:p text:style-name="P958"><text:span text:style-name="T959">3 <text:s text:c="5"/>2 - 3 -1.20413183 0.228538629 1.00000000</text:span></text:p>
      <text:p text:style-name="P960"><text:span text:style-name="T961">4 <text:s text:c="5"/>1 - 4 <text:s/>0.01425219 0.988628780 1.00000000</text:span></text:p>
      <text:p text:style-name="P962"><text:span text:style-name="T963">5 <text:s text:c="5"/>2 - 4 -1.47462445 0.140313538 0.84188123</text:span></text:p>
      <text:p text:style-name="P964"><text:span text:style-name="T965">6 <text:s text:c="5"/>3 - 4 -0.66238206 0.507726395 1.00000000</text:span></text:p>
      <text:p text:style-name="P966"/>
      <text:p text:style-name="P967"><text:span text:style-name="T968">$nback_miss_2</text:span></text:p>
      <text:p text:style-name="P969"><text:span text:style-name="T970">Dunn (1964) Kruskal-Wallis multiple comparison</text:span></text:p>
      <text:p text:style-name="P971"><text:span text:style-name="T972"><text:s text:c="2"/>p-values adjusted with the Bonferroni method.</text:span></text:p>
      <text:p text:style-name="P973"/>
      <text:p text:style-name="P974"><text:span text:style-name="T975"><text:s text:c="2"/>Comparison <text:s text:c="9"/>Z <text:s text:c="3"/>P.unadj <text:s text:c="5"/>P.adj</text:span></text:p>
      <text:p text:style-name="P976"><text:span text:style-name="T977">1 <text:s text:c="5"/>1 - 2 <text:s/>2.2538313 0.02420678 0.14524071</text:span></text:p>
      <text:p text:style-name="P978"><text:span text:style-name="T979">2 <text:s text:c="5"/>1 - 3 -0.4350091 0.66355583 1.00000000</text:span></text:p>
      <text:p text:style-name="P980"><text:span text:style-name="T981">3 <text:s text:c="5"/>2 - 3 -2.5305324 0.01138896 0.06833374</text:span></text:p>
      <text:p text:style-name="P982"><text:span text:style-name="T983">4 <text:s text:c="5"/>1 - 4 <text:s/>0.8348999 0.40377405 1.00000000</text:span></text:p>
      <text:p text:style-name="P984"><text:span text:style-name="T985">5 <text:s text:c="5"/>2 - 4 -0.2986713 0.76519088 1.00000000</text:span></text:p>
      <text:p text:style-name="P986"><text:span text:style-name="T987">6 <text:s text:c="5"/>3 - 4 <text:s/>1.0961199 0.27302633 1.00000000</text:span></text:p>
      <text:p text:style-name="P988"/>
      <text:p text:style-name="P989"><text:span text:style-name="T990">$tmt_a_time</text:span></text:p>
      <text:p text:style-name="P991"><text:span text:style-name="T992">Dunn (1964) Kruskal-Wallis multiple comparison</text:span></text:p>
      <text:p text:style-name="P993"><text:span text:style-name="T994"><text:s text:c="2"/>p-values adjusted with the Bonferroni method.</text:span></text:p>
      <text:p text:style-name="P995"/>
      <text:soft-page-break/>
      <text:p text:style-name="P996"><text:span text:style-name="T997"><text:s text:c="2"/>Comparison <text:s text:c="9"/>Z <text:s text:c="3"/>P.unadj <text:s text:c="4"/>P.adj</text:span></text:p>
      <text:p text:style-name="P998"><text:span text:style-name="T999">1 <text:s text:c="5"/>1 - 2 <text:s/>1.3865944 0.16556547 0.9933928</text:span></text:p>
      <text:p text:style-name="P1000"><text:span text:style-name="T1001">2 <text:s text:c="5"/>1 - 3 -0.6050279 0.54516049 1.0000000</text:span></text:p>
      <text:p text:style-name="P1002"><text:span text:style-name="T1003">3 <text:s text:c="5"/>2 - 3 -1.9716205 0.04865294 0.2919177</text:span></text:p>
      <text:p text:style-name="P1004"><text:span text:style-name="T1005">4 <text:s text:c="5"/>1 - 4 -1.0708557 0.28423434 1.0000000</text:span></text:p>
      <text:p text:style-name="P1006"><text:span text:style-name="T1007">5 <text:s text:c="5"/>2 - 4 -1.9104163 0.05607963 0.3364778</text:span></text:p>
      <text:p text:style-name="P1008"><text:span text:style-name="T1009">6 <text:s text:c="5"/>3 - 4 -0.6366632 0.52434424 1.0000000</text:span></text:p>
      <text:p text:style-name="P1010"/>
      <table:table table:style-name="Table1011">
        <table:table-columns>
          <table:table-column table:style-name="TableColumn1012"/>
        </table:table-columns>
        <table:table-row table:style-name="TableRow1013">
          <table:table-cell table:style-name="TableCell1014">
            <text:p text:style-name="P1015">&gt; print(shapiro_education)</text:p>
            <text:p text:style-name="P1016"/>
            <text:p text:style-name="P1017"><text:tab/>Shapiro-Wilk normality test</text:p>
            <text:p text:style-name="P1018"/>
            <text:p text:style-name="P1019">data: <text:s/>residuals(lm(years_of_education ~ as.factor(cog_df_cl$cluster), data = clean_data))</text:p>
            <text:p text:style-name="P1020">W = 0.96444, p-value = 0.04424</text:p>
            <text:p text:style-name="P1021"/>
            <text:p text:style-name="P1022">&gt; shapiro.test(residuals(lm(years_of_education ~ as.factor(cluster), data = clean_data[clean_data$group == "self-reported CD", ])))</text:p>
            <text:p text:style-name="P1023"/>
            <text:p text:style-name="P1024"><text:tab/>Shapiro-Wilk normality test</text:p>
            <text:p text:style-name="P1025"/>
            <text:p text:style-name="P1026">data: <text:s/>residuals(lm(years_of_education ~ as.factor(cluster), data = clean_data[clean_data$group == "self-reported CD", ]))</text:p>
            <text:p text:style-name="P1027">W = 0.96285, p-value = 0.1761</text:p>
            <text:p text:style-name="P1028"/>
            <text:p text:style-name="P1029">&gt; shapiro.test(residuals(lm(years_of_education ~ as.factor(cluster), data = clean_data[clean_data$group == "no self-reported CD", ])))</text:p>
            <text:p text:style-name="P1030"/>
            <text:p text:style-name="P1031"><text:tab/>Shapiro-Wilk normality test</text:p>
            <text:p text:style-name="P1032"/>
            <text:p text:style-name="P1033">data: <text:s/>residuals(lm(years_of_education ~ as.factor(cluster), data = clean_data[clean_data$group == "no self-reported CD", ]))</text:p>
            <text:p text:style-name="P1034">W = 0.94841, p-value = 0.1961</text:p>
            <text:p text:style-name="P1035"/>
            <text:p text:style-name="P1036">&gt; leveneTest(years_of_education ~ as.factor(cog_df_cl$cluster), data = clean_data)</text:p>
            <text:p text:style-name="P1037">Levene's Test for Homogeneity of Variance (center = median)</text:p>
            <text:p text:style-name="P1038"><text:s text:c="6"/>Df F value Pr(&gt;F)</text:p>
            <text:p text:style-name="P1039">group <text:s/>3 <text:s/>0.5058 0.6796</text:p>
            <text:p text:style-name="P1040"><text:s text:c="6"/>66 <text:s text:c="14"/></text:p>
            <text:p text:style-name="P1041">&gt; leveneTest(years_of_education ~ as.factor(cluster), data = subset(clean_data, group == "self-reported CD"))</text:p>
            <text:p text:style-name="P1042">Levene's Test for Homogeneity of Variance (center = median)</text:p>
            <text:p text:style-name="P1043"><text:s text:c="6"/>Df F value Pr(&gt;F)</text:p>
            <text:p text:style-name="P1044">group <text:s/>3 <text:s/>1.1048 0.3588</text:p>
            <text:p text:style-name="P1045"><text:s text:c="6"/>39 <text:s text:c="14"/></text:p>
            <text:p text:style-name="P1046">&gt; leveneTest(years_of_education ~ as.factor(cluster), data = subset(clean_data, group == "no self-reported CD"))</text:p>
            <text:p text:style-name="P1047">Levene's Test for Homogeneity of Variance (center = median)</text:p>
            <text:p text:style-name="P1048"><text:s text:c="6"/>Df F value Pr(&gt;F)</text:p>
            <text:p text:style-name="P1049">group <text:s/>3 <text:s text:c="2"/>0.909 <text:s/>0.452</text:p>
            <text:p text:style-name="P1050"><text:span text:style-name="T1051"><text:s text:c="6"/></text:span><text:span text:style-name="T1052">23 <text:s text:c="14"/></text:span></text:p>
            <text:p text:style-name="P1053"/>
          </table:table-cell>
        </table:table-row>
        <table:table-row table:style-name="TableRow1054">
          <table:table-cell table:style-name="TableCell1055">
            <text:p text:style-name="P1056"/>
          </table:table-cell>
        </table:table-row>
        <table:table-row table:style-name="TableRow1057">
          <table:table-cell table:style-name="TableCell1058">
            <table:table table:style-name="Table1059">
              <table:table-columns>
                <table:table-column table:style-name="TableColumn1060"/>
              </table:table-columns>
              <table:table-row table:style-name="TableRow1061">
                <table:table-cell table:style-name="TableCell1062">
                  <text:p text:style-name="P1063">&gt;<text:s/></text:p>
                </table:table-cell>
              </table:table-row>
            </table:table>
            <text:p text:style-name="P1064"/>
          </table:table-cell>
        </table:table-row>
      </table:table>
      <text:p text:style-name="P1065"/>
      <text:p text:style-name="P1066">shapiro_age &lt;- shapiro.test(residuals(lm(age ~ as.factor(cog_df_cl$cluster), data = clean_data)))</text:p>
      <text:p text:style-name="P1067">&gt; print(shapiro_age)</text:p>
      <text:p text:style-name="P1068"/>
      <text:p text:style-name="P1069"><text:tab/>Shapiro-Wilk normality test</text:p>
      <text:p text:style-name="P1070"/>
      <text:p text:style-name="P1071">data: <text:s/>residuals(lm(age ~ as.factor(cog_df_cl$cluster), data = clean_data))</text:p>
      <text:p text:style-name="P1072">W = 0.95435, p-value = 0.01234</text:p>
      <text:p text:style-name="P1073"/>
      <text:p text:style-name="P1074">&gt; shapiro.test(residuals(lm(age ~ as.factor(cluster), data = clean_data[clean_data$group == "self-reported CD", ])))</text:p>
      <text:p text:style-name="P1075"/>
      <text:p text:style-name="P1076"><text:tab/>Shapiro-Wilk normality test</text:p>
      <text:p text:style-name="P1077"/>
      <text:p text:style-name="P1078">data: <text:s/>residuals(lm(age ~ as.factor(cluster), data = clean_data[clean_data$group == "self-reported CD", ]))</text:p>
      <text:p text:style-name="P1079">W = 0.94872, p-value = 0.05354</text:p>
      <text:p text:style-name="P1080"/>
      <text:soft-page-break/>
      <text:p text:style-name="P1081">&gt; shapiro.test(residuals(lm(age ~ as.factor(cluster), data = clean_data[clean_data$group == "no self-reported CD", ])))</text:p>
      <text:p text:style-name="P1082"/>
      <text:p text:style-name="P1083"><text:tab/>Shapiro-Wilk normality test</text:p>
      <text:p text:style-name="P1084"/>
      <text:p text:style-name="P1085">data: <text:s/>residuals(lm(age ~ as.factor(cluster), data = clean_data[clean_data$group == "no self-reported CD", ]))</text:p>
      <text:p text:style-name="P1086">W = 0.94409, p-value = 0.1537</text:p>
      <text:p text:style-name="P1087"/>
      <text:p text:style-name="P1088">&gt; leveneTest(age ~ as.factor(cog_df_cl$cluster), data = clean_data)</text:p>
      <text:p text:style-name="P1089">Levene's Test for Homogeneity of Variance (center = median)</text:p>
      <text:p text:style-name="P1090"><text:s text:c="6"/>Df F value Pr(&gt;F)</text:p>
      <text:p text:style-name="P1091">group <text:s/>3 <text:s/>0.7161 0.5459</text:p>
      <text:p text:style-name="P1092"><text:s text:c="6"/>66 <text:s text:c="14"/></text:p>
      <text:p text:style-name="P1093">&gt; leveneTest(age ~ as.factor(cluster), data = subset(clean_data, group == "self-reported CD"))</text:p>
      <text:p text:style-name="P1094">Levene's Test for Homogeneity of Variance (center = median)</text:p>
      <text:p text:style-name="P1095"><text:s text:c="6"/>Df F value Pr(&gt;F)</text:p>
      <text:p text:style-name="P1096">group <text:s/>3 <text:s/>0.7411 <text:s/>0.534</text:p>
      <text:p text:style-name="P1097"><text:s text:c="6"/>39 <text:s text:c="14"/></text:p>
      <text:p text:style-name="P1098">&gt; leveneTest(age ~ as.factor(cluster), data = subset(clean_data, group == "no self-reported CD"))</text:p>
      <text:p text:style-name="P1099">Levene's Test for Homogeneity of Variance (center = median)</text:p>
      <text:p text:style-name="P1100"><text:s text:c="6"/>Df F value Pr(&gt;F)</text:p>
      <text:p text:style-name="P1101">group <text:s/>3 <text:s/>1.4919 0.2431</text:p>
      <text:p text:style-name="P1102"><text:span text:style-name="T1103"><text:s text:c="6"/></text:span><text:span text:style-name="T1104">23 <text:s text:c="8"/></text:span></text:p>
      <text:p text:style-name="P1105"/>
      <text:p text:style-name="P1106"><text:s text:c="18"/>1 - 2 1 - 3 1 - 4 2 - 3 2 - 4 3 - 4</text:p>
      <text:p text:style-name="P1107"><text:span text:style-name="T1108">facit_f_FS <text:s text:c="11"/></text:span><text:span text:style-name="T1109">❌</text:span><text:span text:style-name="T1110"><text:s text:c="4"/></text:span><text:span text:style-name="T1111">❌</text:span><text:span text:style-name="T1112"><text:s text:c="4"/></text:span><text:span text:style-name="T1113">❌</text:span><text:span text:style-name="T1114"><text:s text:c="4"/></text:span><text:span text:style-name="T1115">❌</text:span><text:span text:style-name="T1116"><text:s text:c="4"/></text:span><text:span text:style-name="T1117">❌</text:span><text:span text:style-name="T1118"><text:s text:c="4"/></text:span><text:span text:style-name="T1119">❌</text:span></text:p>
      <text:p text:style-name="P1120"><text:span text:style-name="T1121">hads_a_total_score <text:s text:c="3"/></text:span><text:span text:style-name="T1122">❌</text:span><text:span text:style-name="T1123"><text:s text:c="4"/></text:span><text:span text:style-name="T1124">❌</text:span><text:span text:style-name="T1125"><text:s text:c="4"/></text:span><text:span text:style-name="T1126">❌</text:span><text:span text:style-name="T1127"><text:s text:c="4"/></text:span><text:span text:style-name="T1128">❌</text:span><text:span text:style-name="T1129"><text:s text:c="4"/></text:span><text:span text:style-name="T1130">❌</text:span><text:span text:style-name="T1131"><text:s text:c="4"/></text:span><text:span text:style-name="T1132">❌</text:span></text:p>
      <text:p text:style-name="P1133"><text:span text:style-name="T1134">hads_d_total_score <text:s text:c="3"/></text:span><text:span text:style-name="T1135">❌</text:span><text:span text:style-name="T1136"><text:s text:c="4"/></text:span><text:span text:style-name="T1137">❌</text:span><text:span text:style-name="T1138"><text:s text:c="4"/></text:span><text:span text:style-name="T1139">❌</text:span><text:span text:style-name="T1140"><text:s text:c="4"/></text:span><text:span text:style-name="T1141">❌</text:span><text:span text:style-name="T1142"><text:s text:c="4"/></text:span><text:span text:style-name="T1143">❌</text:span><text:span text:style-name="T1144"><text:s text:c="4"/></text:span><text:span text:style-name="T1145">❌</text:span></text:p>
      <text:p text:style-name="P1146"><text:span text:style-name="T1147">psqi_total_score <text:s text:c="5"/></text:span><text:span text:style-name="T1148">❌</text:span><text:span text:style-name="T1149"><text:s text:c="4"/></text:span><text:span text:style-name="T1150">❌</text:span><text:span text:style-name="T1151"><text:s text:c="4"/></text:span><text:span text:style-name="T1152">❌</text:span><text:span text:style-name="T1153"><text:s text:c="4"/></text:span><text:span text:style-name="T1154">❌</text:span><text:span text:style-name="T1155"><text:s text:c="4"/></text:span><text:span text:style-name="T1156">❌</text:span><text:span text:style-name="T1157"><text:s text:c="4"/></text:span><text:span text:style-name="T1158">❌</text:span></text:p>
      <text:p text:style-name="P1159">&gt; write.csv(signif_matrix_q, "dunn_significance_matrix_questionnaires.csv", row.names = TRUE)</text:p>
      <text:p text:style-name="P1160">&gt; # SUMMARY TABLE for Kruskal + Dunn</text:p>
      <text:p text:style-name="P1161">&gt; summary_table_q &lt;- data.frame(</text:p>
      <text:p text:style-name="P1162">+ <text:s text:c="2"/>Variable = new_variables,</text:p>
      <text:p text:style-name="P1163">+ <text:s text:c="2"/>KW_Chi2 = sapply(new_variables, function(v) round(kruskal_results_q[[v]]$statistic, 2)),</text:p>
      <text:p text:style-name="P1164">+ <text:s text:c="2"/>df = sapply(new_variables, function(v) kruskal_results_q[[v]]$parameter),</text:p>
      <text:p text:style-name="P1165">+ <text:s text:c="2"/>p_value = sapply(new_variables, function(v) format.pval(kruskal_results_q[[v]]$p.value, digits = 3, eps = .001)),</text:p>
      <text:p text:style-name="P1166">+ <text:s text:c="2"/>Epsilon2 = sapply(new_variables, function(v) round(effect_sizes_q[[v]], 2)),</text:p>
      <text:p text:style-name="P1167">+ <text:s text:c="2"/>Significant_Comparisons = sapply(new_variables, function(v) {</text:p>
      <text:p text:style-name="P1168">+ <text:s text:c="4"/>if (!is.null(dunn_results_q[[v]])) {</text:p>
      <text:p text:style-name="P1169">+ <text:s text:c="6"/>res &lt;- dunn_results_q[[v]]$res</text:p>
      <text:p text:style-name="P1170">+ <text:s text:c="6"/>sigs &lt;- res$Comparison[res$P.adj &lt; 0.05]</text:p>
      <text:p text:style-name="P1171">+ <text:s text:c="6"/>if (length(sigs) == 0) return("-")</text:p>
      <text:p text:style-name="P1172">+ <text:s text:c="6"/>paste(sigs, collapse = ", ")</text:p>
      <text:p text:style-name="P1173">+ <text:s text:c="4"/>} else {</text:p>
      <text:p text:style-name="P1174">+ <text:s text:c="6"/>"-"</text:p>
      <text:p text:style-name="P1175">+ <text:s text:c="4"/>}</text:p>
      <text:p text:style-name="P1176">+ <text:s text:c="2"/>})</text:p>
      <text:p text:style-name="P1177">+ )</text:p>
      <text:p text:style-name="P1178">&gt; print(summary_table_q)</text:p>
      <text:p text:style-name="P1179"><text:s text:c="56"/>Variable KW_Chi2 df p_value Epsilon2 Significant_Comparisons</text:p>
      <text:p text:style-name="P1180">facit_f_FS.Kruskal-Wallis chi-squared <text:s text:c="16"/>facit_f_FS <text:s text:c="3"/>3.74 <text:s/>3 <text:s text:c="2"/>0.291 <text:s text:c="4"/>1.25 <text:s text:c="22"/>-</text:p>
      <text:p text:style-name="P1181">hads_a_total_score.Kruskal-Wallis chi-squared hads_a_total_score <text:s text:c="3"/>3.27 <text:s/>3 <text:s text:c="2"/>0.351 <text:s text:c="4"/>1.09 <text:s text:c="22"/>-</text:p>
      <text:p text:style-name="P1182">hads_d_total_score.Kruskal-Wallis chi-squared hads_d_total_score <text:s text:c="3"/>1.98 <text:s/>3 <text:s text:c="2"/>0.577 <text:s text:c="4"/>0.66 <text:s text:c="22"/>-</text:p>
      <text:p text:style-name="P1183">psqi_total_score.Kruskal-Wallis chi-squared <text:s text:c="4"/>psqi_total_score <text:s text:c="3"/>3.10 <text:s/>3 <text:s text:c="2"/>0.376 <text:s text:c="4"/>1.03 <text:s text:c="22"/>-</text:p>
      <text:p text:style-name="P1184">&gt; write.csv(summary_table_q, "kruskal_dunn_summary_questionnaires.csv", row.names = FALSE)</text:p>
      <text:soft-page-break/>
      <text:p text:style-name="P1185">&gt;<text:s/></text:p>
      <text:p text:style-name="P1186">&gt;<text:s/></text:p>
      <text:p text:style-name="P1187"><text:span text:style-name="T1188">&gt;<text:s/></text:span></text:p>
      <text:p text:style-name="P1189"/>
      <text:p text:style-name="P1190">facit_f_FS</text:p>
      <text:p text:style-name="P1191"/>
      <text:p text:style-name="P1192"><text:tab/>Shapiro-Wilk normality test</text:p>
      <text:p text:style-name="P1193"/>
      <text:p text:style-name="P1194">data: <text:s/>residuals(lm(clean_data[[variable]] ~ as.factor(cluster), data = clean_data))</text:p>
      <text:p text:style-name="P1195">W = 0.95709, p-value = 0.01852</text:p>
      <text:p text:style-name="P1196"/>
      <text:p text:style-name="P1197"/>
      <text:p text:style-name="P1198">$hads_a_total_score</text:p>
      <text:p text:style-name="P1199"/>
      <text:p text:style-name="P1200"><text:tab/>Shapiro-Wilk normality test</text:p>
      <text:p text:style-name="P1201"/>
      <text:p text:style-name="P1202">data: <text:s/>residuals(lm(clean_data[[variable]] ~ as.factor(cluster), data = clean_data))</text:p>
      <text:p text:style-name="P1203">W = 0.96856, p-value = 0.07939</text:p>
      <text:p text:style-name="P1204"/>
      <text:p text:style-name="P1205"/>
      <text:p text:style-name="P1206">$hads_d_total_score</text:p>
      <text:p text:style-name="P1207"/>
      <text:p text:style-name="P1208"><text:tab/>Shapiro-Wilk normality test</text:p>
      <text:p text:style-name="P1209"/>
      <text:p text:style-name="P1210">data: <text:s/>residuals(lm(clean_data[[variable]] ~ as.factor(cluster), data = clean_data))</text:p>
      <text:p text:style-name="P1211">W = 0.91966, p-value = 0.0003492</text:p>
      <text:p text:style-name="P1212"/>
      <text:p text:style-name="P1213"/>
      <text:p text:style-name="P1214">$psqi_total_score</text:p>
      <text:p text:style-name="P1215"/>
      <text:p text:style-name="P1216"><text:tab/>Shapiro-Wilk normality test</text:p>
      <text:p text:style-name="P1217"/>
      <text:p text:style-name="P1218">data: <text:s/>residuals(lm(clean_data[[variable]] ~ as.factor(cluster), data = clean_data))</text:p>
      <text:p text:style-name="P1219">W = 0.96401, p-value = 0.08294</text:p>
      <text:p text:style-name="P1220"/>
      <text:p text:style-name="P1221"/>
      <text:p text:style-name="P1222">&gt; homogeneity_results_q</text:p>
      <text:p text:style-name="P1223">$facit_f_FS</text:p>
      <text:p text:style-name="P1224">Levene's Test for Homogeneity of Variance (center = median)</text:p>
      <text:p text:style-name="P1225"><text:s text:c="6"/>Df F value Pr(&gt;F)</text:p>
      <text:p text:style-name="P1226">group <text:s/>1 <text:s/>1.0797 0.3025</text:p>
      <text:p text:style-name="P1227"><text:s text:c="6"/>67 <text:s text:c="14"/></text:p>
      <text:p text:style-name="P1228"/>
      <text:p text:style-name="P1229">$hads_a_total_score</text:p>
      <text:p text:style-name="P1230">Levene's Test for Homogeneity of Variance (center = median)</text:p>
      <text:p text:style-name="P1231"><text:s text:c="6"/>Df F value Pr(&gt;F)</text:p>
      <text:p text:style-name="P1232">group <text:s/>1 <text:s/>0.0635 0.8018</text:p>
      <text:p text:style-name="P1233"><text:s text:c="6"/>67 <text:s text:c="14"/></text:p>
      <text:p text:style-name="P1234"/>
      <text:p text:style-name="P1235">$hads_d_total_score</text:p>
      <text:p text:style-name="P1236">Levene's Test for Homogeneity of Variance (center = median)</text:p>
      <text:p text:style-name="P1237"><text:s text:c="6"/>Df F value Pr(&gt;F)</text:p>
      <text:p text:style-name="P1238">group <text:s/>1 <text:s/>1.0646 <text:s/>0.306</text:p>
      <text:p text:style-name="P1239"><text:s text:c="6"/>65 <text:s text:c="14"/></text:p>
      <text:p text:style-name="P1240"/>
      <text:p text:style-name="P1241">$psqi_total_score</text:p>
      <text:p text:style-name="P1242">Levene's Test for Homogeneity of Variance (center = median)</text:p>
      <text:p text:style-name="P1243"><text:s text:c="6"/>Df F value Pr(&gt;F)</text:p>
      <text:p text:style-name="P1244">group <text:s/>1 <text:s/>0.5969 <text:s/>0.443</text:p>
      <text:p text:style-name="P1245"><text:span text:style-name="T1246"><text:s text:c="6"/></text:span><text:span text:style-name="T1247">56 <text:s text:c="14"/></text:span></text:p>
      <text:p text:style-name="P1248"/>
      <text:p text:style-name="P1249">shapiro_per_cluster_q</text:p>
      <text:p text:style-name="P1250">$facit_f_FS</text:p>
      <text:p text:style-name="P1251">$facit_f_FS$cluster_1</text:p>
      <text:p text:style-name="P1252">$facit_f_FS$cluster_1$W</text:p>
      <text:soft-page-break/>
      <text:p text:style-name="P1253"><text:s text:c="5"/>W<text:s/></text:p>
      <text:p text:style-name="P1254">0.9509<text:s/></text:p>
      <text:p text:style-name="P1255"/>
      <text:p text:style-name="P1256">$facit_f_FS$cluster_1$p_value</text:p>
      <text:p text:style-name="P1257">[1] 0.0813</text:p>
      <text:p text:style-name="P1258"/>
      <text:p text:style-name="P1259"/>
      <text:p text:style-name="P1260">$facit_f_FS$cluster_2</text:p>
      <text:p text:style-name="P1261">$facit_f_FS$cluster_2$W</text:p>
      <text:p text:style-name="P1262"><text:s text:c="5"/>W<text:s/></text:p>
      <text:p text:style-name="P1263">0.9376<text:s/></text:p>
      <text:p text:style-name="P1264"/>
      <text:p text:style-name="P1265">$facit_f_FS$cluster_2$p_value</text:p>
      <text:p text:style-name="P1266">[1] 0.0865</text:p>
      <text:p text:style-name="P1267"/>
      <text:p text:style-name="P1268"/>
      <text:p text:style-name="P1269"/>
      <text:p text:style-name="P1270">$hads_a_total_score</text:p>
      <text:p text:style-name="P1271">$hads_a_total_score$cluster_1</text:p>
      <text:p text:style-name="P1272">$hads_a_total_score$cluster_1$W</text:p>
      <text:p text:style-name="P1273"><text:s text:c="5"/>W<text:s/></text:p>
      <text:p text:style-name="P1274">0.9683<text:s/></text:p>
      <text:p text:style-name="P1275"/>
      <text:p text:style-name="P1276">$hads_a_total_score$cluster_1$p_value</text:p>
      <text:p text:style-name="P1277">[1] 0.3178</text:p>
      <text:p text:style-name="P1278"/>
      <text:p text:style-name="P1279"/>
      <text:p text:style-name="P1280">$hads_a_total_score$cluster_2</text:p>
      <text:p text:style-name="P1281">$hads_a_total_score$cluster_2$W</text:p>
      <text:p text:style-name="P1282"><text:s text:c="5"/>W<text:s/></text:p>
      <text:p text:style-name="P1283">0.9357<text:s/></text:p>
      <text:p text:style-name="P1284"/>
      <text:p text:style-name="P1285">$hads_a_total_score$cluster_2$p_value</text:p>
      <text:p text:style-name="P1286">[1] 0.0776</text:p>
      <text:p text:style-name="P1287"/>
      <text:p text:style-name="P1288"/>
      <text:p text:style-name="P1289"/>
      <text:p text:style-name="P1290">$hads_d_total_score</text:p>
      <text:p text:style-name="P1291">$hads_d_total_score$cluster_1</text:p>
      <text:p text:style-name="P1292">$hads_d_total_score$cluster_1$W</text:p>
      <text:p text:style-name="P1293"><text:s text:c="5"/>W<text:s/></text:p>
      <text:p text:style-name="P1294">0.9272<text:s/></text:p>
      <text:p text:style-name="P1295"/>
      <text:p text:style-name="P1296">$hads_d_total_score$cluster_1$p_value</text:p>
      <text:p text:style-name="P1297">[1] 0.0147</text:p>
      <text:p text:style-name="P1298"/>
      <text:p text:style-name="P1299"/>
      <text:p text:style-name="P1300">$hads_d_total_score$cluster_2</text:p>
      <text:p text:style-name="P1301">$hads_d_total_score$cluster_2$W</text:p>
      <text:p text:style-name="P1302"><text:s text:c="5"/>W<text:s/></text:p>
      <text:p text:style-name="P1303">0.8398<text:s/></text:p>
      <text:p text:style-name="P1304"/>
      <text:p text:style-name="P1305">$hads_d_total_score$cluster_2$p_value</text:p>
      <text:p text:style-name="P1306">[1] 6e-04</text:p>
      <text:p text:style-name="P1307"/>
      <text:p text:style-name="P1308"/>
      <text:p text:style-name="P1309"/>
      <text:p text:style-name="P1310">$psqi_total_score</text:p>
      <text:p text:style-name="P1311">$psqi_total_score$cluster_1</text:p>
      <text:p text:style-name="P1312">$psqi_total_score$cluster_1$W</text:p>
      <text:p text:style-name="P1313"><text:s text:c="5"/>W<text:s/></text:p>
      <text:p text:style-name="P1314">0.9482<text:s/></text:p>
      <text:p text:style-name="P1315"/>
      <text:p text:style-name="P1316">$psqi_total_score$cluster_1$p_value</text:p>
      <text:p text:style-name="P1317">[1] 0.1176</text:p>
      <text:p text:style-name="P1318"/>
      <text:p text:style-name="P1319"/>
      <text:p text:style-name="P1320">$psqi_total_score$cluster_2</text:p>
      <text:p text:style-name="P1321">$psqi_total_score$cluster_2$W</text:p>
      <text:p text:style-name="P1322"><text:s text:c="5"/>W<text:s/></text:p>
      <text:p text:style-name="P1323">0.8843<text:s/></text:p>
      <text:p text:style-name="P1324"/>
      <text:p text:style-name="P1325">$psqi_total_score$cluster_2$p_value</text:p>
      <text:p text:style-name="P1326">[1] 0.0085</text:p>
      <text:p text:style-name="P1327"/>
      <text:p text:style-name="P1328"/>
      <text:p text:style-name="P1329"/>
      <text:p text:style-name="P1330">&gt; levene_results_q</text:p>
      <text:p text:style-name="P1331">$facit_f_FS</text:p>
      <text:p text:style-name="P1332">Levene's Test for Homogeneity of Variance (center = median)</text:p>
      <text:p text:style-name="P1333"><text:s text:c="6"/>Df F value Pr(&gt;F)</text:p>
      <text:p text:style-name="P1334">group <text:s/>1 <text:s/>1.0797 0.3025</text:p>
      <text:p text:style-name="P1335"><text:s text:c="6"/>67 <text:s text:c="14"/></text:p>
      <text:p text:style-name="P1336"/>
      <text:p text:style-name="P1337">$hads_a_total_score</text:p>
      <text:p text:style-name="P1338">Levene's Test for Homogeneity of Variance (center = median)</text:p>
      <text:p text:style-name="P1339"><text:s text:c="6"/>Df F value Pr(&gt;F)</text:p>
      <text:p text:style-name="P1340">group <text:s/>1 <text:s/>0.0635 0.8018</text:p>
      <text:p text:style-name="P1341"><text:s text:c="6"/>67 <text:s text:c="14"/></text:p>
      <text:p text:style-name="P1342"/>
      <text:p text:style-name="P1343">$hads_d_total_score</text:p>
      <text:p text:style-name="P1344">Levene's Test for Homogeneity of Variance (center = median)</text:p>
      <text:p text:style-name="P1345"><text:s text:c="6"/>Df F value Pr(&gt;F)</text:p>
      <text:p text:style-name="P1346">group <text:s/>1 <text:s/>1.0646 <text:s/>0.306</text:p>
      <text:p text:style-name="P1347"><text:s text:c="6"/>65 <text:s text:c="14"/></text:p>
      <text:p text:style-name="P1348"/>
      <text:p text:style-name="P1349">$psqi_total_score</text:p>
      <text:p text:style-name="P1350">Levene's Test for Homogeneity of Variance (center = median)</text:p>
      <text:p text:style-name="P1351"><text:s text:c="6"/>Df F value Pr(&gt;F)</text:p>
      <text:p text:style-name="P1352">group <text:s/>1 <text:s/>0.5969 <text:s/>0.443</text:p>
      <text:p text:style-name="P1353"><text:span text:style-name="T1354"><text:s text:c="6"/></text:span><text:span text:style-name="T1355">56 <text:s text:c="14"/></text:span></text:p>
      <text:p text:style-name="P135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Lucida Console" svg:font-family="Lucida Console" style:font-family-generic="modern" style:font-pitch="fixed" svg:panose-1="2 11 6 9 4 5 4 2 2 4"/>
    <style:font-face style:name="Segoe UI Emoji" svg:font-family="Segoe UI Emoji" style:font-family-generic="swiss" style:font-pitch="variable" svg:panose-1="2 11 5 2 4 2 4 2 2 3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justify" style:writing-mode="lr-tb" style:vertical-align="auto" fo:line-height="150%" fo:text-indent="0.4923in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mbria" style:font-name-asian="Times New Roman" fo:color="#365F9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mbria" style:font-name-asian="Times New Roman" fo:color="#365F9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365F9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365F9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365F9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365F9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365F9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365F9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mbria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/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365F91"/>
    </style:style>
    <style:style style:name="IntenseQuote" style:display-name="Intense Quote" style:family="paragraph" style:parent-style-name="Normal" style:next-style-name="Normal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365F9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365F91" fo:letter-spacing="0.0034in"/>
    </style:style>
    <style:style style:name="HTMLPreformatted" style:display-name="HTML Preformatted" style:family="paragraph" style:parent-style-name="Normal">
      <style:paragraph-properties fo:text-align="start" fo:line-height="100%" fo:text-indent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e" style:country-asian="DE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style:language-asian="de" style:country-asian="DE"/>
    </style:style>
    <style:style style:name="gntyacmbf4b" style:display-name="gntyacmbf4b" style:family="text" style:parent-style-name="DefaultParagraphFont"/>
    <style:style style:name="gntyacmbe3b" style:display-name="gntyacmbe3b" style:family="text" style:parent-style-name="DefaultParagraphFont"/>
    <style:style style:name="gntyacmbo3b" style:display-name="gntyacmbo3b" style:family="text" style:parent-style-name="DefaultParagraphFont"/>
    <style:style style:name="gntyacmbi3b" style:display-name="gntyacmbi3b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nka Hauffe</meta:initial-creator>
    <dc:creator>Janka Hauffe</dc:creator>
    <meta:creation-date>2025-03-23T08:13:00Z</meta:creation-date>
    <dc:date>2025-03-23T11:13:00Z</dc:date>
    <meta:template xlink:href="Normal.dotm" xlink:type="simple"/>
    <meta:editing-cycles>2</meta:editing-cycles>
    <meta:editing-duration>PT0S</meta:editing-duration>
    <meta:document-statistic meta:page-count="14" meta:paragraph-count="44" meta:word-count="3053" meta:character-count="22249" meta:row-count="160" meta:non-whitespace-character-count="19240"/>
  </office:meta>
</office:document-meta>
</file>